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5F100005CEA00003AEC05F9C579.wmf" manifest:media-type=""/>
  <manifest:file-entry manifest:full-path="Pictures/2000073A0000604E00003BF263C591D3.wmf" manifest:media-type=""/>
  <manifest:file-entry manifest:full-path="Pictures/200004AE000060DE00003C18A090B452.wmf" manifest:media-type=""/>
  <manifest:file-entry manifest:full-path="Pictures/200005FA000061F100002F878CE77724.wmf" manifest:media-type=""/>
  <manifest:file-entry manifest:full-path="Pictures/200001C100005BA0000040ECACA3646A.wmf"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meta.xml" manifest:media-type="text/xml"/>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Helvetica1"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mbria1" svg:font-family="Cambri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8583in" fo:margin-left="-0.075in" table:align="left" style:writing-mode="lr-tb"/>
    </style:style>
    <style:style style:name="Table1.A" style:family="table-column">
      <style:table-column-properties style:column-width="0.4451in"/>
    </style:style>
    <style:style style:name="Table1.B" style:family="table-column">
      <style:table-column-properties style:column-width="0.3167in"/>
    </style:style>
    <style:style style:name="Table1.C" style:family="table-column">
      <style:table-column-properties style:column-width="0.9667in"/>
    </style:style>
    <style:style style:name="Table1.D" style:family="table-column">
      <style:table-column-properties style:column-width="0.9861in"/>
    </style:style>
    <style:style style:name="Table1.E" style:family="table-column">
      <style:table-column-properties style:column-width="0.8028in"/>
    </style:style>
    <style:style style:name="Table1.F" style:family="table-column">
      <style:table-column-properties style:column-width="0.7861in"/>
    </style:style>
    <style:style style:name="Table1.G" style:family="table-column">
      <style:table-column-properties style:column-width="0.6882in"/>
    </style:style>
    <style:style style:name="Table1.H" style:family="table-column">
      <style:table-column-properties style:column-width="0.9833in"/>
    </style:style>
    <style:style style:name="Table1.I" style:family="table-column">
      <style:table-column-properties style:column-width="1.5743in"/>
    </style:style>
    <style:style style:name="Table1.J" style:family="table-column">
      <style:table-column-properties style:column-width="2.3076in"/>
    </style:style>
    <style:style style:name="Table1.1" style:family="table-row">
      <style:table-row-properties style:min-row-height="0.0139in" fo:keep-together="auto"/>
    </style:style>
    <style:style style:name="Table1.A1" style:family="table-cell">
      <style:table-cell-properties fo:background-color="#ffffff" fo:padding-left="0.075in" fo:padding-right="0.075in" fo:padding-top="0in" fo:padding-bottom="0in" fo:border-left="none" fo:border-right="none" fo:border-top="0.5pt solid #00000a" fo:border-bottom="0.75pt solid #000001">
        <style:background-image/>
      </style:table-cell-properties>
    </style:style>
    <style:style style:name="Table1.A2" style:family="table-cell">
      <style:table-cell-properties fo:background-color="#ffffff" fo:padding-left="0.075in" fo:padding-right="0.075in" fo:padding-top="0in" fo:padding-bottom="0in" fo:border="none">
        <style:background-image/>
      </style:table-cell-properties>
    </style:style>
    <style:style style:name="Table1.A36"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 style:family="table">
      <style:table-properties style:width="6.6132in" fo:margin-left="-0.075in" table:align="left" style:writing-mode="lr-tb"/>
    </style:style>
    <style:style style:name="Table2.A" style:family="table-column">
      <style:table-column-properties style:column-width="2.2396in"/>
    </style:style>
    <style:style style:name="Table2.B" style:family="table-column">
      <style:table-column-properties style:column-width="0.4917in"/>
    </style:style>
    <style:style style:name="Table2.C" style:family="table-column">
      <style:table-column-properties style:column-width="0.3938in"/>
    </style:style>
    <style:style style:name="Table2.E" style:family="table-column">
      <style:table-column-properties style:column-width="0.9569in"/>
    </style:style>
    <style:style style:name="Table2.F" style:family="table-column">
      <style:table-column-properties style:column-width="2.1368in"/>
    </style:style>
    <style:style style:name="Table2.1" style:family="table-row">
      <style:table-row-properties style:min-row-height="0.0139in" fo:keep-together="auto"/>
    </style:style>
    <style:style style:name="Table2.A1" style:family="table-cell">
      <style:table-cell-properties fo:background-color="#ffffff" fo:padding-left="0.075in" fo:padding-right="0.075in" fo:padding-top="0in" fo:padding-bottom="0in" fo:border-left="none" fo:border-right="none" fo:border-top="0.5pt solid #00000a" fo:border-bottom="0.75pt solid #000001">
        <style:background-image/>
      </style:table-cell-properties>
    </style:style>
    <style:style style:name="Table2.A2" style:family="table-cell">
      <style:table-cell-properties fo:background-color="#ffffff" fo:padding-left="0.075in" fo:padding-right="0.075in" fo:padding-top="0in" fo:padding-bottom="0in" fo:border="none">
        <style:background-image/>
      </style:table-cell-properties>
    </style:style>
    <style:style style:name="Table2.A36"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3" style:family="table">
      <style:table-properties style:width="6.8535in" fo:margin-left="0.0007in" table:align="left" style:writing-mode="lr-tb"/>
    </style:style>
    <style:style style:name="Table3.A" style:family="table-column">
      <style:table-column-properties style:column-width="0.4472in"/>
    </style:style>
    <style:style style:name="Table3.B" style:family="table-column">
      <style:table-column-properties style:column-width="0.625in"/>
    </style:style>
    <style:style style:name="Table3.C" style:family="table-column">
      <style:table-column-properties style:column-width="0.5951in"/>
    </style:style>
    <style:style style:name="Table3.D" style:family="table-column">
      <style:table-column-properties style:column-width="0.6167in"/>
    </style:style>
    <style:style style:name="Table3.E" style:family="table-column">
      <style:table-column-properties style:column-width="0.5681in"/>
    </style:style>
    <style:style style:name="Table3.F" style:family="table-column">
      <style:table-column-properties style:column-width="0.5688in"/>
    </style:style>
    <style:style style:name="Table3.G" style:family="table-column">
      <style:table-column-properties style:column-width="0.7083in"/>
    </style:style>
    <style:style style:name="Table3.H" style:family="table-column">
      <style:table-column-properties style:column-width="0.7076in"/>
    </style:style>
    <style:style style:name="Table3.J" style:family="table-column">
      <style:table-column-properties style:column-width="0.6229in"/>
    </style:style>
    <style:style style:name="Table3.1" style:family="table-row">
      <style:table-row-properties style:min-row-height="0.1396in" fo:keep-together="auto"/>
    </style:style>
    <style:style style:name="Table3.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E1" style:family="table-cell">
      <style:table-cell-properties fo:padding-left="0.075in" fo:padding-right="0.075in" fo:padding-top="0in" fo:padding-bottom="0in" fo:border-left="none" fo:border-right="none" fo:border-top="0.5pt solid #00000a" fo:border-bottom="0.5pt solid #00000a"/>
    </style:style>
    <style:style style:name="Table3.A2" style:family="table-cell">
      <style:table-cell-properties style:vertical-align="middle" fo:padding-left="0.075in" fo:padding-right="0.075in" fo:padding-top="0in" fo:padding-bottom="0in" fo:border-left="none" fo:border-right="none" fo:border-top="0.5pt solid #00000a" fo:border-bottom="0.5pt solid #00000a"/>
    </style:style>
    <style:style style:name="Table3.G2" style:family="table-cell">
      <style:table-cell-properties style:vertical-align="middle" fo:padding-left="0.075in" fo:padding-right="0.075in" fo:padding-top="0in" fo:padding-bottom="0in" fo:border-left="none" fo:border-right="none" fo:border-top="0.5pt solid #00000a" fo:border-bottom="0.5pt solid #00000a"/>
    </style:style>
    <style:style style:name="Table3.A3" style:family="table-cell">
      <style:table-cell-properties style:vertical-align="middle" fo:background-color="#ffffff" fo:padding-left="0.075in" fo:padding-right="0.075in" fo:padding-top="0in" fo:padding-bottom="0in" fo:border-left="none" fo:border-right="none" fo:border-top="0.5pt solid #00000a" fo:border-bottom="none">
        <style:background-image/>
      </style:table-cell-properties>
    </style:style>
    <style:style style:name="Table3.G3" style:family="table-cell">
      <style:table-cell-properties style:vertical-align="bottom" fo:padding-left="0.075in" fo:padding-right="0.075in" fo:padding-top="0in" fo:padding-bottom="0in" fo:border-left="none" fo:border-right="none" fo:border-top="0.5pt solid #00000a" fo:border-bottom="none"/>
    </style:style>
    <style:style style:name="Table3.A4" style:family="table-cell">
      <style:table-cell-properties style:vertical-align="middle" fo:background-color="#ffffff" fo:padding-left="0.075in" fo:padding-right="0.075in" fo:padding-top="0in" fo:padding-bottom="0in" fo:border="none">
        <style:background-image/>
      </style:table-cell-properties>
    </style:style>
    <style:style style:name="Table3.G4" style:family="table-cell">
      <style:table-cell-properties style:vertical-align="bottom" fo:padding-left="0.075in" fo:padding-right="0.075in" fo:padding-top="0in" fo:padding-bottom="0in" fo:border="none"/>
    </style:style>
    <style:style style:name="Table3.G5" style:family="table-cell">
      <style:table-cell-properties style:vertical-align="bottom" fo:padding-left="0.075in" fo:padding-right="0.075in" fo:padding-top="0in" fo:padding-bottom="0in" fo:border="none"/>
    </style:style>
    <style:style style:name="Table3.G6" style:family="table-cell">
      <style:table-cell-properties style:vertical-align="bottom" fo:padding-left="0.075in" fo:padding-right="0.075in" fo:padding-top="0in" fo:padding-bottom="0in" fo:border="none"/>
    </style:style>
    <style:style style:name="Table3.G7" style:family="table-cell">
      <style:table-cell-properties style:vertical-align="bottom" fo:padding-left="0.075in" fo:padding-right="0.075in" fo:padding-top="0in" fo:padding-bottom="0in" fo:border="none"/>
    </style:style>
    <style:style style:name="Table3.G8" style:family="table-cell">
      <style:table-cell-properties style:vertical-align="bottom" fo:padding-left="0.075in" fo:padding-right="0.075in" fo:padding-top="0in" fo:padding-bottom="0in" fo:border="none"/>
    </style:style>
    <style:style style:name="Table3.G9" style:family="table-cell">
      <style:table-cell-properties style:vertical-align="bottom" fo:padding-left="0.075in" fo:padding-right="0.075in" fo:padding-top="0in" fo:padding-bottom="0in" fo:border="none"/>
    </style:style>
    <style:style style:name="Table3.G10" style:family="table-cell">
      <style:table-cell-properties style:vertical-align="bottom" fo:padding-left="0.075in" fo:padding-right="0.075in" fo:padding-top="0in" fo:padding-bottom="0in" fo:border="none"/>
    </style:style>
    <style:style style:name="Table3.G11" style:family="table-cell">
      <style:table-cell-properties style:vertical-align="bottom" fo:padding-left="0.075in" fo:padding-right="0.075in" fo:padding-top="0in" fo:padding-bottom="0in" fo:border="none"/>
    </style:style>
    <style:style style:name="Table3.G12" style:family="table-cell">
      <style:table-cell-properties style:vertical-align="bottom" fo:padding-left="0.075in" fo:padding-right="0.075in" fo:padding-top="0in" fo:padding-bottom="0in" fo:border="none"/>
    </style:style>
    <style:style style:name="Table3.G13" style:family="table-cell">
      <style:table-cell-properties style:vertical-align="bottom" fo:padding-left="0.075in" fo:padding-right="0.075in" fo:padding-top="0in" fo:padding-bottom="0in" fo:border="none"/>
    </style:style>
    <style:style style:name="Table3.G14" style:family="table-cell">
      <style:table-cell-properties style:vertical-align="bottom" fo:padding-left="0.075in" fo:padding-right="0.075in" fo:padding-top="0in" fo:padding-bottom="0in" fo:border="none"/>
    </style:style>
    <style:style style:name="Table3.G15" style:family="table-cell">
      <style:table-cell-properties style:vertical-align="bottom" fo:padding-left="0.075in" fo:padding-right="0.075in" fo:padding-top="0in" fo:padding-bottom="0in" fo:border="none"/>
    </style:style>
    <style:style style:name="Table3.G16" style:family="table-cell">
      <style:table-cell-properties style:vertical-align="bottom" fo:padding-left="0.075in" fo:padding-right="0.075in" fo:padding-top="0in" fo:padding-bottom="0in" fo:border="none"/>
    </style:style>
    <style:style style:name="Table3.G17" style:family="table-cell">
      <style:table-cell-properties style:vertical-align="bottom" fo:padding-left="0.075in" fo:padding-right="0.075in" fo:padding-top="0in" fo:padding-bottom="0in" fo:border="none"/>
    </style:style>
    <style:style style:name="Table3.G18" style:family="table-cell">
      <style:table-cell-properties style:vertical-align="bottom" fo:padding-left="0.075in" fo:padding-right="0.075in" fo:padding-top="0in" fo:padding-bottom="0in" fo:border="none"/>
    </style:style>
    <style:style style:name="Table3.G19" style:family="table-cell">
      <style:table-cell-properties style:vertical-align="bottom" fo:padding-left="0.075in" fo:padding-right="0.075in" fo:padding-top="0in" fo:padding-bottom="0in" fo:border="none"/>
    </style:style>
    <style:style style:name="Table3.G20" style:family="table-cell">
      <style:table-cell-properties style:vertical-align="bottom" fo:padding-left="0.075in" fo:padding-right="0.075in" fo:padding-top="0in" fo:padding-bottom="0in" fo:border="none"/>
    </style:style>
    <style:style style:name="Table3.G21" style:family="table-cell">
      <style:table-cell-properties style:vertical-align="bottom" fo:padding-left="0.075in" fo:padding-right="0.075in" fo:padding-top="0in" fo:padding-bottom="0in" fo:border="none"/>
    </style:style>
    <style:style style:name="Table3.G22" style:family="table-cell">
      <style:table-cell-properties style:vertical-align="middle" fo:padding-left="0.075in" fo:padding-right="0.075in" fo:padding-top="0in" fo:padding-bottom="0in" fo:border="none"/>
    </style:style>
    <style:style style:name="Table3.G23" style:family="table-cell">
      <style:table-cell-properties style:vertical-align="bottom" fo:padding-left="0.075in" fo:padding-right="0.075in" fo:padding-top="0in" fo:padding-bottom="0in" fo:border="none"/>
    </style:style>
    <style:style style:name="Table3.G24" style:family="table-cell">
      <style:table-cell-properties style:vertical-align="bottom" fo:padding-left="0.075in" fo:padding-right="0.075in" fo:padding-top="0in" fo:padding-bottom="0in" fo:border="none"/>
    </style:style>
    <style:style style:name="Table3.G25" style:family="table-cell">
      <style:table-cell-properties style:vertical-align="middle" fo:padding-left="0.075in" fo:padding-right="0.075in" fo:padding-top="0in" fo:padding-bottom="0in" fo:border="none"/>
    </style:style>
    <style:style style:name="Table3.G26" style:family="table-cell">
      <style:table-cell-properties style:vertical-align="bottom" fo:padding-left="0.075in" fo:padding-right="0.075in" fo:padding-top="0in" fo:padding-bottom="0in" fo:border="none"/>
    </style:style>
    <style:style style:name="Table3.G27" style:family="table-cell">
      <style:table-cell-properties style:vertical-align="bottom" fo:padding-left="0.075in" fo:padding-right="0.075in" fo:padding-top="0in" fo:padding-bottom="0in" fo:border="none"/>
    </style:style>
    <style:style style:name="Table3.G28" style:family="table-cell">
      <style:table-cell-properties style:vertical-align="middle" fo:padding-left="0.075in" fo:padding-right="0.075in" fo:padding-top="0in" fo:padding-bottom="0in" fo:border="none"/>
    </style:style>
    <style:style style:name="Table3.G29" style:family="table-cell">
      <style:table-cell-properties style:vertical-align="bottom" fo:padding-left="0.075in" fo:padding-right="0.075in" fo:padding-top="0in" fo:padding-bottom="0in" fo:border="none"/>
    </style:style>
    <style:style style:name="Table3.G30" style:family="table-cell">
      <style:table-cell-properties style:vertical-align="bottom" fo:padding-left="0.075in" fo:padding-right="0.075in" fo:padding-top="0in" fo:padding-bottom="0in" fo:border="none"/>
    </style:style>
    <style:style style:name="Table3.G31" style:family="table-cell">
      <style:table-cell-properties style:vertical-align="bottom" fo:padding-left="0.075in" fo:padding-right="0.075in" fo:padding-top="0in" fo:padding-bottom="0in" fo:border="none"/>
    </style:style>
    <style:style style:name="Table3.G32" style:family="table-cell">
      <style:table-cell-properties style:vertical-align="bottom" fo:padding-left="0.075in" fo:padding-right="0.075in" fo:padding-top="0in" fo:padding-bottom="0in" fo:border="none"/>
    </style:style>
    <style:style style:name="Table3.G33" style:family="table-cell">
      <style:table-cell-properties style:vertical-align="bottom" fo:padding-left="0.075in" fo:padding-right="0.075in" fo:padding-top="0in" fo:padding-bottom="0in" fo:border="none"/>
    </style:style>
    <style:style style:name="Table3.G34" style:family="table-cell">
      <style:table-cell-properties style:vertical-align="bottom" fo:padding-left="0.075in" fo:padding-right="0.075in" fo:padding-top="0in" fo:padding-bottom="0in" fo:border="none"/>
    </style:style>
    <style:style style:name="Table3.G35" style:family="table-cell">
      <style:table-cell-properties style:vertical-align="bottom" fo:padding-left="0.075in" fo:padding-right="0.075in" fo:padding-top="0in" fo:padding-bottom="0in" fo:border="none"/>
    </style:style>
    <style:style style:name="Table3.G36" style:family="table-cell">
      <style:table-cell-properties style:vertical-align="middle" fo:padding-left="0.075in" fo:padding-right="0.075in" fo:padding-top="0in" fo:padding-bottom="0in" fo:border="none"/>
    </style:style>
    <style:style style:name="Table3.A37" style:family="table-cell">
      <style:table-cell-properties style:vertical-align="middle" fo:background-color="#ffffff" fo:padding-left="0.075in" fo:padding-right="0.075in" fo:padding-top="0in" fo:padding-bottom="0in" fo:border-left="none" fo:border-right="none" fo:border-top="none" fo:border-bottom="0.5pt solid #00000a">
        <style:background-image/>
      </style:table-cell-properties>
    </style:style>
    <style:style style:name="Table3.G37" style:family="table-cell">
      <style:table-cell-properties style:vertical-align="middle" fo:padding-left="0.075in" fo:padding-right="0.075in" fo:padding-top="0in" fo:padding-bottom="0in" fo:border-left="none" fo:border-right="none" fo:border-top="none" fo:border-bottom="0.5pt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style:text-properties style:font-name="Times New Roman" fo:font-size="9pt" style:font-size-asian="9pt" style:font-size-complex="9pt"/>
    </style:style>
    <style:style style:name="P5" style:family="paragraph" style:parent-style-name="Standard">
      <style:paragraph-properties fo:line-height="100%" fo:break-before="page"/>
    </style:style>
    <style:style style:name="P6" style:family="paragraph" style:parent-style-name="Standard">
      <style:paragraph-properties fo:line-height="100%" fo:keep-with-next="always"/>
    </style:style>
    <style:style style:name="P7" style:family="paragraph" style:parent-style-name="Header">
      <style:paragraph-properties fo:margin-top="0in" fo:margin-bottom="0in"/>
    </style:style>
    <style:style style:name="P8" style:family="paragraph" style:parent-style-name="Article_20_title" style:master-page-name="Standard">
      <style:paragraph-properties style:page-number="auto"/>
    </style:style>
    <style:style style:name="P9" style:family="paragraph" style:parent-style-name="Para">
      <style:text-properties style:font-size-complex="9pt"/>
    </style:style>
    <style:style style:name="P10" style:family="paragraph" style:parent-style-name="caption">
      <style:paragraph-properties fo:margin-top="0.028in" fo:margin-bottom="0in" fo:line-height="100%" fo:text-align="center" style:justify-single-word="false">
        <style:tab-stops>
          <style:tab-stop style:position="4.7091in"/>
        </style:tab-stops>
      </style:paragraph-properties>
    </style:style>
    <style:style style:name="P11" style:family="paragraph" style:parent-style-name="Table_20_body_20_first">
      <style:paragraph-properties fo:margin-left="0in" fo:margin-right="0in" fo:text-indent="0in" style:auto-text-indent="false"/>
    </style:style>
    <style:style style:name="P12" style:family="paragraph" style:parent-style-name="Table_20_body_20_first">
      <style:paragraph-properties fo:margin-left="0.0236in" fo:margin-right="0in" fo:text-align="center" style:justify-single-word="false" fo:text-indent="-0.0236in" style:auto-text-indent="false"/>
    </style:style>
    <style:style style:name="P13" style:family="paragraph" style:parent-style-name="Table_20_Column_20_head">
      <style:paragraph-properties fo:text-align="center" style:justify-single-word="false"/>
    </style:style>
    <style:style style:name="P14" style:family="paragraph" style:parent-style-name="Table_20_Column_20_head">
      <style:paragraph-properties fo:margin-left="0.0244in" fo:margin-right="0in" fo:text-indent="-0.0244in" style:auto-text-indent="false"/>
    </style:style>
    <style:style style:name="P15" style:family="paragraph" style:parent-style-name="Table_20_Column_20_head">
      <style:paragraph-properties fo:margin-left="0in" fo:margin-right="0in" fo:text-indent="0in" style:auto-text-indent="false"/>
    </style:style>
    <style:style style:name="P16" style:family="paragraph" style:parent-style-name="Table_20_Column_20_head">
      <style:paragraph-properties fo:margin-left="0.0236in" fo:margin-right="0in" fo:text-align="center" style:justify-single-word="false" fo:text-indent="-0.0236in" style:auto-text-indent="false"/>
    </style:style>
    <style:style style:name="P17" style:family="paragraph" style:parent-style-name="Table_20_caption" style:master-page-name="">
      <style:paragraph-properties style:page-number="auto"/>
    </style:style>
    <style:style style:name="P18" style:family="paragraph" style:parent-style-name="Figure_20_Caption">
      <style:text-properties style:font-size-complex="8pt"/>
    </style:style>
    <style:style style:name="P19" style:family="paragraph" style:parent-style-name="Figure_20_Caption">
      <style:paragraph-properties fo:break-before="page"/>
    </style:style>
    <style:style style:name="P20" style:family="paragraph" style:parent-style-name="Figure_20_Caption">
      <style:paragraph-properties fo:margin-top="0in" fo:margin-bottom="0in" fo:break-before="page"/>
      <style:text-properties fo:font-weight="bold" style:font-weight-asian="bold"/>
    </style:style>
    <style:style style:name="P21" style:family="paragraph" style:parent-style-name="Figure_20_Caption">
      <style:paragraph-properties fo:margin-top="0in" fo:margin-bottom="0in"/>
    </style:style>
    <style:style style:name="P22" style:family="paragraph" style:parent-style-name="Figure_20_Caption">
      <style:paragraph-properties fo:margin-top="0in" fo:margin-bottom="0in"/>
      <style:text-properties fo:font-weight="bold" style:font-weight-asian="bold"/>
    </style:style>
    <style:style style:name="P23" style:family="paragraph" style:parent-style-name="Table_20_body">
      <style:paragraph-properties fo:text-align="center" style:justify-single-word="false"/>
    </style:style>
    <style:style style:name="P24" style:family="paragraph" style:parent-style-name="Table_20_body">
      <style:paragraph-properties fo:margin-left="0in" fo:margin-right="0in" fo:text-indent="0in" style:auto-text-indent="false"/>
    </style:style>
    <style:style style:name="P25" style:family="paragraph" style:parent-style-name="Table_20_body">
      <style:paragraph-properties fo:margin-left="0.0236in" fo:margin-right="0in" fo:text-align="center" style:justify-single-word="false" fo:text-indent="-0.0236in" style:auto-text-indent="false"/>
    </style:style>
    <style:style style:name="P26" style:family="paragraph" style:parent-style-name="Table_20_body_20_last">
      <style:paragraph-properties fo:margin-left="0in" fo:margin-right="0in" fo:text-indent="0in" style:auto-text-indent="false"/>
    </style:style>
    <style:style style:name="P27" style:family="paragraph" style:parent-style-name="Table_20_body_20_last">
      <style:paragraph-properties fo:margin-left="0.0236in" fo:margin-right="0in" fo:text-align="center" style:justify-single-word="false" fo:text-indent="-0.0236in" style:auto-text-indent="false"/>
    </style:style>
    <style:style style:name="P28" style:family="paragraph" style:parent-style-name="Table_20_footnote">
      <style:paragraph-properties fo:text-align="start" style:justify-single-word="false"/>
    </style:style>
    <style:style style:name="P29" style:family="paragraph" style:parent-style-name="Ref_20_Text">
      <style:text-properties style:font-size-complex="9pt"/>
    </style:style>
    <style:style style:name="P30" style:family="paragraph" style:parent-style-name="_3c_Table_20_caption_3e_" style:master-page-name="">
      <style:paragraph-properties style:page-number="auto"/>
    </style:style>
    <style:style style:name="P31" style:family="paragraph">
      <style:paragraph-properties fo:text-align="start"/>
      <style:text-properties fo:font-size="18pt"/>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language="fr" fo:country="FR" style:font-size-complex="8pt"/>
    </style:style>
    <style:style style:name="T4" style:family="text">
      <style:text-properties style:text-position="super 58%"/>
    </style:style>
    <style:style style:name="T5" style:family="text">
      <style:text-properties style:text-position="super 58%" fo:language="fr" fo:country="FR"/>
    </style:style>
    <style:style style:name="T6" style:family="text">
      <style:text-properties style:text-position="super 58%" fo:language="fr" fo:country="FR" fo:font-style="italic" style:font-style-asian="italic" style:font-style-complex="italic"/>
    </style:style>
    <style:style style:name="T7" style:family="text">
      <style:text-properties style:text-position="super 58%" fo:language="fr" fo:country="FR" style:font-size-complex="8pt"/>
    </style:style>
    <style:style style:name="T8" style:family="text">
      <style:text-properties style:text-position="super 58%" style:font-name="Times New Roman" fo:language="fr" fo:country="FR" style:font-size-complex="10pt"/>
    </style:style>
    <style:style style:name="T9" style:family="text">
      <style:text-properties style:text-position="super 58%" fo:font-style="italic" style:font-style-asian="italic" style:font-style-complex="italic"/>
    </style:style>
    <style:style style:name="T10" style:family="text">
      <style:text-properties style:text-position="super 58%" style:font-size-complex="8pt"/>
    </style:style>
    <style:style style:name="T11" style:family="text">
      <style:text-properties style:font-name="Times New Roman" style:font-size-complex="10pt"/>
    </style:style>
    <style:style style:name="T12" style:family="text">
      <style:text-properties style:font-name="Times New Roman" fo:language="fr" fo:country="FR" style:font-size-complex="10pt"/>
    </style:style>
    <style:style style:name="T13" style:family="text">
      <style:text-properties style:font-name="Times New Roman" fo:font-size="8pt" style:font-size-asian="8pt" style:font-size-complex="8pt"/>
    </style:style>
    <style:style style:name="T14" style:family="text">
      <style:text-properties style:font-name="Times New Roman" fo:font-size="8pt" fo:font-weight="bold" style:font-size-asian="8pt" style:font-weight-asian="bold" style:font-size-complex="8pt"/>
    </style:style>
    <style:style style:name="T15" style:family="text">
      <style:text-properties style:font-name="Times New Roman" fo:font-size="7pt" style:font-size-asian="7pt"/>
    </style:style>
    <style:style style:name="T16" style:family="text">
      <style:text-properties style:font-name="Times New Roman" fo:font-size="7pt" fo:font-style="italic" style:font-size-asian="7pt" style:font-style-asian="italic" style:font-style-complex="italic"/>
    </style:style>
    <style:style style:name="T17" style:family="text">
      <style:text-properties style:font-name="Times New Roman" fo:font-size="7pt" fo:font-weight="bold" style:font-size-asian="7pt" style:font-weight-asian="bold" style:font-weight-complex="bold"/>
    </style:style>
    <style:style style:name="T18" style:family="text">
      <style:text-properties style:font-name="Times New Roman" fo:font-size="7pt" fo:language="fr" fo:country="FR" style:font-size-asian="7pt"/>
    </style:style>
    <style:style style:name="T19" style:family="text">
      <style:text-properties style:font-name="Times New Roman" fo:font-size="7pt" fo:language="fr" fo:country="FR" fo:font-style="italic" style:font-size-asian="7pt" style:font-style-asian="italic" style:font-style-complex="italic"/>
    </style:style>
    <style:style style:name="T20" style:family="text">
      <style:text-properties fo:font-size="9pt" fo:font-weight="bold" style:font-size-asian="9pt" style:font-weight-asian="bold" style:font-size-complex="9pt"/>
    </style:style>
    <style:style style:name="T21" style:family="text">
      <style:text-properties fo:font-weight="bold" style:font-weight-asian="bold"/>
    </style:style>
    <style:style style:name="T22" style:family="text">
      <style:text-properties fo:font-weight="bold" style:font-weight-asian="bold" style:font-size-complex="8pt"/>
    </style:style>
    <style:style style:name="T23" style:family="text">
      <style:text-properties fo:font-size="10pt" style:font-size-asian="10pt"/>
    </style:style>
    <style:style style:name="T24" style:family="text">
      <style:text-properties fo:font-size="10pt" fo:font-style="italic" style:font-size-asian="10pt" style:font-style-asian="italic"/>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style:font-style-asian="italic" style:font-size-complex="12pt" style:font-style-complex="italic"/>
    </style:style>
    <style:style style:name="T28" style:family="text">
      <style:text-properties fo:font-style="italic" style:font-style-asian="italic" style:font-size-complex="8pt"/>
    </style:style>
    <style:style style:name="T29" style:family="text">
      <style:text-properties style:font-size-complex="8pt"/>
    </style:style>
    <style:style style:name="T30" style:family="text">
      <style:text-properties fo:text-transform="uppercase" style:font-name="Helvetica1" fo:font-style="italic" fo:font-weight="bold" style:font-style-asian="italic" style:font-weight-asian="bold" style:font-style-complex="italic"/>
    </style:style>
    <style:style style:name="T31" style:family="text">
      <style:text-properties style:font-size-complex="12pt"/>
    </style:style>
    <style:style style:name="T32" style:family="text">
      <style:text-properties fo:color="#000000" style:font-size-complex="8pt"/>
    </style:style>
    <style:style style:name="T33" style:family="text">
      <style:text-properties fo:color="#000000" fo:language="fr" fo:country="FR" style:font-size-complex="8pt"/>
    </style:style>
    <style:style style:name="T34" style:family="text">
      <style:text-properties fo:color="#000000" style:font-name="Arial" style:font-name-complex="Arial1" style:font-size-complex="8pt"/>
    </style:style>
    <style:style style:name="T35" style:family="text">
      <style:text-properties style:font-weight-complex="bold"/>
    </style:style>
    <style:style style:name="T36" style:family="text">
      <style:text-properties fo:font-size="7pt" style:font-size-asian="7pt" style:font-size-complex="7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1" svg:width="7.0039in" svg:height="4.9642in" svg:x="0in" svg:y="0in">
        <draw:image xlink:href="Pictures/200001C100005BA0000040ECACA3646A.wmf" xlink:type="simple" xlink:show="embed" xlink:actuate="onLoad">
          <text:p/>
        </draw:image>
      </draw:frame>
      <draw:frame text:anchor-type="page" text:anchor-page-number="0" draw:z-index="2" draw:name="Picture 2" draw:style-name="gr1" draw:text-style-name="P31" svg:width="7.0039in" svg:height="3.3976in" svg:x="0in" svg:y="0in">
        <draw:image xlink:href="Pictures/200005FA000061F100002F878CE77724.wmf" xlink:type="simple" xlink:show="embed" xlink:actuate="onLoad">
          <text:p/>
        </draw:image>
      </draw:frame>
      <draw:frame text:anchor-type="page" text:anchor-page-number="0" draw:z-index="4" draw:name="Picture 3" draw:style-name="gr1" draw:text-style-name="P31" svg:width="7.0039in" svg:height="4.3449in" svg:x="0in" svg:y="0in">
        <draw:image xlink:href="Pictures/200004AE000060DE00003C18A090B452.wmf" xlink:type="simple" xlink:show="embed" xlink:actuate="onLoad">
          <text:p/>
        </draw:image>
      </draw:frame>
      <draw:frame text:anchor-type="page" text:anchor-page-number="0" draw:z-index="6" draw:name="Picture 4" draw:style-name="gr1" draw:text-style-name="P31" svg:width="7.0039in" svg:height="4.4406in" svg:x="0in" svg:y="0in">
        <draw:image xlink:href="Pictures/200005F100005CEA00003AEC05F9C579.wmf" xlink:type="simple" xlink:show="embed" xlink:actuate="onLoad">
          <text:p/>
        </draw:image>
      </draw:frame>
      <draw:frame text:anchor-type="page" text:anchor-page-number="0" draw:z-index="8" draw:name="Picture 5" draw:style-name="gr1" draw:text-style-name="P31" svg:width="7.0039in" svg:height="4.3614in" svg:x="0in" svg:y="0in">
        <draw:image xlink:href="Pictures/2000073A0000604E00003BF263C591D3.wmf" xlink:type="simple" xlink:show="embed" xlink:actuate="onLoad">
          <text:p/>
        </draw:image>
      </draw:frame>
      <text:section text:style-name="Sect1" text:name="TextSection">
        <text:p text:style-name="P8">SUPPLEMENTARY INFORMATION</text:p>
        <text:p text:style-name="Article_20_title"/>
        <text:p text:style-name="Article_20_title">A New Framework for Computational Protein Design through Cost Function Network </text:p>
        <text:p text:style-name="Article_20_title"><text:span text:style-name="T1">Optimization</text:span></text:p>
        <text:p text:style-name="Author_20_name"><text:span text:style-name="T1">Seydou Traoré </text:span><text:span text:style-name="T5">1-3#</text:span><text:span text:style-name="T1">, David Allouche</text:span><text:span text:style-name="T5">4#</text:span><text:span text:style-name="T1">, Isabelle André</text:span><text:span text:style-name="T5">1-3</text:span><text:span text:style-name="T1">, Simon de Givry</text:span><text:span text:style-name="T5">4</text:span><text:span text:style-name="T1">, George Katsirelos</text:span><text:span text:style-name="T5">4</text:span><text:span text:style-name="T1">, Thomas Schiex</text:span><text:span text:style-name="T5">4*</text:span><text:span text:style-name="T1">, Sophie Barbe</text:span><text:span text:style-name="T5">1-3*</text:span></text:p>
        <text:p text:style-name="P1"><text:span text:style-name="T8">1</text:span><text:span text:style-name="T12">Université de Toulouse;INSA,UPS,INP; LISBP, 135 Avenue de Rangueil, F-31077 Toulouse, France</text:span></text:p>
        <text:p text:style-name="P1"><text:span text:style-name="T8">2</text:span><text:span text:style-name="T12">INRA, UMR792, Ingénierie des Systèmes Biologiques et des Procédés, F-31400 Toulouse, France</text:span></text:p>
        <text:p text:style-name="P1"><text:span text:style-name="T8">3</text:span><text:span text:style-name="T12">CNRS, UMR5504, F-31400 Toulouse, France</text:span></text:p>
        <text:p text:style-name="P1"><text:span text:style-name="T8">4</text:span><text:span text:style-name="T12">Unité de Biométrie et Intelligence Artificielle, UR 875, INRA, F-31320 Castanet Tolosan, France</text:span></text:p>
        <text:p text:style-name="P5"><text:span text:style-name="T20">Supplementary data: Preparation of b</text:span><text:span text:style-name="T21">enchmark set </text:span></text:p>
        <text:p text:style-name="Para"><text:span text:style-name="T23">The macromolecular diversity was generated on the basis of 35 high-quality crystal structures of proteins and complexes taken from the PDB (with a resolution of 2.9 Å or lower) which include proteins of various sizes (from 54 to 274 residues) and from different structural classes and folds, according to the SCOP classification (Table S2). Next, in order to explore sequence-conformation spaces relevant to the type of protein design targeted, a strategy was set up to define the set of mutable residues, the set of amino acid types allowed at each mutable position and finally the set of residues to repack. Hydrophobic amino acids (V,L,I,F,M,Y,W) were allowed at the core, hydrophilic amino acids (S,T,D,N,E,Q,H,K,R) at the surface and a combination of both sets in the boundary region. The alanine amino-acid was permitted at all three layers. The amino acid present at mutable positions in the wild-type protein was always allowed. <text:s/>For the redesign of protein-protein and protein-ligand interfaces, all amino acid types, except proline, were considered at each mutable position. The set of mutable residues was derived from experimental and computational literature (see references in Table S1) or defined according to the design target: (i) all residues of the protein core were allowed to mutate for the design of proteins (either free or bound to a cofactor) ; (ii) the residues that have their C within a distance up to 8 Å of the center of mass of the ligand were set to mutable for the redesign of protein-ligand interactions; (iii) <text:s/>the residues from one protein chain that have their C within a distance up to 8 Å of C from any residue belonging to the other protein chain were set to mutable for the redesign of protein-protein interfaces. In addition to mutable residues, a set of residues enabling repacking (</text:span><text:span text:style-name="T24">i.e.</text:span><text:span text:style-name="T23">, flexible residues) was also defined depending on the design target: (i) all non-mutable residues of the core and the boundary regions were considered flexible for the protein design instances; (ii) non-mutable residues of the core and boundary layers which have their C within a distance of 12 Å from the center of mass of the ensemble of the mutable residues of the designed chain were set to repackable for the redesign of protein-ligand and protein-protein interfaces. The protein backbone, the side-chains of non-variable residues (</text:span><text:span text:style-name="T24">i.e.</text:span><text:span text:style-name="T23">, residues not set to mutable or repackable) and the non-amino acid type partners were kept fixed. </text:span></text:p>
        <text:p text:style-name="Para"><text:span text:style-name="T23">This strategy seeks the best compromise between the size of each of these three sets that together determine the combinatorial complexity of the search space. The selection applied on these sets is highly dependent on the targeted design which is here the enhancement of the stability of proteins, holoproteins, as well as protein-ligand and protein-protein interfaces. Protein stability is associated with the ability of proteins to fold properly under given conditions and to maintain this folding.</text:span></text:p>
        <text:p text:style-name="Para"><text:span text:style-name="T23">Invariably, water-soluble proteins fold into structures that extensively bury hydrophobic residues into the core of the structure while simultaneously exposing polar amino acid side-chains at the surface to form favorable electrostatic interactions with aqueous solvent (Kauzmann, 1959). Nevertheless, the burial of hydrophilic residues within protein structures is not always thermodynamically unfavorable. Indeed, polar side-chains located inside proteins as well as at the interface between two proteins or a protein and a small molecule can play a structural role in the stabilization of the folded state and the intermolecular complexes (Bolon and Mayo, 2001; Bolon et al., 2003), in addition to their significant contribution to the specificity definition. However, the benefit of this burial which depends on molecular interactions and desolvation, </text:span><text:span text:style-name="hps"><text:span text:style-name="T23">appears to be extremely difficult to predict</text:span></text:span><text:span text:style-name="T23"> </text:span><text:span text:style-name="hps"><text:span text:style-name="T23">using</text:span></text:span><text:span text:style-name="T23"> </text:span><text:span text:style-name="hps"><text:span text:style-name="T23">current CPD</text:span></text:span><text:span text:style-name="T23"> </text:span><text:span text:style-name="hps"><text:span text:style-name="T23">energy functions</text:span></text:span><text:span text:style-name="T23">. Therefore, i</text:span><text:span text:style-name="hps"><text:span text:style-name="T23">n order</text:span></text:span><text:span text:style-name="T23"> </text:span><text:span text:style-name="hps"><text:span text:style-name="T23">to</text:span></text:span><text:span text:style-name="T23"> better </text:span><text:span text:style-name="hps"><text:span text:style-name="T23">reflect</text:span></text:span><text:span text:style-name="T23"> </text:span><text:span text:style-name="hps"><text:span text:style-name="T23">the distribution of</text:span></text:span><text:span text:style-name="T23"> </text:span><text:span text:style-name="hps"><text:span text:style-name="T23">amino acids types</text:span></text:span><text:span text:style-name="T23"> </text:span><text:span text:style-name="hps"><text:span text:style-name="T23">into </text:span></text:span><text:span text:style-name="T23">well-folded native protein structures</text:span><text:span text:style-name="hps"><text:span text:style-name="T23"> and to account for the</text:span></text:span><text:span text:style-name="T23"> </text:span><text:span text:style-name="hps"><text:span text:style-name="T23">limited</text:span></text:span><text:span text:style-name="T23"> </text:span><text:span text:style-name="hps"><text:span text:style-name="T23">capability of CPD energy functions to predict the effect of</text:span></text:span><text:span text:style-name="T23"> </text:span><text:span text:style-name="hps"><text:span text:style-name="T23">burying polar groups</text:span></text:span><text:span text:style-name="T23">, we have adopted </text:span><text:span text:style-name="hps"><text:span text:style-name="T23">a restrictive approach widely used in</text:span></text:span><text:span text:style-name="T23"> </text:span><text:span text:style-name="hps"><text:span text:style-name="T23">CPD </text:span></text:span><text:span text:style-name="T23">(Bolon et al., 2003)</text:span><text:span text:style-name="hps"><text:span text:style-name="T23">. This approach confines protein core positions to hydrophobic amino acids, surface positions to hydrophilic amino acids and in contrast allows both hydrophobic and hydrophilic amino acids at boundary as well as protein-protein and protein-ligand interface regions. An automated way to stratify protein structures into three layers (core, boundary and surface) is then needed. For this purpose, previous work </text:span></text:span><text:span text:style-name="T23">used either the exposed surface area of residues (Koga et al., 2012) or the Cα distances to the nearest exposed surface area residue along the Cα-Cβ vector (Dahiyat and Mayo, 1997). Herein, we implemented a residue classification method which aims to determine more precisely the burial of residues on the basis of the solvation radii of residues (Fig. S1). </text:span></text:p>
        <text:p text:style-name="P2"><text:span text:style-name="T11">In addition to maximizing the integration of structure-based knowledge into CPD, the approach results in a reduction of the combinatorial complexity compared to the consideration of all amino acid types at each mutable position. This reduction on the set of amino acid types may also allow us to handle more mutable positions or/and flexible residues.</text:span> <text:span text:style-name="T14">Table S: </text:span><text:span text:style-name="T13">Benchmark se</text:span>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Table_20_Column_20_head"><text:span text:style-name="T26">PDB</text:span></text:p>
            </table:table-cell>
            <table:table-cell table:style-name="Table1.A1" office:value-type="string">
              <text:p text:style-name="Table_20_Column_20_head"><text:span text:style-name="T26">N</text:span></text:p>
            </table:table-cell>
            <table:table-cell table:style-name="Table1.A1" office:value-type="string">
              <text:p text:style-name="P14"><text:span text:style-name="T2">N-variable <text:s text:c="20"/>(mutable, <text:s text:c="7"/>flexible)</text:span></text:p>
            </table:table-cell>
            <table:table-cell table:style-name="Table1.A1" office:value-type="string">
              <text:p text:style-name="P15"><text:span text:style-name="T26">N-variable core</text:span><text:span text:style-name="T9">a</text:span><text:span text:style-name="T26"> <text:s text:c="16"/>(mutable, <text:s text:c="6"/>flexible)</text:span></text:p>
            </table:table-cell>
            <table:table-cell table:style-name="Table1.A1" office:value-type="string">
              <text:p text:style-name="P15"><text:span text:style-name="T26">N-variable boundary</text:span><text:span text:style-name="T9">b</text:span><text:span text:style-name="T26"> <text:s text:c="15"/>(mutable, <text:s text:c="4"/>flexible)</text:span></text:p>
            </table:table-cell>
            <table:table-cell table:style-name="Table1.A1" office:value-type="string">
              <text:p text:style-name="P15"><text:span text:style-name="T2">N-variable surface</text:span><text:span text:style-name="T6">c</text:span><text:span text:style-name="T2"> <text:s text:c="15"/>(mutable, flexible)</text:span></text:p>
            </table:table-cell>
            <table:table-cell table:style-name="Table1.A1" office:value-type="string">
              <text:p text:style-name="P15"><text:span text:style-name="T26">N-rotamer range</text:span><text:span text:style-name="T9">d</text:span><text:span text:style-name="T26"> <text:s text:c="5"/>min-max</text:span></text:p>
            </table:table-cell>
            <table:table-cell table:style-name="Table1.A1" office:value-type="string">
              <text:p text:style-name="P15"><text:span text:style-name="T26">Sequence-Conformation Space Size</text:span></text:p>
            </table:table-cell>
            <table:table-cell table:style-name="Table1.A1" office:value-type="string">
              <text:p text:style-name="P16"><text:span text:style-name="T26">Partners</text:span></text:p>
              <text:p text:style-name="P16"><text:span text:style-name="T26">(Cofactor, Ligand, Protein)</text:span></text:p>
            </table:table-cell>
            <table:table-cell table:style-name="Table1.A1" office:value-type="string">
              <text:p text:style-name="Table_20_Column_20_head"><text:span text:style-name="T26">References</text:span></text:p>
            </table:table-cell>
          </table:table-row>
          <table:table-row table:style-name="Table1.1">
            <table:table-cell table:style-name="Table1.A2" office:value-type="string">
              <text:p text:style-name="Table_20_body_20_first">1MJC</text:p>
            </table:table-cell>
            <table:table-cell table:style-name="Table1.A2" office:value-type="string">
              <text:p text:style-name="Table_20_body_20_first">69</text:p>
            </table:table-cell>
            <table:table-cell table:style-name="Table1.A2" office:value-type="string">
              <text:p text:style-name="Table_20_body_20_first">28 (3, 25)</text:p>
            </table:table-cell>
            <table:table-cell table:style-name="Table1.A2" office:value-type="string">
              <text:p text:style-name="Table_20_body_20_first">11 (2, 9)</text:p>
            </table:table-cell>
            <table:table-cell table:style-name="Table1.A2" office:value-type="string">
              <text:p text:style-name="P11">17 (1, 16)</text:p>
            </table:table-cell>
            <table:table-cell table:style-name="Table1.A2" office:value-type="string">
              <text:p text:style-name="Table_20_body_20_first">0 (0, 0)</text:p>
            </table:table-cell>
            <table:table-cell table:style-name="Table1.A2" office:value-type="string">
              <text:p text:style-name="Table_20_body_20_first">3-182</text:p>
            </table:table-cell>
            <table:table-cell table:style-name="Table1.A2" office:value-type="string">
              <text:p text:style-name="Table_20_body_20_first">4.36e+26</text:p>
            </table:table-cell>
            <table:table-cell table:style-name="Table1.A2" office:value-type="string">
              <text:p text:style-name="P12">-</text:p>
            </table:table-cell>
            <table:table-cell table:style-name="Table1.A2" office:value-type="string">
              <text:p text:style-name="Table_20_body_20_first">(Hillier <text:span text:style-name="T25">et al.</text:span>, 1998)</text:p>
            </table:table-cell>
          </table:table-row>
          <table:table-row table:style-name="Table1.1">
            <table:table-cell table:style-name="Table1.A2" office:value-type="string">
              <text:p text:style-name="Table_20_body"><text:span text:style-name="T29">1CSP</text:span></text:p>
            </table:table-cell>
            <table:table-cell table:style-name="Table1.A2" office:value-type="string">
              <text:p text:style-name="Table_20_body"><text:span text:style-name="T29">67</text:span></text:p>
            </table:table-cell>
            <table:table-cell table:style-name="Table1.A2" office:value-type="string">
              <text:p text:style-name="Table_20_body"><text:span text:style-name="T29">30 (6, 24)</text:span></text:p>
            </table:table-cell>
            <table:table-cell table:style-name="Table1.A2" office:value-type="string">
              <text:p text:style-name="Table_20_body"><text:span text:style-name="T29">11 (0, 11)</text:span></text:p>
            </table:table-cell>
            <table:table-cell table:style-name="Table1.A2" office:value-type="string">
              <text:p text:style-name="P24"><text:span text:style-name="T29">16 (3, 13)</text:span></text:p>
            </table:table-cell>
            <table:table-cell table:style-name="Table1.A2" office:value-type="string">
              <text:p text:style-name="Table_20_body"><text:span text:style-name="T29">3 (3, 0)</text:span></text:p>
            </table:table-cell>
            <table:table-cell table:style-name="Table1.A2" office:value-type="string">
              <text:p text:style-name="Table_20_body"><text:span text:style-name="T29">3-182</text:span></text:p>
            </table:table-cell>
            <table:table-cell table:style-name="Table1.A2" office:value-type="string">
              <text:p text:style-name="Table_20_body"><text:span text:style-name="T29">5.02e+30</text:span></text:p>
            </table:table-cell>
            <table:table-cell table:style-name="Table1.A2" office:value-type="string">
              <text:p text:style-name="P25"><text:span text:style-name="T29">-</text:span></text:p>
            </table:table-cell>
            <table:table-cell table:style-name="Table1.A2" office:value-type="string">
              <text:p text:style-name="Table_20_body">(Perl and Schmid, 2001)</text:p>
            </table:table-cell>
          </table:table-row>
          <table:table-row table:style-name="Table1.1">
            <table:table-cell table:style-name="Table1.A2" office:value-type="string">
              <text:p text:style-name="Table_20_body"><text:span text:style-name="T29">1BK2</text:span></text:p>
            </table:table-cell>
            <table:table-cell table:style-name="Table1.A2" office:value-type="string">
              <text:p text:style-name="Table_20_body"><text:span text:style-name="T29">57</text:span></text:p>
            </table:table-cell>
            <table:table-cell table:style-name="Table1.A2" office:value-type="string">
              <text:p text:style-name="Table_20_body"><text:span text:style-name="T29">24 (11, 13)</text:span></text:p>
            </table:table-cell>
            <table:table-cell table:style-name="Table1.A2" office:value-type="string">
              <text:p text:style-name="Table_20_body"><text:span text:style-name="T29">8 (6, 2)</text:span></text:p>
            </table:table-cell>
            <table:table-cell table:style-name="Table1.A2" office:value-type="string">
              <text:p text:style-name="P24"><text:span text:style-name="T29">16 (5, 11)</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182</text:span></text:p>
            </table:table-cell>
            <table:table-cell table:style-name="Table1.A2" office:value-type="string">
              <text:p text:style-name="Table_20_body"><text:span text:style-name="T29">1.18e+32</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29">(Pokala and Handel, 2005)</text:span></text:p>
            </table:table-cell>
          </table:table-row>
          <table:table-row table:style-name="Table1.1">
            <table:table-cell table:style-name="Table1.A2" office:value-type="string">
              <text:p text:style-name="Table_20_body"><text:span text:style-name="T29">1SHG</text:span></text:p>
            </table:table-cell>
            <table:table-cell table:style-name="Table1.A2" office:value-type="string">
              <text:p text:style-name="Table_20_body"><text:span text:style-name="T29">57</text:span></text:p>
            </table:table-cell>
            <table:table-cell table:style-name="Table1.A2" office:value-type="string">
              <text:p text:style-name="Table_20_body"><text:span text:style-name="T29">28 (9, 19)</text:span></text:p>
            </table:table-cell>
            <table:table-cell table:style-name="Table1.A2" office:value-type="string">
              <text:p text:style-name="Table_20_body"><text:span text:style-name="T29">10 (8, 2)</text:span></text:p>
            </table:table-cell>
            <table:table-cell table:style-name="Table1.A2" office:value-type="string">
              <text:p text:style-name="P24"><text:span text:style-name="T29">18 (1, 17)</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182</text:span></text:p>
            </table:table-cell>
            <table:table-cell table:style-name="Table1.A2" office:value-type="string">
              <text:p text:style-name="Table_20_body"><text:span text:style-name="T29">2.13e+32</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31">(Ventura </text:span><text:span text:style-name="T27">et al.</text:span><text:span text:style-name="T31">, 2002)</text:span></text:p>
            </table:table-cell>
          </table:table-row>
          <table:table-row table:style-name="Table1.1">
            <table:table-cell table:style-name="Table1.A2" office:value-type="string">
              <text:p text:style-name="Table_20_body"><text:span text:style-name="T29">1CSK</text:span></text:p>
            </table:table-cell>
            <table:table-cell table:style-name="Table1.A2" office:value-type="string">
              <text:p text:style-name="Table_20_body"><text:span text:style-name="T29">58</text:span></text:p>
            </table:table-cell>
            <table:table-cell table:style-name="Table1.A2" office:value-type="string">
              <text:p text:style-name="Table_20_body"><text:span text:style-name="T29">30 (9, 21)</text:span></text:p>
            </table:table-cell>
            <table:table-cell table:style-name="Table1.A2" office:value-type="string">
              <text:p text:style-name="Table_20_body"><text:span text:style-name="T29">9 (9, 0)</text:span></text:p>
            </table:table-cell>
            <table:table-cell table:style-name="Table1.A2" office:value-type="string">
              <text:p text:style-name="P24"><text:span text:style-name="T29">21 (0, 21)</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49</text:span></text:p>
            </table:table-cell>
            <table:table-cell table:style-name="Table1.A2" office:value-type="string">
              <text:p text:style-name="Table_20_body"><text:span text:style-name="T29">4.09e+32</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29">(Busch </text:span><text:span text:style-name="T28">et al.</text:span><text:span text:style-name="T29">, 2008)</text:span></text:p>
            </table:table-cell>
          </table:table-row>
          <table:table-row table:style-name="Table1.1">
            <table:table-cell table:style-name="Table1.A2" office:value-type="string">
              <text:p text:style-name="Table_20_body"><text:span text:style-name="T29">1SHF</text:span></text:p>
            </table:table-cell>
            <table:table-cell table:style-name="Table1.A2" office:value-type="string">
              <text:p text:style-name="Table_20_body"><text:span text:style-name="T29">59</text:span></text:p>
            </table:table-cell>
            <table:table-cell table:style-name="Table1.A2" office:value-type="string">
              <text:p text:style-name="Table_20_body"><text:span text:style-name="T29">30 (9, 21)</text:span></text:p>
            </table:table-cell>
            <table:table-cell table:style-name="Table1.A2" office:value-type="string">
              <text:p text:style-name="Table_20_body"><text:span text:style-name="T29">9 (9, 0)</text:span></text:p>
            </table:table-cell>
            <table:table-cell table:style-name="Table1.A2" office:value-type="string">
              <text:p text:style-name="P24"><text:span text:style-name="T29">21(0, 21)</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56</text:span></text:p>
            </table:table-cell>
            <table:table-cell table:style-name="Table1.A2" office:value-type="string">
              <text:p text:style-name="Table_20_body"><text:span text:style-name="T29">1.05e+34</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31">(Northey </text:span><text:span text:style-name="T27">et al.</text:span><text:span text:style-name="T31">, 2002)</text:span></text:p>
            </table:table-cell>
          </table:table-row>
          <table:table-row table:style-name="Table1.1">
            <table:table-cell table:style-name="Table1.A2" office:value-type="string">
              <text:p text:style-name="Table_20_body"><text:span text:style-name="T29">1FYN</text:span></text:p>
            </table:table-cell>
            <table:table-cell table:style-name="Table1.A2" office:value-type="string">
              <text:p text:style-name="Table_20_body"><text:span text:style-name="T29">62</text:span></text:p>
            </table:table-cell>
            <table:table-cell table:style-name="Table1.A2" office:value-type="string">
              <text:p text:style-name="Table_20_body"><text:span text:style-name="T29">23 (13, 10)</text:span></text:p>
            </table:table-cell>
            <table:table-cell table:style-name="Table1.A2" office:value-type="string">
              <text:p text:style-name="Table_20_body"><text:span text:style-name="T29">4 (1, 3)</text:span></text:p>
            </table:table-cell>
            <table:table-cell table:style-name="Table1.A2" office:value-type="string">
              <text:p text:style-name="P24"><text:span text:style-name="T29">13(8, 5)</text:span></text:p>
            </table:table-cell>
            <table:table-cell table:style-name="Table1.A2" office:value-type="string">
              <text:p text:style-name="Table_20_body"><text:span text:style-name="T29">6 (4, 0)</text:span></text:p>
            </table:table-cell>
            <table:table-cell table:style-name="Table1.A2" office:value-type="string">
              <text:p text:style-name="Table_20_body"><text:span text:style-name="T29">3-186</text:span></text:p>
            </table:table-cell>
            <table:table-cell table:style-name="Table1.A2" office:value-type="string">
              <text:p text:style-name="Table_20_body"><text:span text:style-name="T29">5.04e+36</text:span></text:p>
            </table:table-cell>
            <table:table-cell table:style-name="Table1.A2" office:value-type="string">
              <text:p text:style-name="P25"><text:span text:style-name="T29">Peptide-ligand</text:span></text:p>
            </table:table-cell>
            <table:table-cell table:style-name="Table1.A2" office:value-type="string">
              <text:p text:style-name="Table_20_body"><text:span text:style-name="T29">(Schweiker </text:span><text:span text:style-name="T28">et al.</text:span><text:span text:style-name="T29">, 2007)</text:span></text:p>
            </table:table-cell>
          </table:table-row>
          <table:table-row table:style-name="Table1.1">
            <table:table-cell table:style-name="Table1.A2" office:value-type="string">
              <text:p text:style-name="Table_20_body"><text:span text:style-name="T29">1PIN</text:span></text:p>
            </table:table-cell>
            <table:table-cell table:style-name="Table1.A2" office:value-type="string">
              <text:p text:style-name="Table_20_body"><text:span text:style-name="T29">154</text:span></text:p>
            </table:table-cell>
            <table:table-cell table:style-name="Table1.A2" office:value-type="string">
              <text:p text:style-name="Table_20_body"><text:span text:style-name="T29">28 (11, 17)</text:span></text:p>
            </table:table-cell>
            <table:table-cell table:style-name="Table1.A2" office:value-type="string">
              <text:p text:style-name="Table_20_body"><text:span text:style-name="T29">13 (3, 10)</text:span></text:p>
            </table:table-cell>
            <table:table-cell table:style-name="Table1.A2" office:value-type="string">
              <text:p text:style-name="P24"><text:span text:style-name="T29">13(6, 7)</text:span></text:p>
            </table:table-cell>
            <table:table-cell table:style-name="Table1.A2" office:value-type="string">
              <text:p text:style-name="Table_20_body"><text:span text:style-name="T29">2 (2, 0)</text:span></text:p>
            </table:table-cell>
            <table:table-cell table:style-name="Table1.A2" office:value-type="string">
              <text:p text:style-name="Table_20_body"><text:span text:style-name="T29">3-194</text:span></text:p>
            </table:table-cell>
            <table:table-cell table:style-name="Table1.A2" office:value-type="string">
              <text:p text:style-name="Table_20_body"><text:span text:style-name="T29">5.32e+39</text:span></text:p>
            </table:table-cell>
            <table:table-cell table:style-name="Table1.A2" office:value-type="string">
              <text:p text:style-name="P25"><text:span text:style-name="T29">Peptide-ligand, <text:s/></text:span><draw:frame draw:style-name="fr2" text:anchor-type="as-char" svg:width="0.3783in" svg:height="0.4098in" draw:z-index="10"><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Table_20_body"><text:span text:style-name="T29">(Kraemer-Pecore </text:span><text:span text:style-name="T28">et al.</text:span><text:span text:style-name="T29">, 2003)</text:span></text:p>
            </table:table-cell>
          </table:table-row>
          <table:table-row table:style-name="Table1.1">
            <table:table-cell table:style-name="Table1.A2" office:value-type="string">
              <text:p text:style-name="Table_20_body"><text:span text:style-name="T29">1NXB</text:span></text:p>
            </table:table-cell>
            <table:table-cell table:style-name="Table1.A2" office:value-type="string">
              <text:p text:style-name="Table_20_body"><text:span text:style-name="T29">62</text:span></text:p>
            </table:table-cell>
            <table:table-cell table:style-name="Table1.A2" office:value-type="string">
              <text:p text:style-name="Table_20_body"><text:span text:style-name="T29">34 (9, 25)</text:span></text:p>
            </table:table-cell>
            <table:table-cell table:style-name="Table1.A2" office:value-type="string">
              <text:p text:style-name="Table_20_body"><text:span text:style-name="T29">9 (9, 0)</text:span></text:p>
            </table:table-cell>
            <table:table-cell table:style-name="Table1.A2" office:value-type="string">
              <text:p text:style-name="P24"><text:span text:style-name="T29">25 (0, 25)</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56</text:span></text:p>
            </table:table-cell>
            <table:table-cell table:style-name="Table1.A2" office:value-type="string">
              <text:p text:style-name="Table_20_body"><text:span text:style-name="T29">2.61e+41</text:span></text:p>
            </table:table-cell>
            <table:table-cell table:style-name="Table1.A2" office:value-type="string">
              <text:p text:style-name="P25"><draw:frame draw:style-name="fr2" text:anchor-type="as-char" svg:width="0.3783in" svg:height="0.4098in" draw:z-index="11"><draw:object xlink:href="./Object 4" xlink:type="simple" xlink:show="embed" xlink:actuate="onLoad"/><draw:image xlink:href="./ObjectReplacements/Object 4" xlink:type="simple" xlink:show="embed" xlink:actuate="onLoad"/></draw:frame></text:p>
            </table:table-cell>
            <table:table-cell table:style-name="Table1.A2" office:value-type="string">
              <text:p text:style-name="Table_20_body"><text:span text:style-name="T31">(Z. Liu </text:span><text:span text:style-name="T27">et al.</text:span><text:span text:style-name="T31">, 2001)</text:span></text:p>
            </table:table-cell>
          </table:table-row>
          <table:table-row table:style-name="Table1.1">
            <table:table-cell table:style-name="Table1.A2" office:value-type="string">
              <text:p text:style-name="Table_20_body"><text:span text:style-name="T29">1TEN</text:span></text:p>
            </table:table-cell>
            <table:table-cell table:style-name="Table1.A2" office:value-type="string">
              <text:p text:style-name="Table_20_body"><text:span text:style-name="T29">90</text:span></text:p>
            </table:table-cell>
            <table:table-cell table:style-name="Table1.A2" office:value-type="string">
              <text:p text:style-name="Table_20_body"><text:span text:style-name="T29">39 (11, 28)</text:span></text:p>
            </table:table-cell>
            <table:table-cell table:style-name="Table1.A2" office:value-type="string">
              <text:p text:style-name="Table_20_body"><text:span text:style-name="T29">11 (11, 0)</text:span></text:p>
            </table:table-cell>
            <table:table-cell table:style-name="Table1.A2" office:value-type="string">
              <text:p text:style-name="P24"><text:span text:style-name="T29">28 (0, 28)</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66</text:span></text:p>
            </table:table-cell>
            <table:table-cell table:style-name="Table1.A2" office:value-type="string">
              <text:p text:style-name="Table_20_body"><text:span text:style-name="T29">6.17e+43</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31">(Dantas </text:span><text:span text:style-name="T27">et al.</text:span><text:span text:style-name="T31">, 2003)</text:span></text:p>
            </table:table-cell>
          </table:table-row>
          <table:table-row table:style-name="Table1.1">
            <table:table-cell table:style-name="Table1.A2" office:value-type="string">
              <text:p text:style-name="Table_20_body"><text:span text:style-name="T29">1POH</text:span></text:p>
            </table:table-cell>
            <table:table-cell table:style-name="Table1.A2" office:value-type="string">
              <text:p text:style-name="Table_20_body"><text:span text:style-name="T29">85</text:span></text:p>
            </table:table-cell>
            <table:table-cell table:style-name="Table1.A2" office:value-type="string">
              <text:p text:style-name="Table_20_body"><text:span text:style-name="T29">46 (3, 43)</text:span></text:p>
            </table:table-cell>
            <table:table-cell table:style-name="Table1.A2" office:value-type="string">
              <text:p text:style-name="Table_20_body"><text:span text:style-name="T29">14 (0, 14)</text:span></text:p>
            </table:table-cell>
            <table:table-cell table:style-name="Table1.A2" office:value-type="string">
              <text:p text:style-name="P24"><text:span text:style-name="T29">32 (3, 29)</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182</text:span></text:p>
            </table:table-cell>
            <table:table-cell table:style-name="Table1.A2" office:value-type="string">
              <text:p text:style-name="Table_20_body"><text:span text:style-name="T29">8.02e+43</text:span></text:p>
            </table:table-cell>
            <table:table-cell table:style-name="Table1.A2" office:value-type="string">
              <text:p text:style-name="P25"><draw:frame draw:style-name="fr2" text:anchor-type="as-char" svg:width="0.3783in" svg:height="0.4098in" draw:z-index="12"><draw:object xlink:href="./Object 6" xlink:type="simple" xlink:show="embed" xlink:actuate="onLoad"/><draw:image xlink:href="./ObjectReplacements/Object 6" xlink:type="simple" xlink:show="embed" xlink:actuate="onLoad"/></draw:frame></text:p>
            </table:table-cell>
            <table:table-cell table:style-name="Table1.A2" office:value-type="string">
              <text:p text:style-name="Table_20_body">(Pokala and Handel, 2005)</text:p>
            </table:table-cell>
          </table:table-row>
          <text:soft-page-break/>
          <table:table-row table:style-name="Table1.1">
            <table:table-cell table:style-name="Table1.A2" office:value-type="string">
              <text:p text:style-name="Table_20_body"><text:span text:style-name="T29">2DRI</text:span></text:p>
            </table:table-cell>
            <table:table-cell table:style-name="Table1.A2" office:value-type="string">
              <text:p text:style-name="Table_20_body"><text:span text:style-name="T29">271</text:span></text:p>
            </table:table-cell>
            <table:table-cell table:style-name="Table1.A2" office:value-type="string">
              <text:p text:style-name="Table_20_body"><text:span text:style-name="T29">37(10,27)</text:span></text:p>
            </table:table-cell>
            <table:table-cell table:style-name="Table1.A2" office:value-type="string">
              <text:p text:style-name="Table_20_body"><text:span text:style-name="T29">20 (8, <text:s/>12) <text:s/></text:span></text:p>
            </table:table-cell>
            <table:table-cell table:style-name="Table1.A2" office:value-type="string">
              <text:p text:style-name="P24"><text:span text:style-name="T29">17(2, 15)</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186</text:span></text:p>
            </table:table-cell>
            <table:table-cell table:style-name="Table1.A2" office:value-type="string">
              <text:p text:style-name="Table_20_body"><text:span text:style-name="T29">1.16e+47</text:span></text:p>
            </table:table-cell>
            <table:table-cell table:style-name="Table1.A2" office:value-type="string">
              <text:p text:style-name="P25"><text:span text:style-name="T29">Ribose</text:span></text:p>
            </table:table-cell>
            <table:table-cell table:style-name="Table1.A2" office:value-type="string">
              <text:p text:style-name="Table_20_body"><text:span text:style-name="T29">(Boas and Harbury, 2008)</text:span></text:p>
            </table:table-cell>
          </table:table-row>
          <table:table-row table:style-name="Table1.1">
            <table:table-cell table:style-name="Table1.A2" office:value-type="string">
              <text:p text:style-name="Table_20_body"><text:span text:style-name="T29">1FNA</text:span></text:p>
            </table:table-cell>
            <table:table-cell table:style-name="Table1.A2" office:value-type="string">
              <text:p text:style-name="Table_20_body"><text:span text:style-name="T29">91</text:span></text:p>
            </table:table-cell>
            <table:table-cell table:style-name="Table1.A2" office:value-type="string">
              <text:p text:style-name="Table_20_body"><text:span text:style-name="T29">38 (15, 23)</text:span></text:p>
            </table:table-cell>
            <table:table-cell table:style-name="Table1.A2" office:value-type="string">
              <text:p text:style-name="Table_20_body"><text:span text:style-name="T29">15 (15, 0)</text:span></text:p>
            </table:table-cell>
            <table:table-cell table:style-name="Table1.A2" office:value-type="string">
              <text:p text:style-name="P24"><text:span text:style-name="T29">23 (0, 23)</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48</text:span></text:p>
            </table:table-cell>
            <table:table-cell table:style-name="Table1.A2" office:value-type="string">
              <text:p text:style-name="Table_20_body"><text:span text:style-name="T29">3.02e+47</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29">(Hamill </text:span><text:span text:style-name="T28">et al.</text:span><text:span text:style-name="T29">, 2000)</text:span></text:p>
            </table:table-cell>
          </table:table-row>
          <table:table-row table:style-name="Table1.1">
            <table:table-cell table:style-name="Table1.A2" office:value-type="string">
              <text:p text:style-name="Table_20_body"><text:span text:style-name="T29">1UBI</text:span></text:p>
            </table:table-cell>
            <table:table-cell table:style-name="Table1.A2" office:value-type="string">
              <text:p text:style-name="Table_20_body"><text:span text:style-name="T29">76</text:span></text:p>
            </table:table-cell>
            <table:table-cell table:style-name="Table1.A2" office:value-type="string">
              <text:p text:style-name="Table_20_body"><text:span text:style-name="T29">40 (14, 26)</text:span></text:p>
            </table:table-cell>
            <table:table-cell table:style-name="Table1.A2" office:value-type="string">
              <text:p text:style-name="Table_20_body"><text:span text:style-name="T29">18 (13, 5)</text:span></text:p>
            </table:table-cell>
            <table:table-cell table:style-name="Table1.A2" office:value-type="string">
              <text:p text:style-name="P24"><text:span text:style-name="T29">22 (1, 21)</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182</text:span></text:p>
            </table:table-cell>
            <table:table-cell table:style-name="Table1.A2" office:value-type="string">
              <text:p text:style-name="Table_20_body"><text:span text:style-name="T29">2.43e+49</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31">(Ermolenko </text:span><text:span text:style-name="T27">et al.</text:span><text:span text:style-name="T31">, 2003)</text:span></text:p>
            </table:table-cell>
          </table:table-row>
          <table:table-row table:style-name="Table1.1">
            <table:table-cell table:style-name="Table1.A2" office:value-type="string">
              <text:p text:style-name="Table_20_body"><text:span text:style-name="T29">1C9O</text:span></text:p>
            </table:table-cell>
            <table:table-cell table:style-name="Table1.A2" office:value-type="string">
              <text:p text:style-name="Table_20_body"><text:span text:style-name="T29">66</text:span></text:p>
            </table:table-cell>
            <table:table-cell table:style-name="Table1.A2" office:value-type="string">
              <text:p text:style-name="Table_20_body"><text:span text:style-name="T29">43 (11, 32)</text:span></text:p>
            </table:table-cell>
            <table:table-cell table:style-name="Table1.A2" office:value-type="string">
              <text:p text:style-name="Table_20_body"><text:span text:style-name="T29">14 (1, 13)</text:span></text:p>
            </table:table-cell>
            <table:table-cell table:style-name="Table1.A2" office:value-type="string">
              <text:p text:style-name="P24"><text:span text:style-name="T29">25 (6, 19)</text:span></text:p>
            </table:table-cell>
            <table:table-cell table:style-name="Table1.A2" office:value-type="string">
              <text:p text:style-name="Table_20_body"><text:span text:style-name="T29">4 (4, 0)</text:span></text:p>
            </table:table-cell>
            <table:table-cell table:style-name="Table1.A2" office:value-type="string">
              <text:p text:style-name="Table_20_body"><text:span text:style-name="T29">3-182</text:span></text:p>
            </table:table-cell>
            <table:table-cell table:style-name="Table1.A2" office:value-type="string">
              <text:p text:style-name="Table_20_body"><text:span text:style-name="T29">3.77e+49</text:span></text:p>
            </table:table-cell>
            <table:table-cell table:style-name="Table1.A2" office:value-type="string">
              <text:p text:style-name="P25"><draw:frame draw:style-name="fr2" text:anchor-type="as-char" svg:width="0.3661in" svg:height="0.3327in" draw:z-index="13"><draw:object xlink:href="./Object 8" xlink:type="simple" xlink:show="embed" xlink:actuate="onLoad"/><draw:image xlink:href="./ObjectReplacements/Object 8" xlink:type="simple" xlink:show="embed" xlink:actuate="onLoad"/></draw:frame></text:p>
            </table:table-cell>
            <table:table-cell table:style-name="Table1.A2" office:value-type="string">
              <text:p text:style-name="Table_20_body"><text:span text:style-name="T31">(Perl </text:span><text:span text:style-name="T27">et al.</text:span><text:span text:style-name="T31">, 2000; Perl and Schmid, 2001)</text:span></text:p>
            </table:table-cell>
          </table:table-row>
          <table:table-row table:style-name="Table1.1">
            <table:table-cell table:style-name="Table1.A2" office:value-type="string">
              <text:p text:style-name="Table_20_body"><text:span text:style-name="T29">1CTF</text:span></text:p>
            </table:table-cell>
            <table:table-cell table:style-name="Table1.A2" office:value-type="string">
              <text:p text:style-name="Table_20_body"><text:span text:style-name="T29">68</text:span></text:p>
            </table:table-cell>
            <table:table-cell table:style-name="Table1.A2" office:value-type="string">
              <text:p text:style-name="Table_20_body"><text:span text:style-name="T29">39 (20, 19)</text:span></text:p>
            </table:table-cell>
            <table:table-cell table:style-name="Table1.A2" office:value-type="string">
              <text:p text:style-name="Table_20_body"><text:span text:style-name="T29">20 (20, 0)</text:span></text:p>
            </table:table-cell>
            <table:table-cell table:style-name="Table1.A2" office:value-type="string">
              <text:p text:style-name="P24"><text:span text:style-name="T29">19 (0, 19)</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56</text:span></text:p>
            </table:table-cell>
            <table:table-cell table:style-name="Table1.A2" office:value-type="string">
              <text:p text:style-name="Table_20_body"><text:span text:style-name="T29">3.95e+51</text:span></text:p>
            </table:table-cell>
            <table:table-cell table:style-name="Table1.A2" office:value-type="string">
              <text:p text:style-name="P25"><draw:frame draw:style-name="fr2" text:anchor-type="as-char" svg:width="0.3783in" svg:height="0.4098in" draw:z-index="14"><draw:object xlink:href="./Object 10" xlink:type="simple" xlink:show="embed" xlink:actuate="onLoad"/><draw:image xlink:href="./ObjectReplacements/Object 10" xlink:type="simple" xlink:show="embed" xlink:actuate="onLoad"/></draw:frame></text:p>
            </table:table-cell>
            <table:table-cell table:style-name="Table1.A2" office:value-type="string">
              <text:p text:style-name="Table_20_body"><text:span text:style-name="T29">(Busch </text:span><text:span text:style-name="T28">et al.</text:span><text:span text:style-name="T29">, 2008)</text:span></text:p>
            </table:table-cell>
          </table:table-row>
          <table:table-row table:style-name="Table1.1">
            <table:table-cell table:style-name="Table1.A2" office:value-type="string">
              <text:p text:style-name="Table_20_body"><text:span text:style-name="T29">2PCY</text:span></text:p>
            </table:table-cell>
            <table:table-cell table:style-name="Table1.A2" office:value-type="string">
              <text:p text:style-name="Table_20_body"><text:span text:style-name="T29">99</text:span></text:p>
            </table:table-cell>
            <table:table-cell table:style-name="Table1.A2" office:value-type="string">
              <text:p text:style-name="Table_20_body"><text:span text:style-name="T29">46 (16, 30)</text:span></text:p>
            </table:table-cell>
            <table:table-cell table:style-name="Table1.A2" office:value-type="string">
              <text:p text:style-name="Table_20_body"><text:span text:style-name="T29">16 (16, 0)</text:span></text:p>
            </table:table-cell>
            <table:table-cell table:style-name="Table1.A2" office:value-type="string">
              <text:p text:style-name="P24"><text:span text:style-name="T29">30 (0, 30)</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56</text:span></text:p>
            </table:table-cell>
            <table:table-cell table:style-name="Table1.A2" office:value-type="string">
              <text:p text:style-name="Table_20_body"><text:span text:style-name="T29">2.34e+52</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29">(Gordon </text:span><text:span text:style-name="T28">et al.</text:span><text:span text:style-name="T29">, 2003)</text:span></text:p>
            </table:table-cell>
          </table:table-row>
          <table:table-row table:style-name="Table1.1">
            <table:table-cell table:style-name="Table1.A2" office:value-type="string">
              <text:p text:style-name="Table_20_body"><text:span text:style-name="T29">1DKT</text:span></text:p>
            </table:table-cell>
            <table:table-cell table:style-name="Table1.A2" office:value-type="string">
              <text:p text:style-name="Table_20_body"><text:span text:style-name="T29">71</text:span></text:p>
            </table:table-cell>
            <table:table-cell table:style-name="Table1.A2" office:value-type="string">
              <text:p text:style-name="Table_20_body"><text:span text:style-name="T29">46 (14, 32)</text:span></text:p>
            </table:table-cell>
            <table:table-cell table:style-name="Table1.A2" office:value-type="string">
              <text:p text:style-name="Table_20_body"><text:span text:style-name="T29">14 (5, 9)</text:span></text:p>
            </table:table-cell>
            <table:table-cell table:style-name="Table1.A2" office:value-type="string">
              <text:p text:style-name="P24"><text:span text:style-name="T29">32 (9, 23)</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190</text:span></text:p>
            </table:table-cell>
            <table:table-cell table:style-name="Table1.A2" office:value-type="string">
              <text:p text:style-name="Table_20_body"><text:span text:style-name="T29">3.94e+58</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29">(Seeliger </text:span><text:span text:style-name="T28">et al.</text:span><text:span text:style-name="T29">, 2003)</text:span></text:p>
            </table:table-cell>
          </table:table-row>
          <table:table-row table:style-name="Table1.1">
            <table:table-cell table:style-name="Table1.A2" office:value-type="string">
              <text:p text:style-name="Table_20_body"><text:span text:style-name="T29">2TRX</text:span></text:p>
            </table:table-cell>
            <table:table-cell table:style-name="Table1.A2" office:value-type="string">
              <text:p text:style-name="Table_20_body"><text:span text:style-name="T29">108</text:span></text:p>
            </table:table-cell>
            <table:table-cell table:style-name="Table1.A2" office:value-type="string">
              <text:p text:style-name="Table_20_body"><text:span text:style-name="T29">61 (6, 55)</text:span></text:p>
            </table:table-cell>
            <table:table-cell table:style-name="Table1.A2" office:value-type="string">
              <text:p text:style-name="Table_20_body"><text:span text:style-name="T29">21 (3,18)</text:span></text:p>
            </table:table-cell>
            <table:table-cell table:style-name="Table1.A2" office:value-type="string">
              <text:p text:style-name="P24"><text:span text:style-name="T29">40 ( 3, 37)</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186</text:span></text:p>
            </table:table-cell>
            <table:table-cell table:style-name="Table1.A2" office:value-type="string">
              <text:p text:style-name="Table_20_body"><text:span text:style-name="T29">9.02e+59</text:span></text:p>
            </table:table-cell>
            <table:table-cell table:style-name="Table1.A2" office:value-type="string">
              <text:p text:style-name="P25"><text:span text:style-name="T29">Cu</text:span><text:span text:style-name="T10">2+</text:span></text:p>
            </table:table-cell>
            <table:table-cell table:style-name="Table1.A2" office:value-type="string">
              <text:p text:style-name="Table_20_body"><text:span text:style-name="T31">(D. Bolon </text:span><text:span text:style-name="T27">et al.</text:span><text:span text:style-name="T31">, 2003)</text:span></text:p>
            </table:table-cell>
          </table:table-row>
          <table:table-row table:style-name="Table1.1">
            <table:table-cell table:style-name="Table1.A2" office:value-type="string">
              <text:p text:style-name="Table_20_body"><text:span text:style-name="T29">1PGB</text:span></text:p>
            </table:table-cell>
            <table:table-cell table:style-name="Table1.A2" office:value-type="string">
              <text:p text:style-name="Table_20_body"><text:span text:style-name="T29">56</text:span></text:p>
            </table:table-cell>
            <table:table-cell table:style-name="Table1.A2" office:value-type="string">
              <text:p text:style-name="Table_20_body"><text:span text:style-name="T29">31 (28, 3)</text:span></text:p>
            </table:table-cell>
            <table:table-cell table:style-name="Table1.A2" office:value-type="string">
              <text:p text:style-name="Table_20_body"><text:span text:style-name="T29">6 (5, 1)</text:span></text:p>
            </table:table-cell>
            <table:table-cell table:style-name="Table1.A2" office:value-type="string">
              <text:p text:style-name="P24"><text:span text:style-name="T29">13 (11, 2)</text:span></text:p>
            </table:table-cell>
            <table:table-cell table:style-name="Table1.A2" office:value-type="string">
              <text:p text:style-name="Table_20_body"><text:span text:style-name="T29">12 (12, 0)</text:span></text:p>
            </table:table-cell>
            <table:table-cell table:style-name="Table1.A2" office:value-type="string">
              <text:p text:style-name="Table_20_body"><text:span text:style-name="T29">5-182</text:span></text:p>
            </table:table-cell>
            <table:table-cell table:style-name="Table1.A2" office:value-type="string">
              <text:p text:style-name="Table_20_body"><text:span text:style-name="T29">5.10e+61</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31">(Lassila </text:span><text:span text:style-name="T27">et al.</text:span><text:span text:style-name="T31">, 2002)</text:span></text:p>
            </table:table-cell>
          </table:table-row>
          <table:table-row table:style-name="Table1.1">
            <table:table-cell table:style-name="Table1.A2" office:value-type="string">
              <text:p text:style-name="Table_20_body"><text:span text:style-name="T29">1CM1</text:span></text:p>
            </table:table-cell>
            <table:table-cell table:style-name="Table1.A2" office:value-type="string">
              <text:p text:style-name="Table_20_body"><text:span text:style-name="T29">143</text:span></text:p>
            </table:table-cell>
            <table:table-cell table:style-name="Table1.A2" office:value-type="string">
              <text:p text:style-name="Table_20_body"><text:span text:style-name="T29">42(18,24)</text:span></text:p>
            </table:table-cell>
            <table:table-cell table:style-name="Table1.A2" office:value-type="string">
              <text:p text:style-name="Table_20_body"><text:span text:style-name="T29">23 (10, 13)</text:span></text:p>
            </table:table-cell>
            <table:table-cell table:style-name="Table1.A2" office:value-type="string">
              <text:p text:style-name="P24"><text:span text:style-name="T29">16(7, 9)</text:span></text:p>
            </table:table-cell>
            <table:table-cell table:style-name="Table1.A2" office:value-type="string">
              <text:p text:style-name="Table_20_body"><text:span text:style-name="T29">3 (1, 0)</text:span></text:p>
            </table:table-cell>
            <table:table-cell table:style-name="Table1.A2" office:value-type="string">
              <text:p text:style-name="Table_20_body"><text:span text:style-name="T29">3-186</text:span></text:p>
            </table:table-cell>
            <table:table-cell table:style-name="Table1.A2" office:value-type="string">
              <text:p text:style-name="Table_20_body"><text:span text:style-name="T29">3.73e+63</text:span></text:p>
            </table:table-cell>
            <table:table-cell table:style-name="Table1.A2" office:value-type="string">
              <text:p text:style-name="P25"><text:span text:style-name="T3">Calmodulin-dependant protein Kinase II alpha chain, Ca</text:span><text:span text:style-name="T7">2+</text:span></text:p>
            </table:table-cell>
            <table:table-cell table:style-name="Table1.A2" office:value-type="string">
              <text:p text:style-name="Table_20_body"><text:span text:style-name="T29">(Yosef </text:span><text:span text:style-name="T28">et al.</text:span><text:span text:style-name="T29">, 2009)</text:span></text:p>
            </table:table-cell>
          </table:table-row>
          <table:table-row table:style-name="Table1.1">
            <table:table-cell table:style-name="Table1.A2" office:value-type="string">
              <text:p text:style-name="Table_20_body"><text:span text:style-name="T29">1BRS</text:span></text:p>
            </table:table-cell>
            <table:table-cell table:style-name="Table1.A2" office:value-type="string">
              <text:p text:style-name="Table_20_body"><text:span text:style-name="T29">108</text:span></text:p>
            </table:table-cell>
            <table:table-cell table:style-name="Table1.A2" office:value-type="string">
              <text:p text:style-name="Table_20_body"><text:span text:style-name="T29">44 <text:s/>(19, 25)</text:span></text:p>
            </table:table-cell>
            <table:table-cell table:style-name="Table1.A2" office:value-type="string">
              <text:p text:style-name="Table_20_body"><text:span text:style-name="T29">13 (2, 11)</text:span></text:p>
            </table:table-cell>
            <table:table-cell table:style-name="Table1.A2" office:value-type="string">
              <text:p text:style-name="P24"><text:span text:style-name="T29">23 (10, 13)</text:span></text:p>
            </table:table-cell>
            <table:table-cell table:style-name="Table1.A2" office:value-type="string">
              <text:p text:style-name="Table_20_body"><text:span text:style-name="T29">8 (7, 0)</text:span></text:p>
            </table:table-cell>
            <table:table-cell table:style-name="Table1.A2" office:value-type="string">
              <text:p text:style-name="Table_20_body"><text:span text:style-name="T29">3-194</text:span></text:p>
            </table:table-cell>
            <table:table-cell table:style-name="Table1.A2" office:value-type="string">
              <text:p text:style-name="Table_20_body"><text:span text:style-name="T29">1.67e+64</text:span></text:p>
            </table:table-cell>
            <table:table-cell table:style-name="Table1.A2" office:value-type="string">
              <text:p text:style-name="P25"><text:span text:style-name="T29">Barstar protein chain-D</text:span></text:p>
            </table:table-cell>
            <table:table-cell table:style-name="Table1.A2" office:value-type="string">
              <text:p text:style-name="Table_20_body"><text:span text:style-name="T29">(Pokala and Handel, 2005)</text:span></text:p>
            </table:table-cell>
          </table:table-row>
          <table:table-row table:style-name="Table1.1">
            <table:table-cell table:style-name="Table1.A2" office:value-type="string">
              <text:p text:style-name="Table_20_body"><text:span text:style-name="T29">1ENH</text:span></text:p>
            </table:table-cell>
            <table:table-cell table:style-name="Table1.A2" office:value-type="string">
              <text:p text:style-name="Table_20_body"><text:span text:style-name="T29">54</text:span></text:p>
            </table:table-cell>
            <table:table-cell table:style-name="Table1.A2" office:value-type="string">
              <text:p text:style-name="Table_20_body"><text:span text:style-name="T29">36 (27, 9)</text:span></text:p>
            </table:table-cell>
            <table:table-cell table:style-name="Table1.A2" office:value-type="string">
              <text:p text:style-name="Table_20_body"><text:span text:style-name="T29">7 (5, 2)</text:span></text:p>
            </table:table-cell>
            <table:table-cell table:style-name="Table1.A2" office:value-type="string">
              <text:p text:style-name="P24"><text:span text:style-name="T29">11 ( 4, 7)</text:span></text:p>
            </table:table-cell>
            <table:table-cell table:style-name="Table1.A2" office:value-type="string">
              <text:p text:style-name="Table_20_body"><text:span text:style-name="T29">18 (18, 0)</text:span></text:p>
            </table:table-cell>
            <table:table-cell table:style-name="Table1.A2" office:value-type="string">
              <text:p text:style-name="Table_20_body"><text:span text:style-name="T29">5-182</text:span></text:p>
            </table:table-cell>
            <table:table-cell table:style-name="Table1.A2" office:value-type="string">
              <text:p text:style-name="Table_20_body"><text:span text:style-name="T29">6.65e+64</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31">(Marshall </text:span><text:span text:style-name="T27">et al.</text:span><text:span text:style-name="T31">, 2002)</text:span></text:p>
            </table:table-cell>
          </table:table-row>
          <table:table-row table:style-name="Table1.1">
            <table:table-cell table:style-name="Table1.A2" office:value-type="string">
              <text:p text:style-name="Table_20_body"><text:span text:style-name="T29">1CDL</text:span></text:p>
            </table:table-cell>
            <table:table-cell table:style-name="Table1.A2" office:value-type="string">
              <text:p text:style-name="Table_20_body"><text:span text:style-name="T29">142</text:span></text:p>
            </table:table-cell>
            <table:table-cell table:style-name="Table1.A2" office:value-type="string">
              <text:p text:style-name="Table_20_body"><text:span text:style-name="T29">40 (21, 19)</text:span></text:p>
            </table:table-cell>
            <table:table-cell table:style-name="Table1.A2" office:value-type="string">
              <text:p text:style-name="Table_20_body"><text:span text:style-name="T29">14 (8, 6)</text:span></text:p>
            </table:table-cell>
            <table:table-cell table:style-name="Table1.A2" office:value-type="string">
              <text:p text:style-name="P24"><text:span text:style-name="T29">22(12, 10)</text:span></text:p>
            </table:table-cell>
            <table:table-cell table:style-name="Table1.A2" office:value-type="string">
              <text:p text:style-name="Table_20_body"><text:span text:style-name="T29">4 (1, 0)</text:span></text:p>
            </table:table-cell>
            <table:table-cell table:style-name="Table1.A2" office:value-type="string">
              <text:p text:style-name="Table_20_body"><text:span text:style-name="T29">3-186</text:span></text:p>
            </table:table-cell>
            <table:table-cell table:style-name="Table1.A2" office:value-type="string">
              <text:p text:style-name="Table_20_body"><text:span text:style-name="T29">5.68e+65</text:span></text:p>
            </table:table-cell>
            <table:table-cell table:style-name="Table1.A2" office:value-type="string">
              <text:p text:style-name="P25"><text:span text:style-name="T3">Calmodulin-dependant protein Kinase II alpha chain, Ca</text:span><text:span text:style-name="T7">2+</text:span></text:p>
            </table:table-cell>
            <table:table-cell table:style-name="Table1.A2" office:value-type="string">
              <text:p text:style-name="Table_20_body"><text:span text:style-name="T29">(Fromer and Yanover, 2009)</text:span></text:p>
            </table:table-cell>
          </table:table-row>
          <table:table-row table:style-name="Table1.1">
            <table:table-cell table:style-name="Table1.A2" office:value-type="string">
              <text:p text:style-name="Table_20_body"><text:span text:style-name="T29">1LZ1</text:span></text:p>
            </table:table-cell>
            <table:table-cell table:style-name="Table1.A2" office:value-type="string">
              <text:p text:style-name="Table_20_body"><text:span text:style-name="T29">130</text:span></text:p>
            </table:table-cell>
            <table:table-cell table:style-name="Table1.A2" office:value-type="string">
              <text:p text:style-name="Table_20_body"><text:span text:style-name="T29">59 (22, 37)</text:span></text:p>
            </table:table-cell>
            <table:table-cell table:style-name="Table1.A2" office:value-type="string">
              <text:p text:style-name="Table_20_body"><text:span text:style-name="T29">22 (22, 0)</text:span></text:p>
            </table:table-cell>
            <table:table-cell table:style-name="Table1.A2" office:value-type="string">
              <text:p text:style-name="P24"><text:span text:style-name="T29">37 ( 0, 37)</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57</text:span></text:p>
            </table:table-cell>
            <table:table-cell table:style-name="Table1.A2" office:value-type="string">
              <text:p text:style-name="Table_20_body"><text:span text:style-name="T29">1.04e+72</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29">(Baldwin </text:span><text:span text:style-name="T28">et al.</text:span><text:span text:style-name="T29">, 1993)</text:span></text:p>
            </table:table-cell>
          </table:table-row>
          <table:table-row table:style-name="Table1.1">
            <table:table-cell table:style-name="Table1.A2" office:value-type="string">
              <text:p text:style-name="Table_20_body"><text:span text:style-name="T29">2CI2</text:span></text:p>
            </table:table-cell>
            <table:table-cell table:style-name="Table1.A2" office:value-type="string">
              <text:p text:style-name="Table_20_body"><text:span text:style-name="T29">65</text:span></text:p>
            </table:table-cell>
            <table:table-cell table:style-name="Table1.A2" office:value-type="string">
              <text:p text:style-name="Table_20_body"><text:span text:style-name="T29">51 (27, 24)</text:span></text:p>
            </table:table-cell>
            <table:table-cell table:style-name="Table1.A2" office:value-type="string">
              <text:p text:style-name="Table_20_body"><text:span text:style-name="T29">16 (8, 8)</text:span></text:p>
            </table:table-cell>
            <table:table-cell table:style-name="Table1.A2" office:value-type="string">
              <text:p text:style-name="P24"><text:span text:style-name="T29">29 (13, 16)</text:span></text:p>
            </table:table-cell>
            <table:table-cell table:style-name="Table1.A2" office:value-type="string">
              <text:p text:style-name="Table_20_body"><text:span text:style-name="T29">6 (6, 0)</text:span></text:p>
            </table:table-cell>
            <table:table-cell table:style-name="Table1.A2" office:value-type="string">
              <text:p text:style-name="Table_20_body"><text:span text:style-name="T29">3-183</text:span></text:p>
            </table:table-cell>
            <table:table-cell table:style-name="Table1.A2" office:value-type="string">
              <text:p text:style-name="Table_20_body"><text:span text:style-name="T29">7.26e+75</text:span></text:p>
            </table:table-cell>
            <table:table-cell table:style-name="Table1.A2" office:value-type="string">
              <text:p text:style-name="P25"><text:span text:style-name="T29">-</text:span></text:p>
            </table:table-cell>
            <table:table-cell table:style-name="Table1.A2" office:value-type="string">
              <text:p text:style-name="Table_20_body">(Fersht, 1995)</text:p>
            </table:table-cell>
          </table:table-row>
          <table:table-row table:style-name="Table1.1">
            <table:table-cell table:style-name="Table1.A2" office:value-type="string">
              <text:p text:style-name="Table_20_body"><text:span text:style-name="T29">1GVP</text:span></text:p>
            </table:table-cell>
            <table:table-cell table:style-name="Table1.A2" office:value-type="string">
              <text:p text:style-name="Table_20_body"><text:span text:style-name="T29">87</text:span></text:p>
            </table:table-cell>
            <table:table-cell table:style-name="Table1.A2" office:value-type="string">
              <text:p text:style-name="Table_20_body"><text:span text:style-name="T29">52 (28, 24)</text:span></text:p>
            </table:table-cell>
            <table:table-cell table:style-name="Table1.A2" office:value-type="string">
              <text:p text:style-name="Table_20_body"><text:span text:style-name="T29">17 (9, 8)</text:span></text:p>
            </table:table-cell>
            <table:table-cell table:style-name="Table1.A2" office:value-type="string">
              <text:p text:style-name="P24"><text:span text:style-name="T29">28 (12, 16)</text:span></text:p>
            </table:table-cell>
            <table:table-cell table:style-name="Table1.A2" office:value-type="string">
              <text:p text:style-name="Table_20_body"><text:span text:style-name="T29">7 (7, 0)</text:span></text:p>
            </table:table-cell>
            <table:table-cell table:style-name="Table1.A2" office:value-type="string">
              <text:p text:style-name="Table_20_body"><text:span text:style-name="T29">3-182</text:span></text:p>
            </table:table-cell>
            <table:table-cell table:style-name="Table1.A2" office:value-type="string">
              <text:p text:style-name="Table_20_body"><text:span text:style-name="T29">1.51e+78</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29">(Sandberg and Terwilliger, 1993),</text:span></text:p>
            </table:table-cell>
          </table:table-row>
          <table:table-row table:style-name="Table1.1">
            <table:table-cell table:style-name="Table1.A2" office:value-type="string">
              <text:p text:style-name="Table_20_body"><text:span text:style-name="T29">1RIS</text:span></text:p>
            </table:table-cell>
            <table:table-cell table:style-name="Table1.A2" office:value-type="string">
              <text:p text:style-name="Table_20_body"><text:span text:style-name="T29">97</text:span></text:p>
            </table:table-cell>
            <table:table-cell table:style-name="Table1.A2" office:value-type="string">
              <text:p text:style-name="Table_20_body"><text:span text:style-name="T29">56 (27, 29)</text:span></text:p>
            </table:table-cell>
            <table:table-cell table:style-name="Table1.A2" office:value-type="string">
              <text:p text:style-name="Table_20_body"><text:span text:style-name="T29">17 (14, 3)</text:span></text:p>
            </table:table-cell>
            <table:table-cell table:style-name="Table1.A2" office:value-type="string">
              <text:p text:style-name="P24"><text:span text:style-name="T29">37 (11, 26)</text:span></text:p>
            </table:table-cell>
            <table:table-cell table:style-name="Table1.A2" office:value-type="string">
              <text:p text:style-name="Table_20_body"><text:span text:style-name="T29">2 (2, 0)</text:span></text:p>
            </table:table-cell>
            <table:table-cell table:style-name="Table1.A2" office:value-type="string">
              <text:p text:style-name="Table_20_body"><text:span text:style-name="T29">3-182</text:span></text:p>
            </table:table-cell>
            <table:table-cell table:style-name="Table1.A2" office:value-type="string">
              <text:p text:style-name="Table_20_body"><text:span text:style-name="T29">1.23e+80</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31">(Dantas </text:span><text:span text:style-name="T27">et al.</text:span><text:span text:style-name="T31">, 2003)</text:span></text:p>
            </table:table-cell>
          </table:table-row>
          <table:table-row table:style-name="Table1.1">
            <table:table-cell table:style-name="Table1.A2" office:value-type="string">
              <text:p text:style-name="Table_20_body"><text:span text:style-name="T29">2RN2</text:span></text:p>
            </table:table-cell>
            <table:table-cell table:style-name="Table1.A2" office:value-type="string">
              <text:p text:style-name="Table_20_body"><text:span text:style-name="T29">155</text:span></text:p>
            </table:table-cell>
            <table:table-cell table:style-name="Table1.A2" office:value-type="string">
              <text:p text:style-name="Table_20_body"><text:span text:style-name="T29">69 (27, 42)</text:span></text:p>
            </table:table-cell>
            <table:table-cell table:style-name="Table1.A2" office:value-type="string">
              <text:p text:style-name="Table_20_body"><text:span text:style-name="T29">27 (27, 0)</text:span></text:p>
            </table:table-cell>
            <table:table-cell table:style-name="Table1.A2" office:value-type="string">
              <text:p text:style-name="P24"><text:span text:style-name="T29">42 (0, 42)</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66</text:span></text:p>
            </table:table-cell>
            <table:table-cell table:style-name="Table1.A2" office:value-type="string">
              <text:p text:style-name="Table_20_body"><text:span text:style-name="T29">3.68e+80</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29">(Pokala and Handel, 2005)</text:span></text:p>
            </table:table-cell>
          </table:table-row>
          <table:table-row table:style-name="Table1.1">
            <table:table-cell table:style-name="Table1.A2" office:value-type="string">
              <text:p text:style-name="Table_20_body"><text:span text:style-name="T29">1CSE</text:span></text:p>
            </table:table-cell>
            <table:table-cell table:style-name="Table1.A2" office:value-type="string">
              <text:p text:style-name="Table_20_body"><text:span text:style-name="T29">274</text:span></text:p>
            </table:table-cell>
            <table:table-cell table:style-name="Table1.A2" office:value-type="string">
              <text:p text:style-name="Table_20_body"><text:span text:style-name="T29">97 (4, 93)</text:span></text:p>
            </table:table-cell>
            <table:table-cell table:style-name="Table1.A2" office:value-type="string">
              <text:p text:style-name="Table_20_body"><text:span text:style-name="T29">30 (0, 30)</text:span></text:p>
            </table:table-cell>
            <table:table-cell table:style-name="Table1.A2" office:value-type="string">
              <text:p text:style-name="P24"><text:span text:style-name="T29">65 (2, 63)</text:span></text:p>
            </table:table-cell>
            <table:table-cell table:style-name="Table1.A2" office:value-type="string">
              <text:p text:style-name="Table_20_body"><text:span text:style-name="T29">2 (2, 0)</text:span></text:p>
            </table:table-cell>
            <table:table-cell table:style-name="Table1.A2" office:value-type="string">
              <text:p text:style-name="Table_20_body"><text:span text:style-name="T29">3-183</text:span></text:p>
            </table:table-cell>
            <table:table-cell table:style-name="Table1.A2" office:value-type="string">
              <text:p text:style-name="Table_20_body"><text:span text:style-name="T29">8.35e+82</text:span></text:p>
            </table:table-cell>
            <table:table-cell table:style-name="Table1.A2" office:value-type="string">
              <text:p text:style-name="P25"><text:span text:style-name="T29">Ca</text:span><text:span text:style-name="T10">2+</text:span></text:p>
            </table:table-cell>
            <table:table-cell table:style-name="Table1.A2" office:value-type="string">
              <text:p text:style-name="Table_20_body"><text:span text:style-name="T31">(Yi </text:span><text:span text:style-name="T27">et al.</text:span><text:span text:style-name="T31">, 2003)</text:span></text:p>
            </table:table-cell>
          </table:table-row>
          <table:table-row table:style-name="Table1.1">
            <table:table-cell table:style-name="Table1.A2" office:value-type="string">
              <text:p text:style-name="Table_20_body"><text:span text:style-name="T29">1HNG</text:span></text:p>
            </table:table-cell>
            <table:table-cell table:style-name="Table1.A2" office:value-type="string">
              <text:p text:style-name="Table_20_body"><text:span text:style-name="T29">175</text:span></text:p>
            </table:table-cell>
            <table:table-cell table:style-name="Table1.A2" office:value-type="string">
              <text:p text:style-name="Table_20_body"><text:span text:style-name="T29">85 (13, 72)</text:span></text:p>
            </table:table-cell>
            <table:table-cell table:style-name="Table1.A2" office:value-type="string">
              <text:p text:style-name="Table_20_body"><text:span text:style-name="T29">19 (4, 15)</text:span></text:p>
            </table:table-cell>
            <table:table-cell table:style-name="Table1.A2" office:value-type="string">
              <text:p text:style-name="P24"><text:span text:style-name="T29">63 (6, 57)</text:span></text:p>
            </table:table-cell>
            <table:table-cell table:style-name="Table1.A2" office:value-type="string">
              <text:p text:style-name="Table_20_body"><text:span text:style-name="T29">3 (3, 0)</text:span></text:p>
            </table:table-cell>
            <table:table-cell table:style-name="Table1.A2" office:value-type="string">
              <text:p text:style-name="Table_20_body"><text:span text:style-name="T29">3-182</text:span></text:p>
            </table:table-cell>
            <table:table-cell table:style-name="Table1.A2" office:value-type="string">
              <text:p text:style-name="Table_20_body"><text:span text:style-name="T29">3.70e+88</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29">(Lorch </text:span><text:span text:style-name="T28">et al.</text:span><text:span text:style-name="T29">, 1999; Poso </text:span><text:span text:style-name="T28">et al.</text:span><text:span text:style-name="T29">, 2000)</text:span></text:p>
            </table:table-cell>
          </table:table-row>
          <table:table-row table:style-name="Table1.1">
            <table:table-cell table:style-name="Table1.A2" office:value-type="string">
              <text:p text:style-name="Table_20_body"><text:span text:style-name="T29">3CHY</text:span></text:p>
            </table:table-cell>
            <table:table-cell table:style-name="Table1.A2" office:value-type="string">
              <text:p text:style-name="Table_20_body"><text:span text:style-name="T29">128</text:span></text:p>
            </table:table-cell>
            <table:table-cell table:style-name="Table1.A2" office:value-type="string">
              <text:p text:style-name="Table_20_body"><text:span text:style-name="T29">74 (31, 43)</text:span></text:p>
            </table:table-cell>
            <table:table-cell table:style-name="Table1.A2" office:value-type="string">
              <text:p text:style-name="Table_20_body"><text:span text:style-name="T29">31 (31, 0)</text:span></text:p>
            </table:table-cell>
            <table:table-cell table:style-name="Table1.A2" office:value-type="string">
              <text:p text:style-name="P24"><text:span text:style-name="T29">43 (0, 43)</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66</text:span></text:p>
            </table:table-cell>
            <table:table-cell table:style-name="Table1.A2" office:value-type="string">
              <text:p text:style-name="Table_20_body"><text:span text:style-name="T29">2.36e+92</text:span></text:p>
            </table:table-cell>
            <table:table-cell table:style-name="Table1.A2" office:value-type="string">
              <text:p text:style-name="P25"><draw:frame draw:style-name="fr2" text:anchor-type="as-char" svg:width="0.3783in" svg:height="0.4098in" draw:z-index="15"><draw:object xlink:href="./Object 12" xlink:type="simple" xlink:show="embed" xlink:actuate="onLoad"/><draw:image xlink:href="./ObjectReplacements/Object 12" xlink:type="simple" xlink:show="embed" xlink:actuate="onLoad"/></draw:frame></text:p>
            </table:table-cell>
            <table:table-cell table:style-name="Table1.A2" office:value-type="string">
              <text:p text:style-name="Table_20_body"><text:span text:style-name="T29">(Pokala and Handel, 2005)</text:span></text:p>
            </table:table-cell>
          </table:table-row>
          <table:table-row table:style-name="Table1.1">
            <table:table-cell table:style-name="Table1.A2" office:value-type="string">
              <text:p text:style-name="Table_20_body"><text:span text:style-name="T29">1L63</text:span></text:p>
            </table:table-cell>
            <table:table-cell table:style-name="Table1.A2" office:value-type="string">
              <text:p text:style-name="Table_20_body"><text:span text:style-name="T29">162</text:span></text:p>
            </table:table-cell>
            <table:table-cell table:style-name="Table1.A2" office:value-type="string">
              <text:p text:style-name="Table_20_body"><text:span text:style-name="T29">83 (21, 62)</text:span></text:p>
            </table:table-cell>
            <table:table-cell table:style-name="Table1.A2" office:value-type="string">
              <text:p text:style-name="Table_20_body"><text:span text:style-name="T29">21 (15, 6)</text:span></text:p>
            </table:table-cell>
            <table:table-cell table:style-name="Table1.A2" office:value-type="string">
              <text:p text:style-name="P24"><text:span text:style-name="T29">61 (5, 56)</text:span></text:p>
            </table:table-cell>
            <table:table-cell table:style-name="Table1.A2" office:value-type="string">
              <text:p text:style-name="Table_20_body"><text:span text:style-name="T29">1 (1, 0)</text:span></text:p>
            </table:table-cell>
            <table:table-cell table:style-name="Table1.A2" office:value-type="string">
              <text:p text:style-name="Table_20_body"><text:span text:style-name="T29">3-182</text:span></text:p>
            </table:table-cell>
            <table:table-cell table:style-name="Table1.A2" office:value-type="string">
              <text:p text:style-name="Table_20_body"><text:span text:style-name="T29">2.17e+94</text:span></text:p>
            </table:table-cell>
            <table:table-cell table:style-name="Table1.A2" office:value-type="string">
              <text:p text:style-name="P25"><text:span text:style-name="T29">Cl</text:span><text:span text:style-name="T10">-</text:span></text:p>
            </table:table-cell>
            <table:table-cell table:style-name="Table1.A2" office:value-type="string">
              <text:p text:style-name="Table_20_body"><text:span text:style-name="T31">(Baldwin </text:span><text:span text:style-name="T27">et al.</text:span><text:span text:style-name="T31">, 1993; Blaber </text:span><text:span text:style-name="T27">et al.</text:span><text:span text:style-name="T31">, 1994)</text:span></text:p>
            </table:table-cell>
          </table:table-row>
          <table:table-row table:style-name="Table1.1">
            <table:table-cell table:style-name="Table1.A2" office:value-type="string">
              <text:p text:style-name="Table_20_body"><text:span text:style-name="T29">3HHR</text:span></text:p>
            </table:table-cell>
            <table:table-cell table:style-name="Table1.A2" office:value-type="string">
              <text:p text:style-name="Table_20_body"><text:span text:style-name="T29">185</text:span></text:p>
            </table:table-cell>
            <table:table-cell table:style-name="Table1.A2" office:value-type="string">
              <text:p text:style-name="Table_20_body"><text:span text:style-name="T29">115 (45, 70)</text:span></text:p>
            </table:table-cell>
            <table:table-cell table:style-name="Table1.A2" office:value-type="string">
              <text:p text:style-name="Table_20_body"><text:span text:style-name="T29">46 (29, 17)</text:span></text:p>
            </table:table-cell>
            <table:table-cell table:style-name="Table1.A2" office:value-type="string">
              <text:p text:style-name="P24"><text:span text:style-name="T29">69 (16, 53)</text:span></text:p>
            </table:table-cell>
            <table:table-cell table:style-name="Table1.A2" office:value-type="string">
              <text:p text:style-name="Table_20_body"><text:span text:style-name="T29">0 (0, 0)</text:span></text:p>
            </table:table-cell>
            <table:table-cell table:style-name="Table1.A2" office:value-type="string">
              <text:p text:style-name="Table_20_body"><text:span text:style-name="T29">3-186</text:span></text:p>
            </table:table-cell>
            <table:table-cell table:style-name="Table1.A2" office:value-type="string">
              <text:p text:style-name="Table_20_body"><text:span text:style-name="T29">2.98e+171</text:span></text:p>
            </table:table-cell>
            <table:table-cell table:style-name="Table1.A2" office:value-type="string">
              <text:p text:style-name="P25"><text:span text:style-name="T29">-</text:span></text:p>
            </table:table-cell>
            <table:table-cell table:style-name="Table1.A2" office:value-type="string">
              <text:p text:style-name="Table_20_body"><text:span text:style-name="T29">(Filikov </text:span><text:span text:style-name="T28">et al.</text:span><text:span text:style-name="T29">, 2002)</text:span></text:p>
            </table:table-cell>
          </table:table-row>
          <table:table-row table:style-name="Table1.1">
            <table:table-cell table:style-name="Table1.A36" office:value-type="string">
              <text:p text:style-name="Table_20_body_20_last"><text:span text:style-name="T29">1STN</text:span></text:p>
            </table:table-cell>
            <table:table-cell table:style-name="Table1.A36" office:value-type="string">
              <text:p text:style-name="Table_20_body_20_last"><text:span text:style-name="T29">136</text:span></text:p>
            </table:table-cell>
            <table:table-cell table:style-name="Table1.A36" office:value-type="string">
              <text:p text:style-name="Table_20_body_20_last"><text:span text:style-name="T29">120 (119, 1)</text:span></text:p>
            </table:table-cell>
            <table:table-cell table:style-name="Table1.A36" office:value-type="string">
              <text:p text:style-name="Table_20_body_20_last"><text:span text:style-name="T29">27 (27, 0)</text:span></text:p>
            </table:table-cell>
            <table:table-cell table:style-name="Table1.A36" office:value-type="string">
              <text:p text:style-name="P26"><text:span text:style-name="T29">52 (51, 1)</text:span></text:p>
            </table:table-cell>
            <table:table-cell table:style-name="Table1.A36" office:value-type="string">
              <text:p text:style-name="Table_20_body_20_last"><text:span text:style-name="T29">41 (41, 0)</text:span></text:p>
            </table:table-cell>
            <table:table-cell table:style-name="Table1.A36" office:value-type="string">
              <text:p text:style-name="Table_20_body_20_last"><text:span text:style-name="T29">7-190</text:span></text:p>
            </table:table-cell>
            <table:table-cell table:style-name="Table1.A36" office:value-type="string">
              <text:p text:style-name="Table_20_body_20_last"><text:span text:style-name="T29">2.00e+249 <text:s/></text:span></text:p>
            </table:table-cell>
            <table:table-cell table:style-name="Table1.A36" office:value-type="string">
              <text:p text:style-name="P27"><text:span text:style-name="T29">-</text:span></text:p>
            </table:table-cell>
            <table:table-cell table:style-name="Table1.A36" office:value-type="string">
              <text:p text:style-name="Table_20_body_20_last"><text:span text:style-name="T31">(Schwehm </text:span><text:span text:style-name="T27">et al.</text:span><text:span text:style-name="T31">, 1998; Holder </text:span><text:span text:style-name="T27">et al.</text:span><text:span text:style-name="T31">, 2001)</text:span></text:p>
            </table:table-cell>
          </table:table-row>
        </table:table>
        <text:p text:style-name="_3c_Table_20_caption_3e_">For each instance: <text:s/>system reference PDB id (PDB), number of residues (N), <text:s/>number of designable residues of the whole system (N-variable), <text:s/>number of <text:s/>designable residues (N-variable) at each layer of the mutable chain <text:s/>(<text:span text:style-name="T4">a</text:span>core, <text:s/><text:span text:style-name="T4">b</text:span>boundary, <text:span text:style-name="T4">c</text:span>surface), <text:s/><text:span text:style-name="T4">d</text:span>minimal and maximal number of rotamers per variable position, and references.</text:p>
        <text:p text:style-name="P9"/>
      </text:section>
      <text:section text:style-name="Sect1" text:name="Section1">
        <text:p text:style-name="P30"><text:span text:style-name="T21">Table S:</text:span> Description of input models</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_3c_Table_20_Column_20_head_3e_"><text:span text:style-name="T26">System name</text:span></text:p>
            </table:table-cell>
            <table:table-cell table:style-name="Table2.A1" office:value-type="string">
              <text:p text:style-name="_3c_Table_20_Column_20_head_3e_"><text:span text:style-name="T26">PDB</text:span></text:p>
            </table:table-cell>
            <table:table-cell table:style-name="Table2.A1" office:value-type="string">
              <text:p text:style-name="_3c_Table_20_Column_20_head_3e_"><text:span text:style-name="T26">R(Å)</text:span></text:p>
            </table:table-cell>
            <table:table-cell table:style-name="Table2.A1" office:value-type="string">
              <text:p text:style-name="_3c_Table_20_Column_20_head_3e_"><text:span text:style-name="T26">N</text:span></text:p>
            </table:table-cell>
            <table:table-cell table:style-name="Table2.A1" office:value-type="string">
              <text:p text:style-name="_3c_Table_20_Column_20_head_3e_"><text:span text:style-name="T26">Class</text:span></text:p>
            </table:table-cell>
            <table:table-cell table:style-name="Table2.A1" office:value-type="string">
              <text:p text:style-name="_3c_Table_20_Column_20_head_3e_"><text:span text:style-name="T26">Fold</text:span></text:p>
            </table:table-cell>
          </table:table-row>
          <table:table-row table:style-name="Table2.1">
            <table:table-cell table:style-name="Table2.A2" office:value-type="string">
              <text:p text:style-name="Table_20_body_20_first"><text:span text:style-name="T25">E.coli </text:span>Cold-shock protein A</text:p>
            </table:table-cell>
            <table:table-cell table:style-name="Table2.A2" office:value-type="string">
              <text:p text:style-name="Table_20_body_20_first">1MJC</text:p>
            </table:table-cell>
            <table:table-cell table:style-name="Table2.A2" office:value-type="string">
              <text:p text:style-name="Table_20_body_20_first">2.00 </text:p>
            </table:table-cell>
            <table:table-cell table:style-name="Table2.A2" office:value-type="string">
              <text:p text:style-name="Table_20_body_20_first"><text:s/>69 </text:p>
            </table:table-cell>
            <table:table-cell table:style-name="Table2.A2" office:value-type="string">
              <text:p text:style-name="Table_20_body_20_first">All beta </text:p>
            </table:table-cell>
            <table:table-cell table:style-name="Table2.A2" office:value-type="string">
              <text:p text:style-name="Table_20_body_20_first">OB-fold</text:p>
            </table:table-cell>
          </table:table-row>
          <table:table-row table:style-name="Table2.1">
            <table:table-cell table:style-name="Table2.A2" office:value-type="string">
              <text:p text:style-name="Table_20_body"><text:span text:style-name="T25">B. subtilis</text:span> Cold-shock protein B </text:p>
            </table:table-cell>
            <table:table-cell table:style-name="Table2.A2" office:value-type="string">
              <text:p text:style-name="Table_20_body">1CSP</text:p>
            </table:table-cell>
            <table:table-cell table:style-name="Table2.A2" office:value-type="string">
              <text:p text:style-name="Table_20_body">2.45 </text:p>
            </table:table-cell>
            <table:table-cell table:style-name="Table2.A2" office:value-type="string">
              <text:p text:style-name="Table_20_body"><text:s/>67 </text:p>
            </table:table-cell>
            <table:table-cell table:style-name="Table2.A2" office:value-type="string">
              <text:p text:style-name="Table_20_body">All beta </text:p>
            </table:table-cell>
            <table:table-cell table:style-name="Table2.A2" office:value-type="string">
              <text:p text:style-name="Table_20_body">OB-fold</text:p>
            </table:table-cell>
          </table:table-row>
          <table:table-row table:style-name="Table2.1">
            <table:table-cell table:style-name="Table2.A2" office:value-type="string">
              <text:p text:style-name="Table_20_body">A-Spectrin SH3 domain mutant</text:p>
            </table:table-cell>
            <table:table-cell table:style-name="Table2.A2" office:value-type="string">
              <text:p text:style-name="Table_20_body">1BK2</text:p>
            </table:table-cell>
            <table:table-cell table:style-name="Table2.A2" office:value-type="string">
              <text:p text:style-name="Table_20_body">2.01 </text:p>
            </table:table-cell>
            <table:table-cell table:style-name="Table2.A2" office:value-type="string">
              <text:p text:style-name="Table_20_body"><text:s/>57 </text:p>
            </table:table-cell>
            <table:table-cell table:style-name="Table2.A2" office:value-type="string">
              <text:p text:style-name="Table_20_body">All beta </text:p>
            </table:table-cell>
            <table:table-cell table:style-name="Table2.A2" office:value-type="string">
              <text:p text:style-name="Table_20_body">SH3-like barrel</text:p>
            </table:table-cell>
          </table:table-row>
          <table:table-row table:style-name="Table2.1">
            <table:table-cell table:style-name="Table2.A2" office:value-type="string">
              <text:p text:style-name="Table_20_body">A-Spectrin SH3 domain </text:p>
            </table:table-cell>
            <table:table-cell table:style-name="Table2.A2" office:value-type="string">
              <text:p text:style-name="Table_20_body">1SHG</text:p>
            </table:table-cell>
            <table:table-cell table:style-name="Table2.A2" office:value-type="string">
              <text:p text:style-name="Table_20_body">1.80 </text:p>
            </table:table-cell>
            <table:table-cell table:style-name="Table2.A2" office:value-type="string">
              <text:p text:style-name="Table_20_body"><text:s/>57 </text:p>
            </table:table-cell>
            <table:table-cell table:style-name="Table2.A2" office:value-type="string">
              <text:p text:style-name="Table_20_body">All beta </text:p>
            </table:table-cell>
            <table:table-cell table:style-name="Table2.A2" office:value-type="string">
              <text:p text:style-name="Table_20_body">SH3-like barrel</text:p>
            </table:table-cell>
          </table:table-row>
          <table:table-row table:style-name="Table2.1">
            <table:table-cell table:style-name="Table2.A2" office:value-type="string">
              <text:p text:style-name="Table_20_body">C-SRC SH3 domain</text:p>
            </table:table-cell>
            <table:table-cell table:style-name="Table2.A2" office:value-type="string">
              <text:p text:style-name="Table_20_body">1CSK</text:p>
            </table:table-cell>
            <table:table-cell table:style-name="Table2.A2" office:value-type="string">
              <text:p text:style-name="Table_20_body">2.50 </text:p>
            </table:table-cell>
            <table:table-cell table:style-name="Table2.A2" office:value-type="string">
              <text:p text:style-name="Table_20_body"><text:s/>58 </text:p>
            </table:table-cell>
            <table:table-cell table:style-name="Table2.A2" office:value-type="string">
              <text:p text:style-name="Table_20_body">All beta </text:p>
            </table:table-cell>
            <table:table-cell table:style-name="Table2.A2" office:value-type="string">
              <text:p text:style-name="Table_20_body">SH3-like barrel</text:p>
            </table:table-cell>
          </table:table-row>
          <table:table-row table:style-name="Table2.1">
            <table:table-cell table:style-name="Table2.A2" office:value-type="string">
              <text:p text:style-name="Table_20_body">Fyn Tyrosine Kinase SH3 domain </text:p>
            </table:table-cell>
            <table:table-cell table:style-name="Table2.A2" office:value-type="string">
              <text:p text:style-name="Table_20_body">1SHF</text:p>
            </table:table-cell>
            <table:table-cell table:style-name="Table2.A2" office:value-type="string">
              <text:p text:style-name="Table_20_body">1.90 </text:p>
            </table:table-cell>
            <table:table-cell table:style-name="Table2.A2" office:value-type="string">
              <text:p text:style-name="Table_20_body"><text:s/>59 </text:p>
            </table:table-cell>
            <table:table-cell table:style-name="Table2.A2" office:value-type="string">
              <text:p text:style-name="Table_20_body">All beta </text:p>
            </table:table-cell>
            <table:table-cell table:style-name="Table2.A2" office:value-type="string">
              <text:p text:style-name="Table_20_body">SH3-like barrel</text:p>
            </table:table-cell>
          </table:table-row>
          <table:table-row table:style-name="Table2.1">
            <table:table-cell table:style-name="Table2.A2" office:value-type="string">
              <text:p text:style-name="Table_20_body">Phosphotransferase Fyn </text:p>
            </table:table-cell>
            <table:table-cell table:style-name="Table2.A2" office:value-type="string">
              <text:p text:style-name="Table_20_body">1FYN</text:p>
            </table:table-cell>
            <table:table-cell table:style-name="Table2.A2" office:value-type="string">
              <text:p text:style-name="Table_20_body">2.30 </text:p>
            </table:table-cell>
            <table:table-cell table:style-name="Table2.A2" office:value-type="string">
              <text:p text:style-name="Table_20_body">62</text:p>
            </table:table-cell>
            <table:table-cell table:style-name="Table2.A2" office:value-type="string">
              <text:p text:style-name="Table_20_body">All beta </text:p>
            </table:table-cell>
            <table:table-cell table:style-name="Table2.A2" office:value-type="string">
              <text:p text:style-name="Table_20_body">SH3-like barrel</text:p>
            </table:table-cell>
          </table:table-row>
          <table:table-row table:style-name="Table2.1">
            <table:table-cell table:style-name="Table2.A2" office:value-type="string">
              <text:p text:style-name="Table_20_body"><text:span text:style-name="T1">Peptidyl-prolyl cis-trans isomerase </text:span></text:p>
            </table:table-cell>
            <table:table-cell table:style-name="Table2.A2" office:value-type="string">
              <text:p text:style-name="Table_20_body">1PIN</text:p>
            </table:table-cell>
            <table:table-cell table:style-name="Table2.A2" office:value-type="string">
              <text:p text:style-name="Table_20_body">1.35 </text:p>
            </table:table-cell>
            <table:table-cell table:style-name="Table2.A2" office:value-type="string">
              <text:p text:style-name="Table_20_body">154</text:p>
            </table:table-cell>
            <table:table-cell table:style-name="Table2.A2" office:value-type="string">
              <text:p text:style-name="Table_20_body">All beta; <text:s/>(a+b)</text:p>
            </table:table-cell>
            <table:table-cell table:style-name="Table2.A2" office:value-type="string">
              <text:p text:style-name="Table_20_body">WW domain-like; FKBP-like</text:p>
            </table:table-cell>
          </table:table-row>
          <table:table-row table:style-name="Table2.1">
            <table:table-cell table:style-name="Table2.A2" office:value-type="string">
              <text:p text:style-name="Table_20_body">Neurotoxin B</text:p>
            </table:table-cell>
            <table:table-cell table:style-name="Table2.A2" office:value-type="string">
              <text:p text:style-name="Table_20_body">1NXB</text:p>
            </table:table-cell>
            <table:table-cell table:style-name="Table2.A2" office:value-type="string">
              <text:p text:style-name="Table_20_body">1.38 </text:p>
            </table:table-cell>
            <table:table-cell table:style-name="Table2.A2" office:value-type="string">
              <text:p text:style-name="Table_20_body">62</text:p>
            </table:table-cell>
            <table:table-cell table:style-name="Table2.A2" office:value-type="string">
              <text:p text:style-name="Table_20_body">Small proteins</text:p>
            </table:table-cell>
            <table:table-cell table:style-name="Table2.A2" office:value-type="string">
              <text:p text:style-name="Table_20_body">Snake toxin-like</text:p>
            </table:table-cell>
          </table:table-row>
          <table:table-row table:style-name="Table2.1">
            <table:table-cell table:style-name="Table2.A2" office:value-type="string">
              <text:p text:style-name="Table_20_body">Tenascin fibronectin type III <text:s/>domain</text:p>
            </table:table-cell>
            <table:table-cell table:style-name="Table2.A2" office:value-type="string">
              <text:p text:style-name="Table_20_body">1TEN</text:p>
            </table:table-cell>
            <table:table-cell table:style-name="Table2.A2" office:value-type="string">
              <text:p text:style-name="Table_20_body">1.80 </text:p>
            </table:table-cell>
            <table:table-cell table:style-name="Table2.A2" office:value-type="string">
              <text:p text:style-name="Table_20_body"><text:s/>90 </text:p>
            </table:table-cell>
            <table:table-cell table:style-name="Table2.A2" office:value-type="string">
              <text:p text:style-name="Table_20_body">All beta </text:p>
            </table:table-cell>
            <table:table-cell table:style-name="Table2.A2" office:value-type="string">
              <text:p text:style-name="Table_20_body">Immunoglobulin-like beta-sandwich</text:p>
            </table:table-cell>
          </table:table-row>
          <table:table-row table:style-name="Table2.1">
            <table:table-cell table:style-name="Table2.A2" office:value-type="string">
              <text:p text:style-name="Table_20_body">Histidine phosphorelay protein </text:p>
            </table:table-cell>
            <table:table-cell table:style-name="Table2.A2" office:value-type="string">
              <text:p text:style-name="Table_20_body">1POH</text:p>
            </table:table-cell>
            <table:table-cell table:style-name="Table2.A2" office:value-type="string">
              <text:p text:style-name="Table_20_body">2.00 </text:p>
            </table:table-cell>
            <table:table-cell table:style-name="Table2.A2" office:value-type="string">
              <text:p text:style-name="Table_20_body">85</text:p>
            </table:table-cell>
            <table:table-cell table:style-name="Table2.A2" office:value-type="string">
              <text:p text:style-name="Table_20_body"><text:s/>(a+b)</text:p>
            </table:table-cell>
            <table:table-cell table:style-name="Table2.A2" office:value-type="string">
              <text:p text:style-name="Table_20_body">HPr-like</text:p>
            </table:table-cell>
          </table:table-row>
          <table:table-row table:style-name="Table2.1">
            <table:table-cell table:style-name="Table2.A2" office:value-type="string">
              <text:p text:style-name="Table_20_body">D-ribose-binding protein</text:p>
            </table:table-cell>
            <table:table-cell table:style-name="Table2.A2" office:value-type="string">
              <text:p text:style-name="Table_20_body">2DRI</text:p>
            </table:table-cell>
            <table:table-cell table:style-name="Table2.A2" office:value-type="string">
              <text:p text:style-name="Table_20_body">1.60</text:p>
            </table:table-cell>
            <table:table-cell table:style-name="Table2.A2" office:value-type="string">
              <text:p text:style-name="Table_20_body">271</text:p>
            </table:table-cell>
            <table:table-cell table:style-name="Table2.A2" office:value-type="string">
              <text:p text:style-name="Table_20_body"><text:s text:c="6"/>(a/b) <text:tab/></text:p>
            </table:table-cell>
            <table:table-cell table:style-name="Table2.A2" office:value-type="string">
              <text:p text:style-name="Table_20_body">Periplasmic binding protein-like I</text:p>
            </table:table-cell>
          </table:table-row>
          <table:table-row table:style-name="Table2.1">
            <table:table-cell table:style-name="Table2.A2" office:value-type="string">
              <text:p text:style-name="Table_20_body">Fibronectin Cell-adhesion module type III</text:p>
            </table:table-cell>
            <table:table-cell table:style-name="Table2.A2" office:value-type="string">
              <text:p text:style-name="Table_20_body">1FNA</text:p>
            </table:table-cell>
            <table:table-cell table:style-name="Table2.A2" office:value-type="string">
              <text:p text:style-name="Table_20_body">1.80 </text:p>
            </table:table-cell>
            <table:table-cell table:style-name="Table2.A2" office:value-type="string">
              <text:p text:style-name="Table_20_body"><text:s/>91 </text:p>
            </table:table-cell>
            <table:table-cell table:style-name="Table2.A2" office:value-type="string">
              <text:p text:style-name="Table_20_body">All beta </text:p>
            </table:table-cell>
            <table:table-cell table:style-name="Table2.A2" office:value-type="string">
              <text:p text:style-name="Table_20_body">Immunoglobulin-like beta-sandwich</text:p>
            </table:table-cell>
          </table:table-row>
          <table:table-row table:style-name="Table2.1">
            <table:table-cell table:style-name="Table2.A2" office:value-type="string">
              <text:p text:style-name="Table_20_body">Ubiquitin</text:p>
            </table:table-cell>
            <table:table-cell table:style-name="Table2.A2" office:value-type="string">
              <text:p text:style-name="Table_20_body">1UBI</text:p>
            </table:table-cell>
            <table:table-cell table:style-name="Table2.A2" office:value-type="string">
              <text:p text:style-name="Table_20_body">1.80 </text:p>
            </table:table-cell>
            <table:table-cell table:style-name="Table2.A2" office:value-type="string">
              <text:p text:style-name="Table_20_body"><text:s/>76 </text:p>
            </table:table-cell>
            <table:table-cell table:style-name="Table2.A2" office:value-type="string">
              <text:p text:style-name="Table_20_body"><text:s/>(a+b)</text:p>
            </table:table-cell>
            <table:table-cell table:style-name="Table2.A2" office:value-type="string">
              <text:p text:style-name="Table_20_body">beta-Grasp (ubiquitin-like)</text:p>
            </table:table-cell>
          </table:table-row>
          <table:table-row table:style-name="Table2.1">
            <table:table-cell table:style-name="Table2.A2" office:value-type="string">
              <text:p text:style-name="Table_20_body"><text:span text:style-name="T25">B caldolyticus</text:span> Cold-shock protein B</text:p>
            </table:table-cell>
            <table:table-cell table:style-name="Table2.A2" office:value-type="string">
              <text:p text:style-name="Table_20_body">1C9O</text:p>
            </table:table-cell>
            <table:table-cell table:style-name="Table2.A2" office:value-type="string">
              <text:p text:style-name="Table_20_body">1.17 </text:p>
            </table:table-cell>
            <table:table-cell table:style-name="Table2.A2" office:value-type="string">
              <text:p text:style-name="Table_20_body">66</text:p>
            </table:table-cell>
            <table:table-cell table:style-name="Table2.A2" office:value-type="string">
              <text:p text:style-name="Table_20_body">All beta </text:p>
            </table:table-cell>
            <table:table-cell table:style-name="Table2.A2" office:value-type="string">
              <text:p text:style-name="Table_20_body">OB-fold</text:p>
            </table:table-cell>
          </table:table-row>
          <table:table-row table:style-name="Table2.1">
            <table:table-cell table:style-name="Table2.A2" office:value-type="string">
              <text:p text:style-name="Table_20_body"><text:span text:style-name="T1">Ribosomal protein L7 /L12 <text:s/>C-Ter domain</text:span></text:p>
            </table:table-cell>
            <table:table-cell table:style-name="Table2.A2" office:value-type="string">
              <text:p text:style-name="Table_20_body">1CTF</text:p>
            </table:table-cell>
            <table:table-cell table:style-name="Table2.A2" office:value-type="string">
              <text:p text:style-name="Table_20_body">1.70 </text:p>
            </table:table-cell>
            <table:table-cell table:style-name="Table2.A2" office:value-type="string">
              <text:p text:style-name="Table_20_body">68</text:p>
            </table:table-cell>
            <table:table-cell table:style-name="Table2.A2" office:value-type="string">
              <text:p text:style-name="Table_20_body">(a+b)</text:p>
            </table:table-cell>
            <table:table-cell table:style-name="Table2.A2" office:value-type="string">
              <text:p text:style-name="Table_20_body">ClpS-like</text:p>
            </table:table-cell>
          </table:table-row>
          <table:table-row table:style-name="Table2.1">
            <table:table-cell table:style-name="Table2.A2" office:value-type="string">
              <text:p text:style-name="Table_20_body">Apoplastocyanin </text:p>
            </table:table-cell>
            <table:table-cell table:style-name="Table2.A2" office:value-type="string">
              <text:p text:style-name="Table_20_body">2PCY</text:p>
            </table:table-cell>
            <table:table-cell table:style-name="Table2.A2" office:value-type="string">
              <text:p text:style-name="Table_20_body">1.80 </text:p>
            </table:table-cell>
            <table:table-cell table:style-name="Table2.A2" office:value-type="string">
              <text:p text:style-name="Table_20_body"><text:s/>99 </text:p>
            </table:table-cell>
            <table:table-cell table:style-name="Table2.A2" office:value-type="string">
              <text:p text:style-name="Table_20_body">All beta </text:p>
            </table:table-cell>
            <table:table-cell table:style-name="Table2.A2" office:value-type="string">
              <text:p text:style-name="Table_20_body">Cupredoxin-like</text:p>
            </table:table-cell>
          </table:table-row>
          <table:table-row table:style-name="Table2.1">
            <table:table-cell table:style-name="Table2.A2" office:value-type="string">
              <text:p text:style-name="Table_20_body">Human cyclin dependent kinase subunit </text:p>
            </table:table-cell>
            <table:table-cell table:style-name="Table2.A2" office:value-type="string">
              <text:p text:style-name="Table_20_body">1DKT</text:p>
            </table:table-cell>
            <table:table-cell table:style-name="Table2.A2" office:value-type="string">
              <text:p text:style-name="Table_20_body">2.90 </text:p>
            </table:table-cell>
            <table:table-cell table:style-name="Table2.A2" office:value-type="string">
              <text:p text:style-name="Table_20_body">71</text:p>
            </table:table-cell>
            <table:table-cell table:style-name="Table2.A2" office:value-type="string">
              <text:p text:style-name="Table_20_body">(a+b)</text:p>
            </table:table-cell>
            <table:table-cell table:style-name="Table2.A2" office:value-type="string">
              <text:p text:style-name="Table_20_body">Cell cycle regulatory proteins</text:p>
            </table:table-cell>
          </table:table-row>
          <table:table-row table:style-name="Table2.1">
            <table:table-cell table:style-name="Table2.A2" office:value-type="string">
              <text:p text:style-name="Table_20_body">Thioredoxine</text:p>
            </table:table-cell>
            <table:table-cell table:style-name="Table2.A2" office:value-type="string">
              <text:p text:style-name="Table_20_body">2TRX</text:p>
            </table:table-cell>
            <table:table-cell table:style-name="Table2.A2" office:value-type="string">
              <text:p text:style-name="Table_20_body">1.68 </text:p>
            </table:table-cell>
            <table:table-cell table:style-name="Table2.A2" office:value-type="string">
              <text:p text:style-name="Table_20_body">108</text:p>
            </table:table-cell>
            <table:table-cell table:style-name="Table2.A2" office:value-type="string">
              <text:p text:style-name="Table_20_body">(a/b)</text:p>
            </table:table-cell>
            <table:table-cell table:style-name="Table2.A2" office:value-type="string">
              <text:p text:style-name="Table_20_body">Thioredoxin fold</text:p>
            </table:table-cell>
          </table:table-row>
          <table:table-row table:style-name="Table2.1">
            <table:table-cell table:style-name="Table2.A2" office:value-type="string">
              <text:p text:style-name="Table_20_body">Protein G domain B1 </text:p>
            </table:table-cell>
            <table:table-cell table:style-name="Table2.A2" office:value-type="string">
              <text:p text:style-name="Table_20_body">1PGB</text:p>
            </table:table-cell>
            <table:table-cell table:style-name="Table2.A2" office:value-type="string">
              <text:p text:style-name="Table_20_body">1.92 </text:p>
            </table:table-cell>
            <table:table-cell table:style-name="Table2.A2" office:value-type="string">
              <text:p text:style-name="Table_20_body"><text:s/>56 </text:p>
            </table:table-cell>
            <table:table-cell table:style-name="Table2.A2" office:value-type="string">
              <text:p text:style-name="Table_20_body">(a+b)</text:p>
            </table:table-cell>
            <table:table-cell table:style-name="Table2.A2" office:value-type="string">
              <text:p text:style-name="Table_20_body">beta-Grasp (ubiquitin-like)</text:p>
            </table:table-cell>
          </table:table-row>
          <table:table-row table:style-name="Table2.1">
            <table:table-cell table:style-name="Table2.A2" office:value-type="string">
              <text:p text:style-name="Table_20_body">Calmodulin</text:p>
            </table:table-cell>
            <table:table-cell table:style-name="Table2.A2" office:value-type="string">
              <text:p text:style-name="Table_20_body">1CM1</text:p>
            </table:table-cell>
            <table:table-cell table:style-name="Table2.A2" office:value-type="string">
              <text:p text:style-name="Table_20_body">2.00</text:p>
            </table:table-cell>
            <table:table-cell table:style-name="Table2.A2" office:value-type="string">
              <text:p text:style-name="Table_20_body">143</text:p>
            </table:table-cell>
            <table:table-cell table:style-name="Table2.A2" office:value-type="string">
              <text:p text:style-name="Table_20_body">All alpha </text:p>
            </table:table-cell>
            <table:table-cell table:style-name="Table2.A2" office:value-type="string">
              <text:p text:style-name="Table_20_body">EF Hand-like</text:p>
            </table:table-cell>
          </table:table-row>
          <table:table-row table:style-name="Table2.1">
            <table:table-cell table:style-name="Table2.A2" office:value-type="string">
              <text:p text:style-name="Table_20_body">Barnase </text:p>
            </table:table-cell>
            <table:table-cell table:style-name="Table2.A2" office:value-type="string">
              <text:p text:style-name="Table_20_body">1BRS</text:p>
            </table:table-cell>
            <table:table-cell table:style-name="Table2.A2" office:value-type="string">
              <text:p text:style-name="Table_20_body">2.00 </text:p>
            </table:table-cell>
            <table:table-cell table:style-name="Table2.A2" office:value-type="string">
              <text:p text:style-name="Table_20_body">108</text:p>
            </table:table-cell>
            <table:table-cell table:style-name="Table2.A2" office:value-type="string">
              <text:p text:style-name="Table_20_body">(a+b)</text:p>
            </table:table-cell>
            <table:table-cell table:style-name="Table2.A2" office:value-type="string">
              <text:p text:style-name="Table_20_body">Microbial ribonucleases</text:p>
            </table:table-cell>
          </table:table-row>
          <text:soft-page-break/>
          <table:table-row table:style-name="Table2.1">
            <table:table-cell table:style-name="Table2.A2" office:value-type="string">
              <text:p text:style-name="Table_20_body">Engrailed homeodomain </text:p>
            </table:table-cell>
            <table:table-cell table:style-name="Table2.A2" office:value-type="string">
              <text:p text:style-name="Table_20_body">1ENH</text:p>
            </table:table-cell>
            <table:table-cell table:style-name="Table2.A2" office:value-type="string">
              <text:p text:style-name="Table_20_body">2.10 </text:p>
            </table:table-cell>
            <table:table-cell table:style-name="Table2.A2" office:value-type="string">
              <text:p text:style-name="Table_20_body"><text:s/>54 </text:p>
            </table:table-cell>
            <table:table-cell table:style-name="Table2.A2" office:value-type="string">
              <text:p text:style-name="Table_20_body">All alpha </text:p>
            </table:table-cell>
            <table:table-cell table:style-name="Table2.A2" office:value-type="string">
              <text:p text:style-name="Table_20_body">DNA/RNA-binding 3-helical bundle</text:p>
            </table:table-cell>
          </table:table-row>
          <table:table-row table:style-name="Table2.1">
            <table:table-cell table:style-name="Table2.A2" office:value-type="string">
              <text:p text:style-name="Table_20_body">Calmodulin</text:p>
            </table:table-cell>
            <table:table-cell table:style-name="Table2.A2" office:value-type="string">
              <text:p text:style-name="Table_20_body">1CDL</text:p>
            </table:table-cell>
            <table:table-cell table:style-name="Table2.A2" office:value-type="string">
              <text:p text:style-name="Table_20_body">2.00 </text:p>
            </table:table-cell>
            <table:table-cell table:style-name="Table2.A2" office:value-type="string">
              <text:p text:style-name="Table_20_body">142</text:p>
            </table:table-cell>
            <table:table-cell table:style-name="Table2.A2" office:value-type="string">
              <text:p text:style-name="Table_20_body">All alpha </text:p>
            </table:table-cell>
            <table:table-cell table:style-name="Table2.A2" office:value-type="string">
              <text:p text:style-name="Table_20_body">EF Hand-like</text:p>
            </table:table-cell>
          </table:table-row>
          <table:table-row table:style-name="Table2.1">
            <table:table-cell table:style-name="Table2.A2" office:value-type="string">
              <text:p text:style-name="Table_20_body">Human Lyzozyme </text:p>
            </table:table-cell>
            <table:table-cell table:style-name="Table2.A2" office:value-type="string">
              <text:p text:style-name="Table_20_body">1LZ1</text:p>
            </table:table-cell>
            <table:table-cell table:style-name="Table2.A2" office:value-type="string">
              <text:p text:style-name="Table_20_body">1.50 </text:p>
            </table:table-cell>
            <table:table-cell table:style-name="Table2.A2" office:value-type="string">
              <text:p text:style-name="Table_20_body">130 </text:p>
            </table:table-cell>
            <table:table-cell table:style-name="Table2.A2" office:value-type="string">
              <text:p text:style-name="Table_20_body"><text:s/>(a+b)</text:p>
            </table:table-cell>
            <table:table-cell table:style-name="Table2.A2" office:value-type="string">
              <text:p text:style-name="Table_20_body">Lysozyme-like</text:p>
            </table:table-cell>
          </table:table-row>
          <table:table-row table:style-name="Table2.1">
            <table:table-cell table:style-name="Table2.A2" office:value-type="string">
              <text:p text:style-name="Table_20_body">Chymotrypsin inhibitor 2</text:p>
            </table:table-cell>
            <table:table-cell table:style-name="Table2.A2" office:value-type="string">
              <text:p text:style-name="Table_20_body">2CI2</text:p>
            </table:table-cell>
            <table:table-cell table:style-name="Table2.A2" office:value-type="string">
              <text:p text:style-name="Table_20_body">2.00 </text:p>
            </table:table-cell>
            <table:table-cell table:style-name="Table2.A2" office:value-type="string">
              <text:p text:style-name="Table_20_body"><text:s/>65 </text:p>
            </table:table-cell>
            <table:table-cell table:style-name="Table2.A2" office:value-type="string">
              <text:p text:style-name="Table_20_body">(a+b)</text:p>
            </table:table-cell>
            <table:table-cell table:style-name="Table2.A2" office:value-type="string">
              <text:p text:style-name="Table_20_body">CI-2 family of serine protease inhibitors</text:p>
            </table:table-cell>
          </table:table-row>
          <table:table-row table:style-name="Table2.1">
            <table:table-cell table:style-name="Table2.A2" office:value-type="string">
              <text:p text:style-name="Table_20_body">Gene V DNA binding protein</text:p>
            </table:table-cell>
            <table:table-cell table:style-name="Table2.A2" office:value-type="string">
              <text:p text:style-name="Table_20_body">1GVP</text:p>
            </table:table-cell>
            <table:table-cell table:style-name="Table2.A2" office:value-type="string">
              <text:p text:style-name="Table_20_body">1.60 </text:p>
            </table:table-cell>
            <table:table-cell table:style-name="Table2.A2" office:value-type="string">
              <text:p text:style-name="Table_20_body"><text:s/>87 </text:p>
            </table:table-cell>
            <table:table-cell table:style-name="Table2.A2" office:value-type="string">
              <text:p text:style-name="Table_20_body">All beta </text:p>
            </table:table-cell>
            <table:table-cell table:style-name="Table2.A2" office:value-type="string">
              <text:p text:style-name="Table_20_body">OB-fold</text:p>
            </table:table-cell>
          </table:table-row>
          <table:table-row table:style-name="Table2.1">
            <table:table-cell table:style-name="Table2.A2" office:value-type="string">
              <text:p text:style-name="Table_20_body">Ribosomal protein S6 </text:p>
            </table:table-cell>
            <table:table-cell table:style-name="Table2.A2" office:value-type="string">
              <text:p text:style-name="Table_20_body">1RIS</text:p>
            </table:table-cell>
            <table:table-cell table:style-name="Table2.A2" office:value-type="string">
              <text:p text:style-name="Table_20_body">2.00 </text:p>
            </table:table-cell>
            <table:table-cell table:style-name="Table2.A2" office:value-type="string">
              <text:p text:style-name="Table_20_body"><text:s/>97 </text:p>
            </table:table-cell>
            <table:table-cell table:style-name="Table2.A2" office:value-type="string">
              <text:p text:style-name="Table_20_body">(a+b)</text:p>
            </table:table-cell>
            <table:table-cell table:style-name="Table2.A2" office:value-type="string">
              <text:p text:style-name="Table_20_body">Ferredoxin-like</text:p>
            </table:table-cell>
          </table:table-row>
          <table:table-row table:style-name="Table2.1">
            <table:table-cell table:style-name="Table2.A2" office:value-type="string">
              <text:p text:style-name="Table_20_body">Ribonuclease H</text:p>
            </table:table-cell>
            <table:table-cell table:style-name="Table2.A2" office:value-type="string">
              <text:p text:style-name="Table_20_body">2RN2</text:p>
            </table:table-cell>
            <table:table-cell table:style-name="Table2.A2" office:value-type="string">
              <text:p text:style-name="Table_20_body">1.48 </text:p>
            </table:table-cell>
            <table:table-cell table:style-name="Table2.A2" office:value-type="string">
              <text:p text:style-name="Table_20_body">155 </text:p>
            </table:table-cell>
            <table:table-cell table:style-name="Table2.A2" office:value-type="string">
              <text:p text:style-name="Table_20_body"><text:s/>(a/b)</text:p>
            </table:table-cell>
            <table:table-cell table:style-name="Table2.A2" office:value-type="string">
              <text:p text:style-name="Table_20_body">Ribonuclease H-like motif</text:p>
            </table:table-cell>
          </table:table-row>
          <table:table-row table:style-name="Table2.1">
            <table:table-cell table:style-name="Table2.A2" office:value-type="string">
              <text:p text:style-name="Table_20_body">Subtilisin Carlsberg</text:p>
            </table:table-cell>
            <table:table-cell table:style-name="Table2.A2" office:value-type="string">
              <text:p text:style-name="Table_20_body">1CSE</text:p>
            </table:table-cell>
            <table:table-cell table:style-name="Table2.A2" office:value-type="string">
              <text:p text:style-name="Table_20_body">1.20 </text:p>
            </table:table-cell>
            <table:table-cell table:style-name="Table2.A2" office:value-type="string">
              <text:p text:style-name="Table_20_body">274</text:p>
            </table:table-cell>
            <table:table-cell table:style-name="Table2.A2" office:value-type="string">
              <text:p text:style-name="Table_20_body"><text:s/>(a/b)</text:p>
            </table:table-cell>
            <table:table-cell table:style-name="Table2.A2" office:value-type="string">
              <text:p text:style-name="Table_20_body">Subtilisin-like</text:p>
            </table:table-cell>
          </table:table-row>
          <table:table-row table:style-name="Table2.1">
            <table:table-cell table:style-name="Table2.A2" office:value-type="string">
              <text:p text:style-name="Table_20_body">Cell Adhesion Molecule CD2 </text:p>
            </table:table-cell>
            <table:table-cell table:style-name="Table2.A2" office:value-type="string">
              <text:p text:style-name="Table_20_body">1HNG</text:p>
            </table:table-cell>
            <table:table-cell table:style-name="Table2.A2" office:value-type="string">
              <text:p text:style-name="Table_20_body">2.80 </text:p>
            </table:table-cell>
            <table:table-cell table:style-name="Table2.A2" office:value-type="string">
              <text:p text:style-name="Table_20_body">175 </text:p>
            </table:table-cell>
            <table:table-cell table:style-name="Table2.A2" office:value-type="string">
              <text:p text:style-name="Table_20_body">All beta </text:p>
            </table:table-cell>
            <table:table-cell table:style-name="Table2.A2" office:value-type="string">
              <text:p text:style-name="Table_20_body">Immunoglobulin-like beta-sandwich</text:p>
            </table:table-cell>
          </table:table-row>
          <table:table-row table:style-name="Table2.1">
            <table:table-cell table:style-name="Table2.A2" office:value-type="string">
              <text:p text:style-name="Table_20_body">Signal transduction protein CheY <text:s/></text:p>
            </table:table-cell>
            <table:table-cell table:style-name="Table2.A2" office:value-type="string">
              <text:p text:style-name="Table_20_body">3CHY</text:p>
            </table:table-cell>
            <table:table-cell table:style-name="Table2.A2" office:value-type="string">
              <text:p text:style-name="Table_20_body">1.66 </text:p>
            </table:table-cell>
            <table:table-cell table:style-name="Table2.A2" office:value-type="string">
              <text:p text:style-name="Table_20_body">128</text:p>
            </table:table-cell>
            <table:table-cell table:style-name="Table2.A2" office:value-type="string">
              <text:p text:style-name="Table_20_body"><text:s/>(a/b)</text:p>
            </table:table-cell>
            <table:table-cell table:style-name="Table2.A2" office:value-type="string">
              <text:p text:style-name="Table_20_body">Flavodoxin-like</text:p>
            </table:table-cell>
          </table:table-row>
          <table:table-row table:style-name="Table2.1">
            <table:table-cell table:style-name="Table2.A2" office:value-type="string">
              <text:p text:style-name="Table_20_body">Phage T4 lysozyme </text:p>
            </table:table-cell>
            <table:table-cell table:style-name="Table2.A2" office:value-type="string">
              <text:p text:style-name="Table_20_body">1L63</text:p>
            </table:table-cell>
            <table:table-cell table:style-name="Table2.A2" office:value-type="string">
              <text:p text:style-name="Table_20_body">1.75 </text:p>
            </table:table-cell>
            <table:table-cell table:style-name="Table2.A2" office:value-type="string">
              <text:p text:style-name="Table_20_body">162</text:p>
            </table:table-cell>
            <table:table-cell table:style-name="Table2.A2" office:value-type="string">
              <text:p text:style-name="Table_20_body"><text:s/>(a+b)</text:p>
            </table:table-cell>
            <table:table-cell table:style-name="Table2.A2" office:value-type="string">
              <text:p text:style-name="Table_20_body">Lysozyme-like</text:p>
            </table:table-cell>
          </table:table-row>
          <table:table-row table:style-name="Table2.1">
            <table:table-cell table:style-name="Table2.A2" office:value-type="string">
              <text:p text:style-name="Table_20_body">Human growth hormone <text:s/></text:p>
            </table:table-cell>
            <table:table-cell table:style-name="Table2.A2" office:value-type="string">
              <text:p text:style-name="Table_20_body">3HHR</text:p>
            </table:table-cell>
            <table:table-cell table:style-name="Table2.A2" office:value-type="string">
              <text:p text:style-name="Table_20_body">2.80 </text:p>
            </table:table-cell>
            <table:table-cell table:style-name="Table2.A2" office:value-type="string">
              <text:p text:style-name="Table_20_body">185</text:p>
            </table:table-cell>
            <table:table-cell table:style-name="Table2.A2" office:value-type="string">
              <text:p text:style-name="Table_20_body">All alpha </text:p>
            </table:table-cell>
            <table:table-cell table:style-name="Table2.A2" office:value-type="string">
              <text:p text:style-name="Table_20_body">4-helical cytokines</text:p>
            </table:table-cell>
          </table:table-row>
          <table:table-row table:style-name="Table2.1">
            <table:table-cell table:style-name="Table2.A36" office:value-type="string">
              <text:p text:style-name="Table_20_body_20_last">Staphylococcal nuclease </text:p>
            </table:table-cell>
            <table:table-cell table:style-name="Table2.A36" office:value-type="string">
              <text:p text:style-name="Table_20_body_20_last">1STN</text:p>
            </table:table-cell>
            <table:table-cell table:style-name="Table2.A36" office:value-type="string">
              <text:p text:style-name="Table_20_body_20_last">1.70 </text:p>
            </table:table-cell>
            <table:table-cell table:style-name="Table2.A36" office:value-type="string">
              <text:p text:style-name="Table_20_body_20_last">136 </text:p>
            </table:table-cell>
            <table:table-cell table:style-name="Table2.A36" office:value-type="string">
              <text:p text:style-name="Table_20_body_20_last">All beta </text:p>
            </table:table-cell>
            <table:table-cell table:style-name="Table2.A36" office:value-type="string">
              <text:p text:style-name="Table_20_body_20_last">OB-fold</text:p>
            </table:table-cell>
          </table:table-row>
        </table:table>
        <text:p text:style-name="P28">For each instance: system name, reference PDB id (PDB), crystallographic resolution, number of residues (N), SCOP structural classification (Class and Fold).</text:p>
      </text:section>
      <text:section text:style-name="Sect1" text:name="Section2">
        <text:p text:style-name="P17"><text:span text:style-name="T21">Table S:</text:span> Solving of the GMEC using DEE/A* without pre-processing (I) and with pre-processing (II) and DEE/CFN without pre-processing (I). <text:s text:c="2"/></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G"/>
          <table:table-column table:style-name="Table3.J"/>
          <table:table-row table:style-name="Table3.1">
            <table:table-cell table:style-name="Table3.A1" table:number-rows-spanned="2" office:value-type="string">
              <text:p text:style-name="P13">PDB</text:p>
            </table:table-cell>
            <table:table-cell table:style-name="Table3.A1" table:number-columns-spanned="3" office:value-type="string">
              <text:p text:style-name="P13">Space size</text:p>
            </table:table-cell>
            <table:covered-table-cell/>
            <table:covered-table-cell/>
            <table:table-cell table:style-name="Table3.E1" table:number-columns-spanned="6" office:value-type="string">
              <text:p text:style-name="P13">Times(s)</text:p>
            </table:table-cell>
            <table:covered-table-cell/>
            <table:covered-table-cell/>
            <table:covered-table-cell/>
            <table:covered-table-cell/>
            <table:covered-table-cell/>
          </table:table-row>
          <table:table-row table:style-name="Table3.1">
            <table:covered-table-cell/>
            <table:table-cell table:style-name="Table3.A1" office:value-type="string">
              <text:p text:style-name="P13">Input<text:span text:style-name="T4">a</text:span></text:p>
            </table:table-cell>
            <table:table-cell table:style-name="Table3.A1" office:value-type="string">
              <text:p text:style-name="P13">Output<text:span text:style-name="T4">b </text:span>(I)</text:p>
            </table:table-cell>
            <table:table-cell table:style-name="Table3.A1" office:value-type="string">
              <text:p text:style-name="P13">Output<text:span text:style-name="T4">b</text:span> (II)</text:p>
            </table:table-cell>
            <table:table-cell table:style-name="Table3.A1" office:value-type="string">
              <text:p text:style-name="P13">DEE (I)</text:p>
            </table:table-cell>
            <table:table-cell table:style-name="Table3.A1" office:value-type="string">
              <text:p text:style-name="P13">DEE (II)</text:p>
            </table:table-cell>
            <table:table-cell table:style-name="Table3.G2" office:value-type="string">
              <text:p text:style-name="P23">CFN (I)</text:p>
            </table:table-cell>
            <table:table-cell table:style-name="Table3.A1" office:value-type="string">
              <text:p text:style-name="P13">A<text:span text:style-name="T4">*</text:span>(I)</text:p>
            </table:table-cell>
            <table:table-cell table:style-name="Table3.A1" office:value-type="string">
              <text:p text:style-name="P13">A<text:span text:style-name="T4">* </text:span>(II)</text:p>
            </table:table-cell>
            <table:table-cell table:style-name="Table3.A1" office:value-type="string">
              <text:p text:style-name="P13">DEE/A<text:span text:style-name="T4">*</text:span>(I)</text:p>
            </table:table-cell>
            <table:table-cell table:style-name="Table3.A1" table:number-columns-spanned="0" office:value-type="string">
              <text:p text:style-name="P13">DEE/A*(II)</text:p>
            </table:table-cell>
          </table:table-row>
          <table:table-row table:style-name="Table3.1">
            <table:table-cell table:style-name="Table3.A3" office:value-type="string">
              <text:p text:style-name="Table_20_body_20_first">1MJC</text:p>
            </table:table-cell>
            <table:table-cell table:style-name="Table3.A3" office:value-type="string">
              <text:p text:style-name="Table_20_body_20_first">4.36e+26</text:p>
            </table:table-cell>
            <table:table-cell table:style-name="Table3.A3" office:value-type="string">
              <text:p text:style-name="Table_20_body_20_first">1.00</text:p>
            </table:table-cell>
            <table:table-cell table:style-name="Table3.A3" office:value-type="string">
              <text:p text:style-name="Table_20_body_20_first">1.00</text:p>
            </table:table-cell>
            <table:table-cell table:style-name="Table3.A3" office:value-type="string">
              <text:p text:style-name="Table_20_body_20_first">4.57</text:p>
            </table:table-cell>
            <table:table-cell table:style-name="Table3.A3" office:value-type="string">
              <text:p text:style-name="Table_20_body_20_first">5.01</text:p>
            </table:table-cell>
            <table:table-cell table:style-name="Table3.G3" office:value-type="string">
              <text:p text:style-name="Table_20_body">-</text:p>
            </table:table-cell>
            <table:table-cell table:style-name="Table3.A3" office:value-type="string">
              <text:p text:style-name="Table_20_body_20_first">-</text:p>
            </table:table-cell>
            <table:table-cell table:style-name="Table3.A3" office:value-type="string">
              <text:p text:style-name="Table_20_body_20_first">-</text:p>
            </table:table-cell>
            <table:table-cell table:style-name="Table3.A3" office:value-type="string">
              <text:p text:style-name="Table_20_body_20_first">4.57</text:p>
            </table:table-cell>
            <table:table-cell table:style-name="Table3.A3" table:number-columns-spanned="0" office:value-type="string">
              <text:p text:style-name="Table_20_body_20_first">5.01</text:p>
            </table:table-cell>
          </table:table-row>
          <table:table-row table:style-name="Table3.1">
            <table:table-cell table:style-name="Table3.A4" office:value-type="string">
              <text:p text:style-name="Table_20_body">1CSP</text:p>
            </table:table-cell>
            <table:table-cell table:style-name="Table3.A4" office:value-type="string">
              <text:p text:style-name="Table_20_body">5.02e+30</text:p>
            </table:table-cell>
            <table:table-cell table:style-name="Table3.A4" office:value-type="string">
              <text:p text:style-name="Table_20_body">4.44e+05</text:p>
            </table:table-cell>
            <table:table-cell table:style-name="Table3.A4" office:value-type="string">
              <text:p text:style-name="Table_20_body">4.44e+05</text:p>
            </table:table-cell>
            <table:table-cell table:style-name="Table3.A4" office:value-type="string">
              <text:p text:style-name="Table_20_body">186.00</text:p>
            </table:table-cell>
            <table:table-cell table:style-name="Table3.A4" office:value-type="string">
              <text:p text:style-name="Table_20_body">103.00</text:p>
            </table:table-cell>
            <table:table-cell table:style-name="Table3.G4" office:value-type="string">
              <text:p text:style-name="Table_20_body">0.01</text:p>
            </table:table-cell>
            <table:table-cell table:style-name="Table3.A4" office:value-type="string">
              <text:p text:style-name="Table_20_body">13.70</text:p>
            </table:table-cell>
            <table:table-cell table:style-name="Table3.A4" office:value-type="string">
              <text:p text:style-name="Table_20_body">7.58</text:p>
            </table:table-cell>
            <table:table-cell table:style-name="Table3.A4" office:value-type="string">
              <text:p text:style-name="Table_20_body">200.00</text:p>
            </table:table-cell>
            <table:table-cell table:style-name="Table3.A4" table:number-columns-spanned="0" office:value-type="string">
              <text:p text:style-name="Table_20_body">111.00</text:p>
            </table:table-cell>
          </table:table-row>
          <table:table-row table:style-name="Table3.1">
            <table:table-cell table:style-name="Table3.A4" office:value-type="string">
              <text:p text:style-name="Table_20_body">1BK2</text:p>
            </table:table-cell>
            <table:table-cell table:style-name="Table3.A4" office:value-type="string">
              <text:p text:style-name="Table_20_body">1.18e+32</text:p>
            </table:table-cell>
            <table:table-cell table:style-name="Table3.A4" office:value-type="string">
              <text:p text:style-name="Table_20_body">1.94e+06</text:p>
            </table:table-cell>
            <table:table-cell table:style-name="Table3.A4" office:value-type="string">
              <text:p text:style-name="Table_20_body">4.42e+06</text:p>
            </table:table-cell>
            <table:table-cell table:style-name="Table3.A4" office:value-type="string">
              <text:p text:style-name="Table_20_body">87.80</text:p>
            </table:table-cell>
            <table:table-cell table:style-name="Table3.A4" office:value-type="string">
              <text:p text:style-name="Table_20_body">598.00</text:p>
            </table:table-cell>
            <table:table-cell table:style-name="Table3.G5" office:value-type="string">
              <text:p text:style-name="Table_20_body">0.01</text:p>
            </table:table-cell>
            <table:table-cell table:style-name="Table3.A4" office:value-type="string">
              <text:p text:style-name="Table_20_body">5.42</text:p>
            </table:table-cell>
            <table:table-cell table:style-name="Table3.A4" office:value-type="string">
              <text:p text:style-name="Table_20_body">5.64</text:p>
            </table:table-cell>
            <table:table-cell table:style-name="Table3.A4" office:value-type="string">
              <text:p text:style-name="Table_20_body">93.20</text:p>
            </table:table-cell>
            <table:table-cell table:style-name="Table3.A4" table:number-columns-spanned="0" office:value-type="string">
              <text:p text:style-name="Table_20_body">603.00</text:p>
            </table:table-cell>
          </table:table-row>
          <table:table-row table:style-name="Table3.1">
            <table:table-cell table:style-name="Table3.A4" office:value-type="string">
              <text:p text:style-name="Table_20_body">1SHG</text:p>
            </table:table-cell>
            <table:table-cell table:style-name="Table3.A4" office:value-type="string">
              <text:p text:style-name="Table_20_body">2.13e+32</text:p>
            </table:table-cell>
            <table:table-cell table:style-name="Table3.A4" office:value-type="string">
              <text:p text:style-name="Table_20_body">6.21e+09</text:p>
            </table:table-cell>
            <table:table-cell table:style-name="Table3.A4" office:value-type="string">
              <text:p text:style-name="Table_20_body">6.21e+09</text:p>
            </table:table-cell>
            <table:table-cell table:style-name="Table3.A4" office:value-type="string">
              <text:p text:style-name="Table_20_body">77.30</text:p>
            </table:table-cell>
            <table:table-cell table:style-name="Table3.A4" office:value-type="string">
              <text:p text:style-name="Table_20_body">79.80</text:p>
            </table:table-cell>
            <table:table-cell table:style-name="Table3.G6" office:value-type="string">
              <text:p text:style-name="Table_20_body">0.02</text:p>
            </table:table-cell>
            <table:table-cell table:style-name="Table3.A4" office:value-type="string">
              <text:p text:style-name="Table_20_body">60.50</text:p>
            </table:table-cell>
            <table:table-cell table:style-name="Table3.A4" office:value-type="string">
              <text:p text:style-name="Table_20_body">61.20</text:p>
            </table:table-cell>
            <table:table-cell table:style-name="Table3.A4" office:value-type="string">
              <text:p text:style-name="Table_20_body">138.00</text:p>
            </table:table-cell>
            <table:table-cell table:style-name="Table3.A4" table:number-columns-spanned="0" office:value-type="string">
              <text:p text:style-name="Table_20_body">141.00</text:p>
            </table:table-cell>
          </table:table-row>
          <table:table-row table:style-name="Table3.1">
            <table:table-cell table:style-name="Table3.A4" office:value-type="string">
              <text:p text:style-name="Table_20_body">1CSK</text:p>
            </table:table-cell>
            <table:table-cell table:style-name="Table3.A4" office:value-type="string">
              <text:p text:style-name="Table_20_body">4.09e+32</text:p>
            </table:table-cell>
            <table:table-cell table:style-name="Table3.A4" office:value-type="string">
              <text:p text:style-name="Table_20_body">9.58e+06</text:p>
            </table:table-cell>
            <table:table-cell table:style-name="Table3.A4" office:value-type="string">
              <text:p text:style-name="Table_20_body">9.58e+06</text:p>
            </table:table-cell>
            <table:table-cell table:style-name="Table3.A4" office:value-type="string">
              <text:p text:style-name="Table_20_body">35.80</text:p>
            </table:table-cell>
            <table:table-cell table:style-name="Table3.A4" office:value-type="string">
              <text:p text:style-name="Table_20_body">57.90</text:p>
            </table:table-cell>
            <table:table-cell table:style-name="Table3.G7" office:value-type="string">
              <text:p text:style-name="Table_20_body">0.00</text:p>
            </table:table-cell>
            <table:table-cell table:style-name="Table3.A4" office:value-type="string">
              <text:p text:style-name="Table_20_body">5.96</text:p>
            </table:table-cell>
            <table:table-cell table:style-name="Table3.A4" office:value-type="string">
              <text:p text:style-name="Table_20_body">7.52</text:p>
            </table:table-cell>
            <table:table-cell table:style-name="Table3.A4" office:value-type="string">
              <text:p text:style-name="Table_20_body">41.70</text:p>
            </table:table-cell>
            <table:table-cell table:style-name="Table3.A4" table:number-columns-spanned="0" office:value-type="string">
              <text:p text:style-name="Table_20_body">65.40</text:p>
            </table:table-cell>
          </table:table-row>
          <table:table-row table:style-name="Table3.1">
            <table:table-cell table:style-name="Table3.A4" office:value-type="string">
              <text:p text:style-name="Table_20_body">1SHF</text:p>
            </table:table-cell>
            <table:table-cell table:style-name="Table3.A4" office:value-type="string">
              <text:p text:style-name="Table_20_body">1.05e+34</text:p>
            </table:table-cell>
            <table:table-cell table:style-name="Table3.A4" office:value-type="string">
              <text:p text:style-name="Table_20_body">3.51e+07</text:p>
            </table:table-cell>
            <table:table-cell table:style-name="Table3.A4" office:value-type="string">
              <text:p text:style-name="Table_20_body">3.51e+07</text:p>
            </table:table-cell>
            <table:table-cell table:style-name="Table3.A4" office:value-type="string">
              <text:p text:style-name="Table_20_body">38.40</text:p>
            </table:table-cell>
            <table:table-cell table:style-name="Table3.A4" office:value-type="string">
              <text:p text:style-name="Table_20_body">131.00</text:p>
            </table:table-cell>
            <table:table-cell table:style-name="Table3.G8" office:value-type="string">
              <text:p text:style-name="Table_20_body">0.01</text:p>
            </table:table-cell>
            <table:table-cell table:style-name="Table3.A4" office:value-type="string">
              <text:p text:style-name="Table_20_body">5.89</text:p>
            </table:table-cell>
            <table:table-cell table:style-name="Table3.A4" office:value-type="string">
              <text:p text:style-name="Table_20_body">93.30</text:p>
            </table:table-cell>
            <table:table-cell table:style-name="Table3.A4" office:value-type="string">
              <text:p text:style-name="Table_20_body">44.30</text:p>
            </table:table-cell>
            <table:table-cell table:style-name="Table3.A4" table:number-columns-spanned="0" office:value-type="string">
              <text:p text:style-name="Table_20_body">224.00</text:p>
            </table:table-cell>
          </table:table-row>
          <table:table-row table:style-name="Table3.1">
            <table:table-cell table:style-name="Table3.A4" office:value-type="string">
              <text:p text:style-name="Table_20_body">1FYN</text:p>
            </table:table-cell>
            <table:table-cell table:style-name="Table3.A4" office:value-type="string">
              <text:p text:style-name="Table_20_body">5.04e+36</text:p>
            </table:table-cell>
            <table:table-cell table:style-name="Table3.A4" office:value-type="string">
              <text:p text:style-name="Table_20_body">8.00</text:p>
            </table:table-cell>
            <table:table-cell table:style-name="Table3.A4" office:value-type="string">
              <text:p text:style-name="Table_20_body">8.00</text:p>
            </table:table-cell>
            <table:table-cell table:style-name="Table3.A4" office:value-type="string">
              <text:p text:style-name="Table_20_body">613.00</text:p>
            </table:table-cell>
            <table:table-cell table:style-name="Table3.A4" office:value-type="string">
              <text:p text:style-name="Table_20_body">658.00</text:p>
            </table:table-cell>
            <table:table-cell table:style-name="Table3.G9" office:value-type="string">
              <text:p text:style-name="Table_20_body">0.00</text:p>
            </table:table-cell>
            <table:table-cell table:style-name="Table3.A4" office:value-type="string">
              <text:p text:style-name="Table_20_body">8.48</text:p>
            </table:table-cell>
            <table:table-cell table:style-name="Table3.A4" office:value-type="string">
              <text:p text:style-name="Table_20_body">8.69</text:p>
            </table:table-cell>
            <table:table-cell table:style-name="Table3.A4" office:value-type="string">
              <text:p text:style-name="Table_20_body">622.00</text:p>
            </table:table-cell>
            <table:table-cell table:style-name="Table3.A4" table:number-columns-spanned="0" office:value-type="string">
              <text:p text:style-name="Table_20_body">667.00</text:p>
            </table:table-cell>
          </table:table-row>
          <table:table-row table:style-name="Table3.1">
            <table:table-cell table:style-name="Table3.A4" office:value-type="string">
              <text:p text:style-name="Table_20_body">1PIN</text:p>
            </table:table-cell>
            <table:table-cell table:style-name="Table3.A4" office:value-type="string">
              <text:p text:style-name="Table_20_body">5.32e+39</text:p>
            </table:table-cell>
            <table:table-cell table:style-name="Table3.A4" office:value-type="string">
              <text:p text:style-name="Table_20_body">1.02e+14</text:p>
            </table:table-cell>
            <table:table-cell table:style-name="Table3.A4" office:value-type="string">
              <text:p text:style-name="Table_20_body">6.22e+05</text:p>
            </table:table-cell>
            <table:table-cell table:style-name="Table3.A4" office:value-type="string">
              <text:p text:style-name="Table_20_body">8.48e+03</text:p>
            </table:table-cell>
            <table:table-cell table:style-name="Table3.A4" office:value-type="string">
              <text:p text:style-name="Table_20_body">3.65e+03</text:p>
            </table:table-cell>
            <table:table-cell table:style-name="Table3.G10" office:value-type="string">
              <text:p text:style-name="Table_20_body">0.00</text:p>
            </table:table-cell>
            <table:table-cell table:style-name="Table3.A4" office:value-type="string">
              <text:p text:style-name="Table_20_body">1.06e+03</text:p>
            </table:table-cell>
            <table:table-cell table:style-name="Table3.A4" office:value-type="string">
              <text:p text:style-name="Table_20_body">1.39e+03</text:p>
            </table:table-cell>
            <table:table-cell table:style-name="Table3.A4" office:value-type="string">
              <text:p text:style-name="Table_20_body">9.54e+03</text:p>
            </table:table-cell>
            <table:table-cell table:style-name="Table3.A4" table:number-columns-spanned="0" office:value-type="string">
              <text:p text:style-name="Table_20_body">5.04e+03</text:p>
            </table:table-cell>
          </table:table-row>
          <table:table-row table:style-name="Table3.1">
            <table:table-cell table:style-name="Table3.A4" office:value-type="string">
              <text:p text:style-name="Table_20_body">1NXB</text:p>
            </table:table-cell>
            <table:table-cell table:style-name="Table3.A4" office:value-type="string">
              <text:p text:style-name="Table_20_body">2.61e+41</text:p>
            </table:table-cell>
            <table:table-cell table:style-name="Table3.A4" office:value-type="string">
              <text:p text:style-name="Table_20_body">1.00</text:p>
            </table:table-cell>
            <table:table-cell table:style-name="Table3.A4" office:value-type="string">
              <text:p text:style-name="Table_20_body">1.00</text:p>
            </table:table-cell>
            <table:table-cell table:style-name="Table3.A4" office:value-type="string">
              <text:p text:style-name="Table_20_body">11.10</text:p>
            </table:table-cell>
            <table:table-cell table:style-name="Table3.A4" office:value-type="string">
              <text:p text:style-name="Table_20_body">7.95</text:p>
            </table:table-cell>
            <table:table-cell table:style-name="Table3.G11" office:value-type="string">
              <text:p text:style-name="Table_20_body">-</text:p>
            </table:table-cell>
            <table:table-cell table:style-name="Table3.A4" office:value-type="string">
              <text:p text:style-name="Table_20_body">-</text:p>
            </table:table-cell>
            <table:table-cell table:style-name="Table3.A4" office:value-type="string">
              <text:p text:style-name="Table_20_body">-</text:p>
            </table:table-cell>
            <table:table-cell table:style-name="Table3.A4" office:value-type="string">
              <text:p text:style-name="Table_20_body">11.10</text:p>
            </table:table-cell>
            <table:table-cell table:style-name="Table3.A4" table:number-columns-spanned="0" office:value-type="string">
              <text:p text:style-name="Table_20_body">7.95</text:p>
            </table:table-cell>
          </table:table-row>
          <table:table-row table:style-name="Table3.1">
            <table:table-cell table:style-name="Table3.A4" office:value-type="string">
              <text:p text:style-name="Table_20_body">1TEN</text:p>
            </table:table-cell>
            <table:table-cell table:style-name="Table3.A4" office:value-type="string">
              <text:p text:style-name="Table_20_body">6.17e+43</text:p>
            </table:table-cell>
            <table:table-cell table:style-name="Table3.A4" office:value-type="string">
              <text:p text:style-name="Table_20_body">2.58e+07</text:p>
            </table:table-cell>
            <table:table-cell table:style-name="Table3.A4" office:value-type="string">
              <text:p text:style-name="Table_20_body">2.58e+07</text:p>
            </table:table-cell>
            <table:table-cell table:style-name="Table3.A4" office:value-type="string">
              <text:p text:style-name="Table_20_body">94.50</text:p>
            </table:table-cell>
            <table:table-cell table:style-name="Table3.A4" office:value-type="string">
              <text:p text:style-name="Table_20_body">98.10</text:p>
            </table:table-cell>
            <table:table-cell table:style-name="Table3.G12" office:value-type="string">
              <text:p text:style-name="Table_20_body">0.01</text:p>
            </table:table-cell>
            <table:table-cell table:style-name="Table3.A4" office:value-type="string">
              <text:p text:style-name="Table_20_body">18.60</text:p>
            </table:table-cell>
            <table:table-cell table:style-name="Table3.A4" office:value-type="string">
              <text:p text:style-name="Table_20_body">21.20</text:p>
            </table:table-cell>
            <table:table-cell table:style-name="Table3.A4" office:value-type="string">
              <text:p text:style-name="Table_20_body">1130</text:p>
            </table:table-cell>
            <table:table-cell table:style-name="Table3.A4" table:number-columns-spanned="0" office:value-type="string">
              <text:p text:style-name="Table_20_body">119.00</text:p>
            </table:table-cell>
          </table:table-row>
          <table:table-row table:style-name="Table3.1">
            <table:table-cell table:style-name="Table3.A4" office:value-type="string">
              <text:p text:style-name="Table_20_body">1POH</text:p>
            </table:table-cell>
            <table:table-cell table:style-name="Table3.A4" office:value-type="string">
              <text:p text:style-name="Table_20_body">8.02e+43</text:p>
            </table:table-cell>
            <table:table-cell table:style-name="Table3.A4" office:value-type="string">
              <text:p text:style-name="Table_20_body">768.00</text:p>
            </table:table-cell>
            <table:table-cell table:style-name="Table3.A4" office:value-type="string">
              <text:p text:style-name="Table_20_body">768.00</text:p>
            </table:table-cell>
            <table:table-cell table:style-name="Table3.A4" office:value-type="string">
              <text:p text:style-name="Table_20_body">61.10</text:p>
            </table:table-cell>
            <table:table-cell table:style-name="Table3.A4" office:value-type="string">
              <text:p text:style-name="Table_20_body">67.10</text:p>
            </table:table-cell>
            <table:table-cell table:style-name="Table3.G13" office:value-type="string">
              <text:p text:style-name="Table_20_body">0.00</text:p>
            </table:table-cell>
            <table:table-cell table:style-name="Table3.A4" office:value-type="string">
              <text:p text:style-name="Table_20_body">16.80</text:p>
            </table:table-cell>
            <table:table-cell table:style-name="Table3.A4" office:value-type="string">
              <text:p text:style-name="Table_20_body">18.10</text:p>
            </table:table-cell>
            <table:table-cell table:style-name="Table3.A4" office:value-type="string">
              <text:p text:style-name="Table_20_body">77.90</text:p>
            </table:table-cell>
            <table:table-cell table:style-name="Table3.A4" table:number-columns-spanned="0" office:value-type="string">
              <text:p text:style-name="Table_20_body">85.20</text:p>
            </table:table-cell>
          </table:table-row>
          <table:table-row table:style-name="Table3.1">
            <table:table-cell table:style-name="Table3.A4" office:value-type="string">
              <text:p text:style-name="Table_20_body">2DRI</text:p>
            </table:table-cell>
            <table:table-cell table:style-name="Table3.A4" office:value-type="string">
              <text:p text:style-name="Table_20_body">1.16e+47</text:p>
            </table:table-cell>
            <table:table-cell table:style-name="Table3.A4" office:value-type="string">
              <text:p text:style-name="Table_20_body">1.78e+21 <text:s/></text:p>
            </table:table-cell>
            <table:table-cell table:style-name="Table3.A4" office:value-type="string">
              <text:p text:style-name="Table_20_body">1.78e+21 <text:s/></text:p>
            </table:table-cell>
            <table:table-cell table:style-name="Table3.A4" office:value-type="string">
              <text:p text:style-name="Table_20_body">7.89e+04 </text:p>
            </table:table-cell>
            <table:table-cell table:style-name="Table3.A4" office:value-type="string">
              <text:p text:style-name="Table_20_body">7.87e+04 </text:p>
            </table:table-cell>
            <table:table-cell table:style-name="Table3.G14" office:value-type="string">
              <text:p text:style-name="Table_20_body">2.1</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table:number-columns-spanned="0" office:value-type="string">
              <text:p text:style-name="Table_20_body">T</text:p>
            </table:table-cell>
          </table:table-row>
          <table:table-row table:style-name="Table3.1">
            <table:table-cell table:style-name="Table3.A4" office:value-type="string">
              <text:p text:style-name="Table_20_body">1FNA</text:p>
            </table:table-cell>
            <table:table-cell table:style-name="Table3.A4" office:value-type="string">
              <text:p text:style-name="Table_20_body">3.02e+47</text:p>
            </table:table-cell>
            <table:table-cell table:style-name="Table3.A4" office:value-type="string">
              <text:p text:style-name="Table_20_body">3.77e+15</text:p>
            </table:table-cell>
            <table:table-cell table:style-name="Table3.A4" office:value-type="string">
              <text:p text:style-name="Table_20_body">3.77e+15</text:p>
            </table:table-cell>
            <table:table-cell table:style-name="Table3.A4" office:value-type="string">
              <text:p text:style-name="Table_20_body">973.00</text:p>
            </table:table-cell>
            <table:table-cell table:style-name="Table3.A4" office:value-type="string">
              <text:p text:style-name="Table_20_body">882.00</text:p>
            </table:table-cell>
            <table:table-cell table:style-name="Table3.G15" office:value-type="string">
              <text:p text:style-name="Table_20_body">0.05</text:p>
            </table:table-cell>
            <table:table-cell table:style-name="Table3.A4" office:value-type="string">
              <text:p text:style-name="Table_20_body">2.33e+03</text:p>
            </table:table-cell>
            <table:table-cell table:style-name="Table3.A4" office:value-type="string">
              <text:p text:style-name="Table_20_body">2.34e+03</text:p>
            </table:table-cell>
            <table:table-cell table:style-name="Table3.A4" office:value-type="string">
              <text:p text:style-name="Table_20_body">3.31e+03</text:p>
            </table:table-cell>
            <table:table-cell table:style-name="Table3.A4" table:number-columns-spanned="0" office:value-type="string">
              <text:p text:style-name="Table_20_body">3.22e+03</text:p>
            </table:table-cell>
          </table:table-row>
          <table:table-row table:style-name="Table3.1">
            <table:table-cell table:style-name="Table3.A4" office:value-type="string">
              <text:p text:style-name="Table_20_body">1UBI</text:p>
            </table:table-cell>
            <table:table-cell table:style-name="Table3.A4" office:value-type="string">
              <text:p text:style-name="Table_20_body">2.43e+49</text:p>
            </table:table-cell>
            <table:table-cell table:style-name="Table3.A4" office:value-type="string">
              <text:p text:style-name="Table_20_body">1.51e+20</text:p>
            </table:table-cell>
            <table:table-cell table:style-name="Table3.A4" office:value-type="string">
              <text:p text:style-name="Table_20_body">1.51e+20</text:p>
            </table:table-cell>
            <table:table-cell table:style-name="Table3.A4" office:value-type="string">
              <text:p text:style-name="Table_20_body">3.20e+03</text:p>
            </table:table-cell>
            <table:table-cell table:style-name="Table3.A4" office:value-type="string">
              <text:p text:style-name="Table_20_body">3.64e+03</text:p>
            </table:table-cell>
            <table:table-cell table:style-name="Table3.G16" office:value-type="string">
              <text:p text:style-name="Table_20_body">0.38</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table:number-columns-spanned="0" office:value-type="string">
              <text:p text:style-name="Table_20_body">T</text:p>
            </table:table-cell>
          </table:table-row>
          <table:table-row table:style-name="Table3.1">
            <table:table-cell table:style-name="Table3.A4" office:value-type="string">
              <text:p text:style-name="Table_20_body">1C9O</text:p>
            </table:table-cell>
            <table:table-cell table:style-name="Table3.A4" office:value-type="string">
              <text:p text:style-name="Table_20_body">3<text:bookmark text:name="_GoBack"/>.77e+49</text:p>
            </table:table-cell>
            <table:table-cell table:style-name="Table3.A4" office:value-type="string">
              <text:p text:style-name="Table_20_body">4.42e+07</text:p>
            </table:table-cell>
            <table:table-cell table:style-name="Table3.A4" office:value-type="string">
              <text:p text:style-name="Table_20_body">8.00</text:p>
            </table:table-cell>
            <table:table-cell table:style-name="Table3.A4" office:value-type="string">
              <text:p text:style-name="Table_20_body">2.28e+03</text:p>
            </table:table-cell>
            <table:table-cell table:style-name="Table3.A4" office:value-type="string">
              <text:p text:style-name="Table_20_body">636.00</text:p>
            </table:table-cell>
            <table:table-cell table:style-name="Table3.G17" office:value-type="string">
              <text:p text:style-name="Table_20_body">0.00</text:p>
            </table:table-cell>
            <table:table-cell table:style-name="Table3.A4" office:value-type="string">
              <text:p text:style-name="Table_20_body">27.00</text:p>
            </table:table-cell>
            <table:table-cell table:style-name="Table3.A4" office:value-type="string">
              <text:p text:style-name="Table_20_body">10.80</text:p>
            </table:table-cell>
            <table:table-cell table:style-name="Table3.A4" office:value-type="string">
              <text:p text:style-name="Table_20_body">2.31e+03</text:p>
            </table:table-cell>
            <table:table-cell table:style-name="Table3.A4" table:number-columns-spanned="0" office:value-type="string">
              <text:p text:style-name="Table_20_body">647.00</text:p>
            </table:table-cell>
          </table:table-row>
          <table:table-row table:style-name="Table3.1">
            <table:table-cell table:style-name="Table3.A4" office:value-type="string">
              <text:p text:style-name="Table_20_body">1CTF</text:p>
            </table:table-cell>
            <table:table-cell table:style-name="Table3.A4" office:value-type="string">
              <text:p text:style-name="Table_20_body">3.95e+51</text:p>
            </table:table-cell>
            <table:table-cell table:style-name="Table3.A4" office:value-type="string">
              <text:p text:style-name="Table_20_body">6.68e+20</text:p>
            </table:table-cell>
            <table:table-cell table:style-name="Table3.A4" office:value-type="string">
              <text:p text:style-name="Table_20_body">6.68e+20</text:p>
            </table:table-cell>
            <table:table-cell table:style-name="Table3.A4" office:value-type="string">
              <text:p text:style-name="Table_20_body">1.88e+03</text:p>
            </table:table-cell>
            <table:table-cell table:style-name="Table3.A4" office:value-type="string">
              <text:p text:style-name="Table_20_body">1.89e+03</text:p>
            </table:table-cell>
            <table:table-cell table:style-name="Table3.G18" office:value-type="string">
              <text:p text:style-name="Table_20_body">0.18</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table:number-columns-spanned="0" office:value-type="string">
              <text:p text:style-name="Table_20_body">T</text:p>
            </table:table-cell>
          </table:table-row>
          <table:table-row table:style-name="Table3.1">
            <table:table-cell table:style-name="Table3.A4" office:value-type="string">
              <text:p text:style-name="Table_20_body">2PCY</text:p>
            </table:table-cell>
            <table:table-cell table:style-name="Table3.A4" office:value-type="string">
              <text:p text:style-name="Table_20_body">2.34e+52</text:p>
            </table:table-cell>
            <table:table-cell table:style-name="Table3.A4" office:value-type="string">
              <text:p text:style-name="Table_20_body">2.11e+15</text:p>
            </table:table-cell>
            <table:table-cell table:style-name="Table3.A4" office:value-type="string">
              <text:p text:style-name="Table_20_body">2.11e+15</text:p>
            </table:table-cell>
            <table:table-cell table:style-name="Table3.A4" office:value-type="string">
              <text:p text:style-name="Table_20_body">675.00</text:p>
            </table:table-cell>
            <table:table-cell table:style-name="Table3.A4" office:value-type="string">
              <text:p text:style-name="Table_20_body">795.00</text:p>
            </table:table-cell>
            <table:table-cell table:style-name="Table3.G19" office:value-type="string">
              <text:p text:style-name="Table_20_body">0.03</text:p>
            </table:table-cell>
            <table:table-cell table:style-name="Table3.A4" office:value-type="string">
              <text:p text:style-name="Table_20_body">1.40e+03</text:p>
            </table:table-cell>
            <table:table-cell table:style-name="Table3.A4" office:value-type="string">
              <text:p text:style-name="Table_20_body">1.40e+03</text:p>
            </table:table-cell>
            <table:table-cell table:style-name="Table3.A4" office:value-type="string">
              <text:p text:style-name="Table_20_body">2.08e+03</text:p>
            </table:table-cell>
            <table:table-cell table:style-name="Table3.A4" table:number-columns-spanned="0" office:value-type="string">
              <text:p text:style-name="Table_20_body">2.20e+03</text:p>
            </table:table-cell>
          </table:table-row>
          <table:table-row table:style-name="Table3.1">
            <table:table-cell table:style-name="Table3.A4" office:value-type="string">
              <text:p text:style-name="Table_20_body">1DKT</text:p>
            </table:table-cell>
            <table:table-cell table:style-name="Table3.A4" office:value-type="string">
              <text:p text:style-name="Table_20_body">3.94e+58</text:p>
            </table:table-cell>
            <table:table-cell table:style-name="Table3.A4" office:value-type="string">
              <text:p text:style-name="Table_20_body">2.06e+13</text:p>
            </table:table-cell>
            <table:table-cell table:style-name="Table3.A4" office:value-type="string">
              <text:p text:style-name="Table_20_body">5.50e+13</text:p>
            </table:table-cell>
            <table:table-cell table:style-name="Table3.A4" office:value-type="string">
              <text:p text:style-name="Table_20_body">1.41e+03</text:p>
            </table:table-cell>
            <table:table-cell table:style-name="Table3.A4" office:value-type="string">
              <text:p text:style-name="Table_20_body">1.00e+03</text:p>
            </table:table-cell>
            <table:table-cell table:style-name="Table3.G20" office:value-type="string">
              <text:p text:style-name="Table_20_body">0.03</text:p>
            </table:table-cell>
            <table:table-cell table:style-name="Table3.A4" office:value-type="string">
              <text:p text:style-name="Table_20_body">4.01e+03</text:p>
            </table:table-cell>
            <table:table-cell table:style-name="Table3.A4" office:value-type="string">
              <text:p text:style-name="Table_20_body">1.04e+04</text:p>
            </table:table-cell>
            <table:table-cell table:style-name="Table3.A4" office:value-type="string">
              <text:p text:style-name="Table_20_body">5.42e+03</text:p>
            </table:table-cell>
            <table:table-cell table:style-name="Table3.A4" table:number-columns-spanned="0" office:value-type="string">
              <text:p text:style-name="Table_20_body">1.14e+04</text:p>
            </table:table-cell>
          </table:table-row>
          <table:table-row table:style-name="Table3.1">
            <table:table-cell table:style-name="Table3.A4" office:value-type="string">
              <text:p text:style-name="Table_20_body">2TRX</text:p>
            </table:table-cell>
            <table:table-cell table:style-name="Table3.A4" office:value-type="string">
              <text:p text:style-name="Table_20_body">9.02e+59</text:p>
            </table:table-cell>
            <table:table-cell table:style-name="Table3.A4" office:value-type="string">
              <text:p text:style-name="Table_20_body">8.49e+07</text:p>
            </table:table-cell>
            <table:table-cell table:style-name="Table3.A4" office:value-type="string">
              <text:p text:style-name="Table_20_body">8.49e+07</text:p>
            </table:table-cell>
            <table:table-cell table:style-name="Table3.A4" office:value-type="string">
              <text:p text:style-name="Table_20_body">426.00</text:p>
            </table:table-cell>
            <table:table-cell table:style-name="Table3.A4" office:value-type="string">
              <text:p text:style-name="Table_20_body">275.00</text:p>
            </table:table-cell>
            <table:table-cell table:style-name="Table3.G21" office:value-type="string">
              <text:p text:style-name="Table_20_body">0.02</text:p>
            </table:table-cell>
            <table:table-cell table:style-name="Table3.A4" office:value-type="string">
              <text:p text:style-name="Table_20_body">61.30</text:p>
            </table:table-cell>
            <table:table-cell table:style-name="Table3.A4" office:value-type="string">
              <text:p text:style-name="Table_20_body">51.70</text:p>
            </table:table-cell>
            <table:table-cell table:style-name="Table3.A4" office:value-type="string">
              <text:p text:style-name="Table_20_body">487.00</text:p>
            </table:table-cell>
            <table:table-cell table:style-name="Table3.A4" table:number-columns-spanned="0" office:value-type="string">
              <text:p text:style-name="Table_20_body">326.00</text:p>
            </table:table-cell>
          </table:table-row>
          <table:table-row table:style-name="Table3.1">
            <table:table-cell table:style-name="Table3.A4" office:value-type="string">
              <text:p text:style-name="Table_20_body">1PGB</text:p>
            </table:table-cell>
            <table:table-cell table:style-name="Table3.A4" office:value-type="string">
              <text:p text:style-name="Table_20_body">5.10e+61</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G22" office:value-type="string">
              <text:p text:style-name="Table_20_body">Not reached</text:p>
            </table:table-cell>
            <table:table-cell table:style-name="Table3.A4" office:value-type="string">
              <text:p text:style-name="Table_20_body">Not reached</text:p>
            </table:table-cell>
            <table:table-cell table:style-name="Table3.A4" office:value-type="string">
              <text:p text:style-name="Table_20_body">Not reached</text:p>
            </table:table-cell>
            <table:table-cell table:style-name="Table3.A4" office:value-type="string">
              <text:p text:style-name="Table_20_body">T</text:p>
            </table:table-cell>
            <table:table-cell table:style-name="Table3.A4" table:number-columns-spanned="0" office:value-type="string">
              <text:p text:style-name="Table_20_body"><text:span text:style-name="T35">T</text:span></text:p>
            </table:table-cell>
          </table:table-row>
          <table:table-row table:style-name="Table3.1">
            <table:table-cell table:style-name="Table3.A4" office:value-type="string">
              <text:p text:style-name="Table_20_body">1CM1</text:p>
            </table:table-cell>
            <table:table-cell table:style-name="Table3.A4" office:value-type="string">
              <text:p text:style-name="Table_20_body">3.73e+63</text:p>
            </table:table-cell>
            <table:table-cell table:style-name="Table3.A4" office:value-type="string">
              <text:p text:style-name="Table_20_body">2.05e+19 <text:s/></text:p>
            </table:table-cell>
            <table:table-cell table:style-name="Table3.A4" office:value-type="string">
              <text:p text:style-name="Table_20_body">2.05e+19 <text:s/></text:p>
            </table:table-cell>
            <table:table-cell table:style-name="Table3.A4" office:value-type="string">
              <text:p text:style-name="Table_20_body">4.28e+04 </text:p>
            </table:table-cell>
            <table:table-cell table:style-name="Table3.A4" office:value-type="string">
              <text:p text:style-name="Table_20_body">4.18e+04 </text:p>
            </table:table-cell>
            <table:table-cell table:style-name="Table3.G23" office:value-type="string">
              <text:p text:style-name="Table_20_body">0.07</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table:number-columns-spanned="0" office:value-type="string">
              <text:p text:style-name="Table_20_body">T</text:p>
            </table:table-cell>
          </table:table-row>
          <table:table-row table:style-name="Table3.1">
            <table:table-cell table:style-name="Table3.A4" office:value-type="string">
              <text:p text:style-name="Table_20_body">1BRS</text:p>
            </table:table-cell>
            <table:table-cell table:style-name="Table3.A4" office:value-type="string">
              <text:p text:style-name="Table_20_body">1.67e+64</text:p>
            </table:table-cell>
            <table:table-cell table:style-name="Table3.A4" office:value-type="string">
              <text:p text:style-name="Table_20_body">2.34e+29</text:p>
            </table:table-cell>
            <table:table-cell table:style-name="Table3.A4" office:value-type="string">
              <text:p text:style-name="Table_20_body">2.34e+29</text:p>
            </table:table-cell>
            <table:table-cell table:style-name="Table3.A4" office:value-type="string">
              <text:p text:style-name="Table_20_body">8.10e+04</text:p>
            </table:table-cell>
            <table:table-cell table:style-name="Table3.A4" office:value-type="string">
              <text:p text:style-name="Table_20_body">7.65e+04</text:p>
            </table:table-cell>
            <table:table-cell table:style-name="Table3.G24" office:value-type="string">
              <text:p text:style-name="Table_20_body">5.85</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table:number-columns-spanned="0" office:value-type="string">
              <text:p text:style-name="Table_20_body">T</text:p>
            </table:table-cell>
          </table:table-row>
          <table:table-row table:style-name="Table3.1">
            <table:table-cell table:style-name="Table3.A4" office:value-type="string">
              <text:p text:style-name="Table_20_body">1ENH</text:p>
            </table:table-cell>
            <table:table-cell table:style-name="Table3.A4" office:value-type="string">
              <text:p text:style-name="Table_20_body">6.65e+64</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G25" office:value-type="string">
              <text:p text:style-name="Table_20_body">Not reached</text:p>
            </table:table-cell>
            <table:table-cell table:style-name="Table3.A4" office:value-type="string">
              <text:p text:style-name="Table_20_body">Not reached</text:p>
            </table:table-cell>
            <table:table-cell table:style-name="Table3.A4" office:value-type="string">
              <text:p text:style-name="Table_20_body">Not reached</text:p>
            </table:table-cell>
            <table:table-cell table:style-name="Table3.A4" office:value-type="string">
              <text:p text:style-name="Table_20_body">T</text:p>
            </table:table-cell>
            <table:table-cell table:style-name="Table3.A4" table:number-columns-spanned="0" office:value-type="string">
              <text:p text:style-name="Table_20_body"><text:span text:style-name="T35">T</text:span></text:p>
            </table:table-cell>
          </table:table-row>
          <table:table-row table:style-name="Table3.1">
            <table:table-cell table:style-name="Table3.A4" office:value-type="string">
              <text:p text:style-name="Table_20_body">1CDL</text:p>
            </table:table-cell>
            <table:table-cell table:style-name="Table3.A4" office:value-type="string">
              <text:p text:style-name="Table_20_body">5.68e+65</text:p>
            </table:table-cell>
            <table:table-cell table:style-name="Table3.A4" office:value-type="string">
              <text:p text:style-name="Table_20_body">1.45e+29</text:p>
            </table:table-cell>
            <table:table-cell table:style-name="Table3.A4" office:value-type="string">
              <text:p text:style-name="Table_20_body">5.94e+26</text:p>
            </table:table-cell>
            <table:table-cell table:style-name="Table3.A4" office:value-type="string">
              <text:p text:style-name="Table_20_body">1.94e+05</text:p>
            </table:table-cell>
            <table:table-cell table:style-name="Table3.A4" office:value-type="string">
              <text:p text:style-name="Table_20_body">1.04e+05</text:p>
            </table:table-cell>
            <table:table-cell table:style-name="Table3.G26" office:value-type="string">
              <text:p text:style-name="Table_20_body">0.87</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table:number-columns-spanned="0" office:value-type="string">
              <text:p text:style-name="Table_20_body">T</text:p>
            </table:table-cell>
          </table:table-row>
          <table:table-row table:style-name="Table3.1">
            <table:table-cell table:style-name="Table3.A4" office:value-type="string">
              <text:p text:style-name="Table_20_body">1LZ1</text:p>
            </table:table-cell>
            <table:table-cell table:style-name="Table3.A4" office:value-type="string">
              <text:p text:style-name="Table_20_body">1.04e+72</text:p>
            </table:table-cell>
            <table:table-cell table:style-name="Table3.A4" office:value-type="string">
              <text:p text:style-name="Table_20_body">9.77e+22</text:p>
            </table:table-cell>
            <table:table-cell table:style-name="Table3.A4" office:value-type="string">
              <text:p text:style-name="Table_20_body">6.91e+21</text:p>
            </table:table-cell>
            <table:table-cell table:style-name="Table3.A4" office:value-type="string">
              <text:p text:style-name="Table_20_body">3.77e+03</text:p>
            </table:table-cell>
            <table:table-cell table:style-name="Table3.A4" office:value-type="string">
              <text:p text:style-name="Table_20_body">3.28e+03</text:p>
            </table:table-cell>
            <table:table-cell table:style-name="Table3.G27" office:value-type="string">
              <text:p text:style-name="Table_20_body">0.18</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table:number-columns-spanned="0" office:value-type="string">
              <text:p text:style-name="Table_20_body">T</text:p>
            </table:table-cell>
          </table:table-row>
          <table:table-row table:style-name="Table3.1">
            <table:table-cell table:style-name="Table3.A4" office:value-type="string">
              <text:p text:style-name="Table_20_body">2CI2</text:p>
            </table:table-cell>
            <table:table-cell table:style-name="Table3.A4" office:value-type="string">
              <text:p text:style-name="Table_20_body">7.26e+75</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G28" office:value-type="string">
              <text:p text:style-name="Table_20_body">Not reached</text:p>
            </table:table-cell>
            <table:table-cell table:style-name="Table3.A4" office:value-type="string">
              <text:p text:style-name="Table_20_body">Not reached</text:p>
            </table:table-cell>
            <table:table-cell table:style-name="Table3.A4" office:value-type="string">
              <text:p text:style-name="Table_20_body">Not reached</text:p>
            </table:table-cell>
            <table:table-cell table:style-name="Table3.A4" office:value-type="string">
              <text:p text:style-name="Table_20_body">T</text:p>
            </table:table-cell>
            <table:table-cell table:style-name="Table3.A4" table:number-columns-spanned="0" office:value-type="string">
              <text:p text:style-name="Table_20_body"><text:span text:style-name="T35">T</text:span></text:p>
            </table:table-cell>
          </table:table-row>
          <table:table-row table:style-name="Table3.1">
            <table:table-cell table:style-name="Table3.A4" office:value-type="string">
              <text:p text:style-name="Table_20_body">1GVP</text:p>
            </table:table-cell>
            <table:table-cell table:style-name="Table3.A4" office:value-type="string">
              <text:p text:style-name="Table_20_body">1.51e+78</text:p>
            </table:table-cell>
            <table:table-cell table:style-name="Table3.A4" office:value-type="string">
              <text:p text:style-name="Table_20_body">8.49e+28</text:p>
            </table:table-cell>
            <table:table-cell table:style-name="Table3.A4" office:value-type="string">
              <text:p text:style-name="Table_20_body">8.49e+28</text:p>
            </table:table-cell>
            <table:table-cell table:style-name="Table3.A4" office:value-type="string">
              <text:p text:style-name="Table_20_body">2.31e+04</text:p>
            </table:table-cell>
            <table:table-cell table:style-name="Table3.A4" office:value-type="string">
              <text:p text:style-name="Table_20_body">2.27e+04</text:p>
            </table:table-cell>
            <table:table-cell table:style-name="Table3.G29" office:value-type="string">
              <text:p text:style-name="Table_20_body">0.32</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table:number-columns-spanned="0" office:value-type="string">
              <text:p text:style-name="Table_20_body"><text:span text:style-name="T35">T</text:span></text:p>
            </table:table-cell>
          </table:table-row>
          <table:table-row table:style-name="Table3.1">
            <table:table-cell table:style-name="Table3.A4" office:value-type="string">
              <text:p text:style-name="Table_20_body">1RIS</text:p>
            </table:table-cell>
            <table:table-cell table:style-name="Table3.A4" office:value-type="string">
              <text:p text:style-name="Table_20_body">1.23e+80</text:p>
            </table:table-cell>
            <table:table-cell table:style-name="Table3.A4" office:value-type="string">
              <text:p text:style-name="Table_20_body">6.40e+39</text:p>
            </table:table-cell>
            <table:table-cell table:style-name="Table3.A4" office:value-type="string">
              <text:p text:style-name="Table_20_body">6.40e+39</text:p>
            </table:table-cell>
            <table:table-cell table:style-name="Table3.A4" office:value-type="string">
              <text:p text:style-name="Table_20_body">6.90e+04</text:p>
            </table:table-cell>
            <table:table-cell table:style-name="Table3.A4" office:value-type="string">
              <text:p text:style-name="Table_20_body">6.89e+04</text:p>
            </table:table-cell>
            <table:table-cell table:style-name="Table3.G30" office:value-type="string">
              <text:p text:style-name="Table_20_body">2.77</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table:number-columns-spanned="0" office:value-type="string">
              <text:p text:style-name="Table_20_body"><text:span text:style-name="T35">T</text:span></text:p>
            </table:table-cell>
          </table:table-row>
          <table:table-row table:style-name="Table3.1">
            <table:table-cell table:style-name="Table3.A4" office:value-type="string">
              <text:p text:style-name="Table_20_body">2RN2</text:p>
            </table:table-cell>
            <table:table-cell table:style-name="Table3.A4" office:value-type="string">
              <text:p text:style-name="Table_20_body">3.68e+80</text:p>
            </table:table-cell>
            <table:table-cell table:style-name="Table3.A4" office:value-type="string">
              <text:p text:style-name="Table_20_body">1.32e+22</text:p>
            </table:table-cell>
            <table:table-cell table:style-name="Table3.A4" office:value-type="string">
              <text:p text:style-name="Table_20_body">1.55e+19</text:p>
            </table:table-cell>
            <table:table-cell table:style-name="Table3.A4" office:value-type="string">
              <text:p text:style-name="Table_20_body">4.76e+03</text:p>
            </table:table-cell>
            <table:table-cell table:style-name="Table3.A4" office:value-type="string">
              <text:p text:style-name="Table_20_body">3.78e+03</text:p>
            </table:table-cell>
            <table:table-cell table:style-name="Table3.G31" office:value-type="string">
              <text:p text:style-name="Table_20_body">0.12</text:p>
            </table:table-cell>
            <table:table-cell table:style-name="Table3.A4" office:value-type="string">
              <text:p text:style-name="Table_20_body">M</text:p>
            </table:table-cell>
            <table:table-cell table:style-name="Table3.A4" office:value-type="string">
              <text:p text:style-name="Table_20_body">T</text:p>
            </table:table-cell>
            <table:table-cell table:style-name="Table3.A4" office:value-type="string">
              <text:p text:style-name="Table_20_body">M</text:p>
            </table:table-cell>
            <table:table-cell table:style-name="Table3.A4" table:number-columns-spanned="0" office:value-type="string">
              <text:p text:style-name="Table_20_body">T</text:p>
            </table:table-cell>
          </table:table-row>
          <table:table-row table:style-name="Table3.1">
            <table:table-cell table:style-name="Table3.A4" office:value-type="string">
              <text:p text:style-name="Table_20_body">1CSE</text:p>
            </table:table-cell>
            <table:table-cell table:style-name="Table3.A4" office:value-type="string">
              <text:p text:style-name="Table_20_body">8.35e+82</text:p>
            </table:table-cell>
            <table:table-cell table:style-name="Table3.A4" office:value-type="string">
              <text:p text:style-name="Table_20_body">1.00</text:p>
            </table:table-cell>
            <table:table-cell table:style-name="Table3.A4" office:value-type="string">
              <text:p text:style-name="Table_20_body">1.00</text:p>
            </table:table-cell>
            <table:table-cell table:style-name="Table3.A4" office:value-type="string">
              <text:p text:style-name="Table_20_body">367.00</text:p>
            </table:table-cell>
            <table:table-cell table:style-name="Table3.A4" office:value-type="string">
              <text:p text:style-name="Table_20_body">282.00</text:p>
            </table:table-cell>
            <table:table-cell table:style-name="Table3.G32" office:value-type="string">
              <text:p text:style-name="Table_20_body">-</text:p>
            </table:table-cell>
            <table:table-cell table:style-name="Table3.A4" office:value-type="string">
              <text:p text:style-name="Table_20_body">-</text:p>
            </table:table-cell>
            <table:table-cell table:style-name="Table3.A4" office:value-type="string">
              <text:p text:style-name="Table_20_body">-</text:p>
            </table:table-cell>
            <table:table-cell table:style-name="Table3.A4" office:value-type="string">
              <text:p text:style-name="Table_20_body">367.00</text:p>
            </table:table-cell>
            <table:table-cell table:style-name="Table3.A4" table:number-columns-spanned="0" office:value-type="string">
              <text:p text:style-name="Table_20_body">282.00</text:p>
            </table:table-cell>
          </table:table-row>
          <table:table-row table:style-name="Table3.1">
            <table:table-cell table:style-name="Table3.A4" office:value-type="string">
              <text:p text:style-name="Table_20_body">1HNG</text:p>
            </table:table-cell>
            <table:table-cell table:style-name="Table3.A4" office:value-type="string">
              <text:p text:style-name="Table_20_body">3.70e+88</text:p>
            </table:table-cell>
            <table:table-cell table:style-name="Table3.A4" office:value-type="string">
              <text:p text:style-name="Table_20_body">6.91e+03</text:p>
            </table:table-cell>
            <table:table-cell table:style-name="Table3.A4" office:value-type="string">
              <text:p text:style-name="Table_20_body">6.91e+03</text:p>
            </table:table-cell>
            <table:table-cell table:style-name="Table3.A4" office:value-type="string">
              <text:p text:style-name="Table_20_body">5.21e+03</text:p>
            </table:table-cell>
            <table:table-cell table:style-name="Table3.A4" office:value-type="string">
              <text:p text:style-name="Table_20_body">4.60e+03</text:p>
            </table:table-cell>
            <table:table-cell table:style-name="Table3.G33" office:value-type="string">
              <text:p text:style-name="Table_20_body">0.01</text:p>
            </table:table-cell>
            <table:table-cell table:style-name="Table3.A4" office:value-type="string">
              <text:p text:style-name="Table_20_body">377.00</text:p>
            </table:table-cell>
            <table:table-cell table:style-name="Table3.A4" office:value-type="string">
              <text:p text:style-name="Table_20_body">233.00</text:p>
            </table:table-cell>
            <table:table-cell table:style-name="Table3.A4" office:value-type="string">
              <text:p text:style-name="Table_20_body">5.59e+03</text:p>
            </table:table-cell>
            <table:table-cell table:style-name="Table3.A4" table:number-columns-spanned="0" office:value-type="string">
              <text:p text:style-name="Table_20_body">4.83e+03</text:p>
            </table:table-cell>
          </table:table-row>
          <table:table-row table:style-name="Table3.1">
            <table:table-cell table:style-name="Table3.A4" office:value-type="string">
              <text:p text:style-name="Table_20_body">3CHY</text:p>
            </table:table-cell>
            <table:table-cell table:style-name="Table3.A4" office:value-type="string">
              <text:p text:style-name="Table_20_body">2.36e+92</text:p>
            </table:table-cell>
            <table:table-cell table:style-name="Table3.A4" office:value-type="string">
              <text:p text:style-name="Table_20_body">9.66e+36</text:p>
            </table:table-cell>
            <table:table-cell table:style-name="Table3.A4" office:value-type="string">
              <text:p text:style-name="Table_20_body">7.87e+35</text:p>
            </table:table-cell>
            <table:table-cell table:style-name="Table3.A4" office:value-type="string">
              <text:p text:style-name="Table_20_body">1.85e+04</text:p>
            </table:table-cell>
            <table:table-cell table:style-name="Table3.A4" office:value-type="string">
              <text:p text:style-name="Table_20_body">1.78e+04</text:p>
            </table:table-cell>
            <table:table-cell table:style-name="Table3.G34" office:value-type="string">
              <text:p text:style-name="Table_20_body">8.51</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table:number-columns-spanned="0" office:value-type="string">
              <text:p text:style-name="Table_20_body"><text:span text:style-name="T35">T</text:span></text:p>
            </table:table-cell>
          </table:table-row>
          <table:table-row table:style-name="Table3.1">
            <table:table-cell table:style-name="Table3.A4" office:value-type="string">
              <text:p text:style-name="Table_20_body">1L63</text:p>
            </table:table-cell>
            <table:table-cell table:style-name="Table3.A4" office:value-type="string">
              <text:p text:style-name="Table_20_body">2.17e+94</text:p>
            </table:table-cell>
            <table:table-cell table:style-name="Table3.A4" office:value-type="string">
              <text:p text:style-name="Table_20_body">6.92e+23</text:p>
            </table:table-cell>
            <table:table-cell table:style-name="Table3.A4" office:value-type="string">
              <text:p text:style-name="Table_20_body">4.18e+21</text:p>
            </table:table-cell>
            <table:table-cell table:style-name="Table3.A4" office:value-type="string">
              <text:p text:style-name="Table_20_body">5.03e+03</text:p>
            </table:table-cell>
            <table:table-cell table:style-name="Table3.A4" office:value-type="string">
              <text:p text:style-name="Table_20_body">4.18e+03</text:p>
            </table:table-cell>
            <table:table-cell table:style-name="Table3.G35" office:value-type="string">
              <text:p text:style-name="Table_20_body">0.08</text:p>
            </table:table-cell>
            <table:table-cell table:style-name="Table3.A4" office:value-type="string">
              <text:p text:style-name="Table_20_body">M</text:p>
            </table:table-cell>
            <table:table-cell table:style-name="Table3.A4" office:value-type="string">
              <text:p text:style-name="Table_20_body">T</text:p>
            </table:table-cell>
            <table:table-cell table:style-name="Table3.A4" office:value-type="string">
              <text:p text:style-name="Table_20_body">M</text:p>
            </table:table-cell>
            <table:table-cell table:style-name="Table3.A4" table:number-columns-spanned="0" office:value-type="string">
              <text:p text:style-name="Table_20_body">T</text:p>
            </table:table-cell>
          </table:table-row>
          <table:table-row table:style-name="Table3.1">
            <table:table-cell table:style-name="Table3.A4" office:value-type="string">
              <text:p text:style-name="Table_20_body">3HHR</text:p>
            </table:table-cell>
            <table:table-cell table:style-name="Table3.A4" office:value-type="string">
              <text:p text:style-name="Table_20_body">2.98e+171</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A4" office:value-type="string">
              <text:p text:style-name="Table_20_body">T</text:p>
            </table:table-cell>
            <table:table-cell table:style-name="Table3.G36" office:value-type="string">
              <text:p text:style-name="Table_20_body">Not reached</text:p>
            </table:table-cell>
            <table:table-cell table:style-name="Table3.A4" office:value-type="string">
              <text:p text:style-name="Table_20_body">Not reached</text:p>
            </table:table-cell>
            <table:table-cell table:style-name="Table3.A4" office:value-type="string">
              <text:p text:style-name="Table_20_body">Not reached</text:p>
            </table:table-cell>
            <table:table-cell table:style-name="Table3.A4" office:value-type="string">
              <text:p text:style-name="Table_20_body">T</text:p>
            </table:table-cell>
            <table:table-cell table:style-name="Table3.A4" table:number-columns-spanned="0" office:value-type="string">
              <text:p text:style-name="Table_20_body"><text:span text:style-name="T35">T</text:span></text:p>
            </table:table-cell>
          </table:table-row>
          <table:table-row table:style-name="Table3.1">
            <table:table-cell table:style-name="Table3.A37" office:value-type="string">
              <text:p text:style-name="_3c_Table_20_body_20_last_3e_">1STN</text:p>
            </table:table-cell>
            <table:table-cell table:style-name="Table3.A37" office:value-type="string">
              <text:p text:style-name="_3c_Table_20_body_20_last_3e_">2.00e+249</text:p>
            </table:table-cell>
            <table:table-cell table:style-name="Table3.A37" office:value-type="string">
              <text:p text:style-name="_3c_Table_20_body_20_last_3e_">T</text:p>
            </table:table-cell>
            <table:table-cell table:style-name="Table3.A37" office:value-type="string">
              <text:p text:style-name="_3c_Table_20_body_20_last_3e_">T</text:p>
            </table:table-cell>
            <table:table-cell table:style-name="Table3.A37" office:value-type="string">
              <text:p text:style-name="_3c_Table_20_body_20_last_3e_">T</text:p>
            </table:table-cell>
            <table:table-cell table:style-name="Table3.A37" office:value-type="string">
              <text:p text:style-name="_3c_Table_20_body_20_last_3e_">T</text:p>
            </table:table-cell>
            <table:table-cell table:style-name="Table3.G37" office:value-type="string">
              <text:p text:style-name="_3c_Table_20_body_20_last_3e_">Not reached</text:p>
            </table:table-cell>
            <table:table-cell table:style-name="Table3.A37" office:value-type="string">
              <text:p text:style-name="_3c_Table_20_body_20_last_3e_">Not reached</text:p>
            </table:table-cell>
            <table:table-cell table:style-name="Table3.A37" office:value-type="string">
              <text:p text:style-name="_3c_Table_20_body_20_last_3e_">Not reached</text:p>
            </table:table-cell>
            <table:table-cell table:style-name="Table3.A37" office:value-type="string">
              <text:p text:style-name="_3c_Table_20_body_20_last_3e_">T</text:p>
            </table:table-cell>
            <table:table-cell table:style-name="Table3.A37" table:number-columns-spanned="0" office:value-type="string">
              <text:p text:style-name="_3c_Table_20_body_20_last_3e_"><text:span text:style-name="T35">T</text:span></text:p>
            </table:table-cell>
          </table:table-row>
        </table:table>
        <text:p text:style-name="Table_20_footnote">For each instance are indicated the <text:span text:style-name="T4">a</text:span>input and <text:span text:style-name="T4">b</text:span>output (after DEE) sequence-conformation space size. A ‘M’ indicates an exceeded memory size (128G) and a ‘T‘ indicates an <text:s/>exceeded computation time (100h). ‘-‘ indicates that the GMEC was identified during the DEE step. </text:p>
        <text:p text:style-name="P3"><text:soft-page-break/><draw:frame draw:style-name="fr1" draw:name="Image 3" text:anchor-type="as-char" svg:width="7.0043in" svg:height="4.9638in" draw:z-index="1"><draw:image xlink:href="Pictures/200001C100005BA0000040ECACA3646A.wmf" xlink:type="simple" xlink:show="embed" xlink:actuate="onLoad"/></draw:frame></text:p>
        <text:p text:style-name="P20"/>
        <text:p text:style-name="P22"/>
        <text:p text:style-name="P21"><text:span text:style-name="T21">Fig. <text:s/>S1</text:span> <text:span text:style-name="T21">Definition of Sequence-Conformation Spaces.</text:span> <text:span text:style-name="T4">a</text:span>The non-mutable residues of the core and boundary layers which have their C within a distance of 12 Å from the center of mass of the ensemble of the mutable residues were set to repackable for the redesign of protein-ligand and protein-protein interfaces.</text:p>
        <text:p text:style-name="P10"><draw:frame draw:style-name="fr1" draw:name="Image 4" text:anchor-type="as-char" svg:width="7.0043in" svg:height="3.3972in" draw:z-index="3"><draw:image xlink:href="Pictures/200005FA000061F100002F878CE77724.wmf" xlink:type="simple" xlink:show="embed" xlink:actuate="onLoad"/></draw:frame></text:p>
        <text:p text:style-name="P19"><text:span text:style-name="T21">Fig. S</text:span> <text:s/><text:span text:style-name="T21">Score refinement and conformational analysis for 1CSK.</text:span> <text:s/><text:span text:style-name="T21">(a)</text:span> <text:s/>Comparison of near-optimal sequences generated by CFN-based approach, using <text:span text:style-name="T25">Weblogo</text:span> (Crooks <text:span text:style-name="T26">et al.</text:span>, 2004). For each design position (horizontal axis), the total height quantifies the conservation (information content) at that position, where taller positions are more conserved; the relative height of each amino acid denotes its frequency in the design. Polar amino acids and <text:s/>glycine (G,S,T,Y,C) are green, amide purple (N,Q), basic (K,R,H) blue, acidic (D,E) red and hydrophobic (A,V,L,I,P,W,F,M) are <text:s/>black. The wild-type amino acids are given underneath the horizontal axis<text:span text:style-name="T21">. </text:span><text:span text:style-name="T29">The rate of mutations of the sequence ensemble, generated by CFN-based approach ranges from</text:span><text:span text:style-name="T21"> </text:span><text:span text:style-name="T29">55.56 to 88.89% for 1CSK </text:span><text:span text:style-name="T21">(b)</text:span> <text:s/>Superimposition of minimized structures of all unique sequences (best conformation per sequence) using <text:span text:style-name="T25">pymol </text:span>(Schrödinger, 2010)<text:span text:style-name="T25">. </text:span><text:s/>Mutable residues are colored as in (a), flexible residues are shown in grey<text:span text:style-name="T21">. <text:s/>(c)</text:span> <text:s/>Energy refinement: the scores of structures of all unique sequences are shown in blue, and those of the minimized corresponding structures in green. The wild-type model is added to the two sets. The horizontal orange line indicates the subsequent cutoff <draw:frame draw:style-name="fr2" text:anchor-type="as-char" svg:width="0.3272in" svg:height="0.2327in" draw:z-index="16"><draw:object xlink:href="./Object 14" xlink:type="simple" xlink:show="embed" xlink:actuate="onLoad"/><draw:image xlink:href="./ObjectReplacements/Object 14" xlink:type="simple" xlink:show="embed" xlink:actuate="onLoad"/></draw:frame> of 2 kcal.mol<text:span text:style-name="T4">-1</text:span>, from the scores of minimized structures<text:span text:style-name="T21">. (d)</text:span> <text:s/>Distribution of the number of conformations: <text:s/>comparison between the number of conformations generated for each sequence, during the enumeration of the sub-optimal set (blue) and during the repacking of refined structures (red). <text:s/>A cutoff of 0.2 kcal.mol<text:span text:style-name="T4">-1</text:span> (with respect to the sequence-specific minimum score) was used for repacking enumeration (red). <text:s/></text:p>
        <text:p text:style-name="P6"><draw:frame draw:style-name="fr1" draw:name="Image 6" text:anchor-type="as-char" svg:width="7.0043in" svg:height="4.3453in" draw:z-index="5"><draw:image xlink:href="Pictures/200004AE000060DE00003C18A090B452.wmf" xlink:type="simple" xlink:show="embed" xlink:actuate="onLoad"/></draw:frame></text:p>
        <text:p text:style-name="P19"><text:span text:style-name="T21">Fig. S3 Score refinement and conformational analysis for 2PCY. (a)</text:span> <text:s/>Comparison of near-optimal sequences generated by CFN-based approach, using <text:span text:style-name="T25">Weblogo</text:span> (Crooks <text:span text:style-name="T26">et al.</text:span>, 2004). For each design position (horizontal axis), the total height quantifies the conservation (information content) at that position, where taller positions are more conserved; the relative height of each amino acid denotes its frequency in the design. Polar amino acids and <text:s/>glycine (G,S,T,Y,C) are green, amide purple (N,Q), basic (K,R,H) blue, acidic (D,E) red and hydrophobic (A,V,L,I,P,W,F,M) are <text:s/>black. The wild-type amino acids are given underneath the horizontal axis<text:span text:style-name="T21">. </text:span><text:span text:style-name="T29">The rate of mutations of the sequence ensemble, generated by CFN-based approach ranges from 25 to 56.25% for 2PCY</text:span><text:span text:style-name="T21">. (b)</text:span> <text:s/>Superimposition of minimized structures of all unique sequences (best conformation per sequence) using <text:span text:style-name="T25">pymol </text:span>(Schrödinger, 2010)<text:span text:style-name="T25">. </text:span><text:s/>Mutable residues are colored as in (a), flexible residues are shown in grey<text:span text:style-name="T21">. <text:s/>(c)</text:span> <text:s/>Energy refinement: the scores of structures of all unique sequences are shown in blue, and those of the minimized corresponding structures in green. The wild-type model is added to the two sets. The horizontal orange line indicates the subsequent cutoff <draw:frame draw:style-name="fr2" text:anchor-type="as-char" svg:width="0.3272in" svg:height="0.2327in" draw:z-index="17"><draw:object xlink:href="./Object 16" xlink:type="simple" xlink:show="embed" xlink:actuate="onLoad"/><draw:image xlink:href="./ObjectReplacements/Object 16" xlink:type="simple" xlink:show="embed" xlink:actuate="onLoad"/></draw:frame> of 2 kcal.mol<text:span text:style-name="T4">-1</text:span>, from the scores of minimized structures<text:span text:style-name="T21">. (d)</text:span> <text:s/>Distribution of the number of conformations: <text:s/>comparison between the number of conformations generated for each sequence, during the enumeration of the sub-optimal set (blue) and during the repacking of refined structures (red). <text:s/>A cutoff of 0.2 kcal.mol<text:span text:style-name="T4">-1</text:span> (with respect to the sequence-specific minimum score) was used for repacking enumeration (red). <text:s/></text:p>
        <text:p text:style-name="Figure_20_Caption"/>
        <text:p text:style-name="P6"><draw:frame draw:style-name="fr1" draw:name="Image 7" text:anchor-type="as-char" svg:width="7.0043in" svg:height="4.4409in" draw:z-index="7"><draw:image xlink:href="Pictures/200005F100005CEA00003AEC05F9C579.wmf" xlink:type="simple" xlink:show="embed" xlink:actuate="onLoad"/></draw:frame></text:p>
        <text:p text:style-name="Figure_20_Caption"><text:span text:style-name="T21">Fig. S4 Score refinement and conformational analysis for 1UBI</text:span><text:span text:style-name="T22">. (a)</text:span><text:span text:style-name="T29"> <text:s/>Comparison of near-optimal sequences generated by CFN-based approach, using </text:span><text:span text:style-name="T28">Weblogo</text:span><text:span text:style-name="T29"> </text:span>(Crooks <text:span text:style-name="T26">et al.</text:span>, 2004)<text:span text:style-name="T29">. For each design position (horizontalaxis), the total height quantifies the conservation (information content) at that position, where taller positions are more conserved; the relative height of each amino acid denotes its frequency </text:span>in the design.<text:span text:style-name="T29"> Polar amino acids and <text:s/>glycine (G,S,T,Y,C) are green, amide purple (N,Q), basic (K,R,H) blue, acidic (D,E) red and hydrophobic (A,V,L,I,P,W,F,M) are <text:s/>black. The wild-type amino acids are given underneath the horizontal axis. The rate of mutations of the sequence ensemble, generated by CFN-based approach ranges from 64.29 to 85.71% for 1UBI. </text:span><text:span text:style-name="T22">(b)</text:span><text:span text:style-name="T29"> <text:s/>Superimposition of minimized structures of all unique sequences (best conformation per sequence) using </text:span><text:span text:style-name="T28">pymol </text:span>(Schrödinger, 2010)<text:span text:style-name="T28">. </text:span><text:span text:style-name="T29"><text:s/>Mutable residues are colored as in (a), flexible residues are shown in grey. <text:s/></text:span><text:span text:style-name="T22">(c)</text:span><text:span text:style-name="T29"> <text:s/>Energy refinement: the scores of structures of all unique sequences are shown in blue, and those of the minimized corresponding structures in green. The wild-type model is added to the two sets. The horizontal orange line indicates the subsequent cutoff </text:span><draw:frame draw:style-name="fr2" text:anchor-type="as-char" svg:width="0.3272in" svg:height="0.2327in" draw:z-index="18"><draw:object xlink:href="./Object 18" xlink:type="simple" xlink:show="embed" xlink:actuate="onLoad"/><draw:image xlink:href="./ObjectReplacements/Object 18" xlink:type="simple" xlink:show="embed" xlink:actuate="onLoad"/></draw:frame><text:span text:style-name="T29"> of 2 kcal.mol</text:span><text:span text:style-name="T10">-1</text:span><text:span text:style-name="T29">, from the scores of minimized structures. </text:span><text:span text:style-name="T22">(d)</text:span><text:span text:style-name="T29"> <text:s/>Distribution of the number of conformations: <text:s/>comparison between the number of conformations generated for each sequence, during the enumeration of the sub-optimal set (blue) and during the repacking of refined structures (red). <text:s/>A cutoff of 0.2 kcal.mol</text:span><text:span text:style-name="T10">-1</text:span><text:span text:style-name="T29"> (with respect to the sequence-specific minimum score) was used for repacking enumeration (red). <text:s/></text:span></text:p>
        <text:p text:style-name="P18"/>
        <text:p text:style-name="P6"><text:soft-page-break/><text:span text:style-name="T14"><text:s/></text:span><draw:frame draw:style-name="fr1" draw:name="Image 9" text:anchor-type="as-char" svg:width="7.0043in" svg:height="4.3618in" draw:z-index="9"><draw:image xlink:href="Pictures/2000073A0000604E00003BF263C591D3.wmf" xlink:type="simple" xlink:show="embed" xlink:actuate="onLoad"/></draw:frame></text:p>
        <text:p text:style-name="Figure_20_Caption"><text:span text:style-name="T21">Fig. S5 </text:span>Score refinement and conformational analysis for 1TEN<text:span text:style-name="T29">.</text:span><text:span text:style-name="T22"> (a)</text:span><text:span text:style-name="T29"> <text:s/>Comparison of near-optimal sequences generated by CFN-based approach, using </text:span><text:span text:style-name="T28">Weblogo</text:span><text:span text:style-name="T29"> </text:span>(Crooks <text:span text:style-name="T26">et al.</text:span>, 2004)<text:span text:style-name="T29">. For each design position (horizontal axis), the total height quantifies the conservation (information content) at that position, where taller positions are more conserved; the relative height of each amino acid denotes its frequency </text:span>in the design<text:span text:style-name="T29">. Polar amino acids and <text:s/>glycine (G,S,T,Y,C) are green, amide purple (N,Q), basic (K,R,H) blue, acidic (D,E) red and hydrophobic (A,V,L,I,P,W,F,M) are <text:s/>black. The wild-type amino acids are given underneath the horizontal axis. The rate of mutations of the sequence ensemble, generated by CFN-based approach ranges from 36.36 to 81.82% for 1TEN.</text:span> <text:span text:style-name="T22">(b)</text:span><text:span text:style-name="T29"> <text:s/>Superimposition of minimized structures of all unique sequences (best conformation per sequence) using </text:span><text:span text:style-name="T28">pymol </text:span>(Schrödinger, 2010)<text:span text:style-name="T28">. </text:span><text:span text:style-name="T29"><text:s/>Mutable residues are colored as in (a), flexible residues are shown in grey. <text:s/></text:span><text:span text:style-name="T22">(c)</text:span><text:span text:style-name="T29"> <text:s/>Energy refinement: the scores of structures of all unique sequences are shown in blue, and those of the minimized corresponding structures in green. The wild-type model is added to the two sets. The horizontal orange line indicates the subsequent cutoff </text:span><draw:frame draw:style-name="fr2" text:anchor-type="as-char" svg:width="0.3272in" svg:height="0.2327in" draw:z-index="19"><draw:object xlink:href="./Object 20" xlink:type="simple" xlink:show="embed" xlink:actuate="onLoad"/><draw:image xlink:href="./ObjectReplacements/Object 20" xlink:type="simple" xlink:show="embed" xlink:actuate="onLoad"/></draw:frame><text:span text:style-name="T29"> of 2 kcal.mol</text:span><text:span text:style-name="T10">-1</text:span><text:span text:style-name="T29">, from the scores of minimized structures. </text:span><text:span text:style-name="T22">(d)</text:span><text:span text:style-name="T29"> <text:s/>Distribution of the number of conformations: <text:s/>comparison between the number of conformations generated for each sequence, during the enumeration of the sub-optimal set (blue) and during the repacking of refined structures (red). <text:s/>A cutoff of 0.2 kcal.mol</text:span><text:span text:style-name="T10">-1</text:span><text:span text:style-name="T29"> (with respect to the sequence-specific minimum score) was used for repacking enumeration (red). <text:s/></text:span></text:p>
        <text:p text:style-name="P4"/>
        <text:p text:style-name="P5">References</text:p>
        <text:p text:style-name="Bibliography"><text:span text:style-name="T15">Baldwin,E. </text:span><text:span text:style-name="T16">et al.</text:span><text:span text:style-name="T15"> (1993) The role of backbone flexibility in the accommodation of variants that repack the core of T4 lysozyme. </text:span><text:span text:style-name="T16">Science</text:span><text:span text:style-name="T15">, </text:span><text:span text:style-name="T17">262</text:span><text:span text:style-name="T15">, 1715–1718.</text:span></text:p>
        <text:p text:style-name="Bibliography"><text:span text:style-name="T15">Blaber,M. </text:span><text:span text:style-name="T16">et al.</text:span><text:span text:style-name="T15"> (1994) Determination of alpha-Helix Propensity within the Context of a Folded Protein: Sites 44 and 131 in Bacteriophage T4 Lysozyme. </text:span><text:span text:style-name="T16">Journal of Molecular Biology</text:span><text:span text:style-name="T15">, </text:span><text:span text:style-name="T17">235</text:span><text:span text:style-name="T15">, 600 – 624.</text:span></text:p>
        <text:p text:style-name="Bibliography"><text:span text:style-name="T15">Boas,F.E. and Harbury,P.B. (2008) Design of protein-ligand binding based on the molecular mechanics energy model. </text:span><text:span text:style-name="T16">J. Mol. Biol.</text:span><text:span text:style-name="T15">, </text:span><text:span text:style-name="T17">380</text:span><text:span text:style-name="T15">, 415–424.</text:span></text:p>
        <text:p text:style-name="Bibliography"><text:span text:style-name="T15">Bolon,D N and Mayo,S L (2001) Polar residues in the protein core of Escherichia coli thioredoxin are important for fold specificity. </text:span><text:span text:style-name="T16">Biochemistry</text:span><text:span text:style-name="T15">, </text:span><text:span text:style-name="T17">40</text:span><text:span text:style-name="T15">, 10047–10053.</text:span></text:p>
        <text:p text:style-name="Bibliography"><text:span text:style-name="T15">Bolon,D. </text:span><text:span text:style-name="T16">et al.</text:span><text:span text:style-name="T15"> (2003) Enzyme-like proteins by computational design. </text:span><text:span text:style-name="T16">J.\ Mol.\ Biol.</text:span><text:span text:style-name="T15">, </text:span><text:span text:style-name="T17">329</text:span><text:span text:style-name="T15">, 611–622.</text:span></text:p>
        <text:p text:style-name="Bibliography"><text:span text:style-name="T15">Bolon,Daniel N </text:span><text:span text:style-name="T16">et al.</text:span><text:span text:style-name="T15"> (2003) Prudent modeling of core polar residues in computational protein design. </text:span><text:span text:style-name="T16">J. Mol. Biol.</text:span><text:span text:style-name="T15">, </text:span><text:span text:style-name="T17">329</text:span><text:span text:style-name="T15">, 611–622.</text:span></text:p>
        <text:p text:style-name="Bibliography"><text:span text:style-name="T15">Busch,M.S. am </text:span><text:span text:style-name="T16">et al.</text:span><text:span text:style-name="T15"> (2008) Computational protein design: software implementation, parameter optimization, and performance of a simple model. </text:span><text:span text:style-name="T16">J. Comp. Chem.</text:span><text:span text:style-name="T15">, </text:span><text:span text:style-name="T17">29</text:span><text:span text:style-name="T15">, 1092–1102.</text:span></text:p>
        <text:p text:style-name="Bibliography"><text:span text:style-name="T15">Crooks,G.E. </text:span><text:span text:style-name="T16">et al.</text:span><text:span text:style-name="T15"> (2004) WebLogo: a sequence logo generator. </text:span><text:span text:style-name="T16">Genome Res.</text:span><text:span text:style-name="T15">, </text:span><text:span text:style-name="T17">14</text:span><text:span text:style-name="T15">, 1188–1190.</text:span></text:p>
        <text:p text:style-name="Bibliography"><text:span text:style-name="T15">Dahiyat,B.I. and Mayo,S. L. (1997) De novo protein design: fully automated sequence selection. </text:span><text:span text:style-name="T16">Science</text:span><text:span text:style-name="T15">, </text:span><text:span text:style-name="T17">278</text:span><text:span text:style-name="T15">, 82–87.</text:span></text:p>
        <text:p text:style-name="Bibliography"><text:span text:style-name="T15">Dantas,G. </text:span><text:span text:style-name="T16">et al.</text:span><text:span text:style-name="T15"> (2003) A Large Test of Computational Protein Design: Folding and Stability of Nine Completely Redesigned Globular Proteins. </text:span><text:span text:style-name="T16">J. Mol. Biol.</text:span><text:span text:style-name="T15">, </text:span><text:span text:style-name="T17">332</text:span><text:span text:style-name="T15">, 449–460.</text:span></text:p>
        <text:p text:style-name="Bibliography"><text:span text:style-name="T15">Ermolenko,D.N. </text:span><text:span text:style-name="T16">et al.</text:span><text:span text:style-name="T15"> (2003) Noncharged amino acid residues at the solvent-exposed positions in the middle and at the C terminus of the alpha-helix have the same helical propensity. </text:span><text:span text:style-name="T16">Protein Science</text:span><text:span text:style-name="T15">, </text:span><text:span text:style-name="T17">12</text:span><text:span text:style-name="T15">, 1169–1176.</text:span></text:p>
        <text:p text:style-name="Bibliography"><text:span text:style-name="T15">Fersht,A.R. (1995) Mapping the Structures of Transition States and Intermediates in Folding: Delineation of Pathways at High Resolution. </text:span><text:span text:style-name="T16">Philosophical Transactions of the Royal Society of London. Series B: Biological Sciences</text:span><text:span text:style-name="T15">, </text:span><text:span text:style-name="T17">348</text:span><text:span text:style-name="T15">, 11–15.</text:span></text:p>
        <text:p text:style-name="Bibliography"><text:span text:style-name="T18">Filikov,A.V. </text:span><text:span text:style-name="T19">et al.</text:span><text:span text:style-name="T18"> </text:span><text:span text:style-name="T15">(2002) Computational stabilization of human growth hormone. </text:span><text:span text:style-name="T16">Prot. Sci.</text:span><text:span text:style-name="T15">, </text:span><text:span text:style-name="T17">278</text:span><text:span text:style-name="T15">, 1452–1461.</text:span></text:p>
        <text:p text:style-name="Bibliography"><text:span text:style-name="T15">Fromer,M. and Yanover,C. (2009) Accurate prediction for atomic-level protein design and its application in diversifying the near-optimal sequence space. </text:span><text:span text:style-name="T16">Proteins: Structure, Function, and Bioinformatics</text:span><text:span text:style-name="T15">, </text:span><text:span text:style-name="T17">75</text:span><text:span text:style-name="T15">, 682–705.</text:span></text:p>
        <text:p text:style-name="Bibliography"><text:span text:style-name="T15">Gordon,D.B. </text:span><text:span text:style-name="T16">et al.</text:span><text:span text:style-name="T15"> (2003) Exact rotamer optimization for protein design. </text:span><text:span text:style-name="T16">Journal of computational chemistry</text:span><text:span text:style-name="T15">, </text:span><text:span text:style-name="T17">24</text:span><text:span text:style-name="T15">, 232–243.</text:span></text:p>
        <text:p text:style-name="Bibliography"><text:span text:style-name="T15">Hamill,S.J. </text:span><text:span text:style-name="T16">et al.</text:span><text:span text:style-name="T15"> (2000) Conservation of folding and stability within a protein family: the tyrosine corner as an evolutionary cul-de-sac. </text:span><text:span text:style-name="T16">Journal of molecular biology</text:span><text:span text:style-name="T15">, </text:span><text:span text:style-name="T17">295</text:span><text:span text:style-name="T15">, 641–649.</text:span></text:p>
        <text:p text:style-name="Bibliography"><text:span text:style-name="T15">Holder,J.B. </text:span><text:span text:style-name="T16">et al.</text:span><text:span text:style-name="T15"> (2001) Energetics of Side Chain Packing in Staphylococcal Nuclease Assessed by Exchange of Valines, Isoleucines, and Leucines†. </text:span><text:span text:style-name="T16">Biochemistry</text:span><text:span text:style-name="T15">, </text:span><text:span text:style-name="T17">40</text:span><text:span text:style-name="T15">, 13998–14003.</text:span></text:p>
        <text:p text:style-name="Bibliography"><text:span text:style-name="T15">Kauzmann,W. (1959) Some factors in the interpretation of protein denaturation. </text:span><text:span text:style-name="T16">Adv.\ Prot.\ Chem.</text:span><text:span text:style-name="T15">, </text:span><text:span text:style-name="T17">14</text:span><text:span text:style-name="T15">, 1–63.</text:span></text:p>
        <text:p text:style-name="Bibliography"><text:span text:style-name="T15">Koga,N. </text:span><text:span text:style-name="T16">et al.</text:span><text:span text:style-name="T15"> (2012) Principles for designing ideal protein structures. </text:span><text:span text:style-name="T16">Nature</text:span><text:span text:style-name="T15">, </text:span><text:span text:style-name="T17">491</text:span><text:span text:style-name="T15">, 222–227.</text:span></text:p>
        <text:p text:style-name="Bibliography"><text:span text:style-name="T15">Kraemer-Pecore,C.M. </text:span><text:span text:style-name="T16">et al.</text:span><text:span text:style-name="T15"> (2003) A de novo redesign of the WW domain. </text:span><text:span text:style-name="T16">Protein Science</text:span><text:span text:style-name="T15">, </text:span><text:span text:style-name="T17">12</text:span><text:span text:style-name="T15">, 2194–2205.</text:span></text:p>
        <text:p text:style-name="Bibliography"><text:span text:style-name="T15">Lassila,K.S. </text:span><text:span text:style-name="T16">et al.</text:span><text:span text:style-name="T15"> (2002) Evaluation of the energetic contribution of an ionic network to beta-sheet stability. </text:span><text:span text:style-name="T16">Protein Science</text:span><text:span text:style-name="T15">, </text:span><text:span text:style-name="T17">11</text:span><text:span text:style-name="T15">, 688–690.</text:span></text:p>
        <text:p text:style-name="Bibliography"><text:span text:style-name="T15">Liu,Z. </text:span><text:span text:style-name="T16">et al.</text:span><text:span text:style-name="T15"> (2001) Modeling the third loop of short-chain snake venom neurotoxins: roles of the short-range and long-range interactions. </text:span><text:span text:style-name="T16">Proteins</text:span><text:span text:style-name="T15">, </text:span><text:span text:style-name="T17">42</text:span><text:span text:style-name="T15">, 6–16.</text:span></text:p>
        <text:p text:style-name="Bibliography"><text:span text:style-name="T15">Lorch,M. </text:span><text:span text:style-name="T16">et al.</text:span><text:span text:style-name="T15"> (1999) Effects of Core Mutations on the Folding of a beta-Sheet Protein: Implications for Backbone Organization in the I-State†. </text:span><text:span text:style-name="T16">Biochemistry</text:span><text:span text:style-name="T15">, </text:span><text:span text:style-name="T17">38</text:span><text:span text:style-name="T15">, 1377–1385.</text:span></text:p>
        <text:p text:style-name="Bibliography"><text:span text:style-name="T15">Marshall,S.A. </text:span><text:span text:style-name="T16">et al.</text:span><text:span text:style-name="T15"> (2002) Electrostatics significantly affect the stability of designed homeodomain variants. </text:span><text:span text:style-name="T16">Journal of Molecular Biology</text:span><text:span text:style-name="T15">, </text:span><text:span text:style-name="T17">316</text:span><text:span text:style-name="T15">, 189 – 199.</text:span></text:p>
        <text:p text:style-name="Bibliography"><text:span text:style-name="T15">Northey,J.G.B. </text:span><text:span text:style-name="T16">et al.</text:span><text:span text:style-name="T15"> (2002) Hydrophobic core packing in the SH3 domain folding transition state. </text:span><text:span text:style-name="T16">Nature Structural &amp; Molecular Biology</text:span><text:span text:style-name="T15">, </text:span><text:span text:style-name="T17">9</text:span><text:span text:style-name="T15">, 126–130.</text:span></text:p>
        <text:p text:style-name="Bibliography"><text:span text:style-name="T15">Perl,D. </text:span><text:span text:style-name="T16">et al.</text:span><text:span text:style-name="T15"> (2000) Two exposed amino acid residues confer thermostability on a cold shock protein. </text:span><text:span text:style-name="T16">Nat Struct Mol Biol</text:span><text:span text:style-name="T15">, </text:span><text:span text:style-name="T17">7</text:span><text:span text:style-name="T15">, 380–383.</text:span></text:p>
        <text:p text:style-name="Bibliography"><text:span text:style-name="T15">Perl,D. and Schmid,F.X. (2001) Electrostatic stabilization of a thermophilic cold shock protein. </text:span><text:span text:style-name="T16">Journal of Molecular Biology</text:span><text:span text:style-name="T15">, </text:span><text:span text:style-name="T17">313</text:span><text:span text:style-name="T15">, 343 – 357.</text:span></text:p>
        <text:p text:style-name="Bibliography"><text:span text:style-name="T15">Pokala,N. and Handel,T.M. (2005) Energy functions for protein design: Adjustement with protein-protein complex affinities, models for the unfolded state, and negative design of solubility and specificity. </text:span><text:span text:style-name="T16">J. Mol. Biol.</text:span><text:span text:style-name="T15">, </text:span><text:span text:style-name="T17">347</text:span><text:span text:style-name="T15">, 203–227.</text:span></text:p>
        <text:p text:style-name="Bibliography"><text:span text:style-name="T15">Poso,D. </text:span><text:span text:style-name="T16">et al.</text:span><text:span text:style-name="T15"> (2000) Progressive Stabilization of Intermediate and Transition States in Protein Folding Reactions by Introducing Surface Hydrophobic Residues. </text:span><text:span text:style-name="T16">Journal of Biological Chemistry</text:span><text:span text:style-name="T15">, </text:span><text:span text:style-name="T17">275</text:span><text:span text:style-name="T15">, 35723–35726.</text:span></text:p>
        <text:p text:style-name="Bibliography"><text:span text:style-name="T15">Sandberg,W.S. and Terwilliger,T.C. (1993) Engineering multiple properties of a protein by combinatorial mutagenesis. </text:span><text:span text:style-name="T16">Proceedings of the National Academy of Sciences</text:span><text:span text:style-name="T15">, </text:span><text:span text:style-name="T17">90</text:span><text:span text:style-name="T15">, 8367–8371.</text:span></text:p>
        <text:p text:style-name="Bibliography"><text:span text:style-name="T15">Schrödinger,L. (2010) The PyMOL Molecular Graphics System, Version 1.3r1.</text:span></text:p>
        <text:p text:style-name="Bibliography"><text:span text:style-name="T18">Schwehm,J.M. </text:span><text:span text:style-name="T19">et al.</text:span><text:span text:style-name="T18"> </text:span><text:span text:style-name="T15">(1998) Stability Effects of Increasing the Hydrophobicity of Solvent-Exposed Side Chains in Staphylococcal Nuclease. </text:span><text:span text:style-name="T16">Biochemistry</text:span><text:span text:style-name="T15">, </text:span><text:span text:style-name="T17">37</text:span><text:span text:style-name="T15">, 6939–6948.</text:span></text:p>
        <text:p text:style-name="Bibliography"><text:span text:style-name="T15">Schweiker,K.L. </text:span><text:span text:style-name="T16">et al.</text:span><text:span text:style-name="T15"> (2007) Computational design of the Fyn SH3 domain with increased stability through optimization of surface charge charge interactions. </text:span><text:span text:style-name="T16">Protein Sci.</text:span><text:span text:style-name="T15">, </text:span><text:span text:style-name="T17">16</text:span><text:span text:style-name="T15">, 2694–2702.</text:span></text:p>
        <text:p text:style-name="Bibliography"><text:span text:style-name="T15">Seeliger,M.A. </text:span><text:span text:style-name="T16">et al.</text:span><text:span text:style-name="T15"> (2003) Weak Cooperativity in the Core Causes a Switch in Folding Mechanism Between Two Proteins of the cks Family. </text:span><text:span text:style-name="T16">Journal of Molecular Biology</text:span><text:span text:style-name="T15">, </text:span><text:span text:style-name="T17">325</text:span><text:span text:style-name="T15">, 189 – 199.</text:span></text:p>
        <text:p text:style-name="Bibliography"><text:span text:style-name="T15">Ventura,S. </text:span><text:span text:style-name="T16">et al.</text:span><text:span text:style-name="T15"> (2002) Conformational strain in the hydrophobic core and its implications for protein folding and design. </text:span><text:span text:style-name="T16">Nat. Struct. Biol.</text:span><text:span text:style-name="T15">, </text:span><text:span text:style-name="T17">9</text:span><text:span text:style-name="T15">, 485–493.</text:span></text:p>
        <text:p text:style-name="Bibliography"><text:span text:style-name="T15">Yi,F. </text:span><text:span text:style-name="T16">et al.</text:span><text:span text:style-name="T15"> (2003) Testing Hypotheses about Determinants of Protein Structure with High-Precision, High-Throughput Stability Measurements and Statistical Modeling†. </text:span><text:span text:style-name="T16">Biochemistry</text:span><text:span text:style-name="T15">, </text:span><text:span text:style-name="T17">42</text:span><text:span text:style-name="T15">, 7594–7603.</text:span></text:p>
        <text:p text:style-name="Bibliography"><text:span text:style-name="T15">Yosef,E. </text:span><text:span text:style-name="T16">et al.</text:span><text:span text:style-name="T15"> (2009) Computational Design of Calmodulin Mutants with up to 900-Fold Increase in Binding Specificity. </text:span><text:span text:style-name="T16">Journal of Molecular Biology</text:span><text:span text:style-name="T15">, </text:span><text:span text:style-name="T17">385</text:span><text:span text:style-name="T15">, 1470 – 1480.</text:span></text:p>
        <text:p text:style-name="P29"/>
        <text:p text:style-name="P29"/>
        <text:p text:style-name="Ref_20_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Helvetica1"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mbria1" svg:font-family="Cambri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orphans="2" fo:widows="2" style:writing-mode="lr-tb"/>
      <style:text-properties style:use-window-font-color="true" style:font-name="Times" fo:language="en" fo:country="US" style:language-asian="en" style:country-asian="U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margin-top="0.1571in" fo:margin-bottom="0.0346in" fo:line-height="0.1665in" fo:orphans="2" fo:widows="2" style:writing-mode="lr-tb"/>
      <style:text-properties fo:text-transform="uppercase" style:use-window-font-color="true" style:font-name="Helvetica" fo:language="en" fo:country="US" fo:font-weight="bold" style:language-asian="en" style:country-asian="US" style:font-weight-asian="bold"/>
    </style:style>
    <style:style style:name="Heading_20_2" style:display-name="Heading 2" style:family="paragraph" style:parent-style-name="Heading" style:next-style-name="Text_20_body" style:default-outline-level="2" style:class="text">
      <style:paragraph-properties fo:margin-top="0.0764in" fo:margin-bottom="0.0362in" fo:line-height="0.1665in" fo:orphans="2" fo:widows="2" style:writing-mode="lr-tb"/>
      <style:text-properties style:use-window-font-color="true" fo:language="en" fo:country="US" fo:font-weight="bold" style:language-asian="en" style:country-asian="US" style:font-weight-asian="bold"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Arial"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1665in" fo:margin-bottom="0.0417in"/>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1665in" fo:margin-bottom="0.0417in"/>
      <style:text-properties style:font-name="Times New Roman" fo:font-size="12pt" style:font-size-asian="12pt"/>
    </style:style>
    <style:style style:name="Heading_20_8" style:display-name="Heading 8" style:family="paragraph" style:parent-style-name="Standard" style:next-style-name="Text_20_body" style:default-outline-level="8" style:class="text">
      <style:paragraph-properties fo:margin-top="0.1665in" fo:margin-bottom="0.0417in"/>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Text_20_body" style:default-outline-level="9" style:class="text">
      <style:paragraph-properties fo:margin-top="0.1665in" fo:margin-bottom="0.0417in"/>
      <style:text-properties style:font-name="Arial" fo:font-size="11pt" style:font-size-asian="11pt" style:font-size-complex="11pt"/>
    </style:style>
    <style:style style:name="Header" style:family="paragraph" style:parent-style-name="Standard" style:default-outline-level="" style:class="extra">
      <style:paragraph-properties fo:margin-top="0in" fo:margin-bottom="0.361in" fo:line-height="0.111in" text:number-lines="false" text:line-number="0">
        <style:tab-stops>
          <style:tab-stop style:position="3in" style:type="center"/>
          <style:tab-stop style:position="6in" style:type="right"/>
        </style:tab-stops>
      </style:paragraph-properties>
      <style:text-properties style:font-name="Helvetica1" fo:font-size="8pt" fo:font-style="italic" fo:font-weight="bold" style:font-size-asian="8pt" style:font-style-asian="italic"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note_20_text" style:display-name="footnote text" style:family="paragraph" style:parent-style-name="Standard" style:default-outline-level="">
      <style:paragraph-properties fo:margin-top="0.0138in" fo:margin-bottom="0in" fo:line-height="0.139in"/>
      <style:text-properties style:font-name="Times New Roman" fo:font-size="8pt" style:font-size-asian="8pt" style:font-size-complex="10pt"/>
    </style:style>
    <style:style style:name="Catchline" style:family="paragraph" style:default-outline-level="">
      <style:paragraph-properties fo:margin-top="0.0972in" fo:margin-bottom="0in" fo:line-height="0.111in" fo:text-align="end" style:justify-single-word="false" fo:orphans="2" fo:widows="2" style:writing-mode="lr-tb"/>
      <style:text-properties style:use-window-font-color="true" style:font-name="Helvetica1" fo:font-size="8pt" fo:language="en" fo:country="US" fo:font-style="italic" style:font-size-asian="8pt" style:language-asian="en" style:country-asian="US" style:font-style-asian="italic"/>
    </style:style>
    <style:style style:name="DOI_20_Line" style:display-name="DOI Line" style:family="paragraph" style:parent-style-name="Catchline" style:default-outline-level="">
      <style:paragraph-properties fo:margin-top="0.0307in" fo:margin-bottom="0in"/>
    </style:style>
    <style:style style:name="Article_20_title" style:display-name="Article title" style:family="paragraph" style:default-outline-level="">
      <style:paragraph-properties fo:margin-top="0.0638in" fo:margin-bottom="0in" fo:line-height="0.2917in" fo:orphans="2" fo:widows="2" style:writing-mode="lr-tb"/>
      <style:text-properties style:use-window-font-color="true" style:font-name="Helvetica1" fo:font-size="16pt" fo:language="en" fo:country="US" fo:font-weight="bold" style:font-size-asian="16pt" style:language-asian="en" style:country-asian="US" style:font-weight-asian="bold"/>
    </style:style>
    <style:style style:name="Author_20_name" style:display-name="Author name" style:family="paragraph" style:default-outline-level="">
      <style:paragraph-properties fo:margin-top="0.0484in" fo:margin-bottom="0in" fo:line-height="0.2083in" fo:orphans="2" fo:widows="2" style:writing-mode="lr-tb"/>
      <style:text-properties style:use-window-font-color="true" style:font-name="Helvetica-Light" fo:font-size="13pt" fo:language="en" fo:country="US" style:font-size-asian="13pt" style:language-asian="en" style:country-asian="US" style:font-style-complex="italic"/>
    </style:style>
    <style:style style:name="Affilation" style:family="paragraph" style:parent-style-name="Author_20_name" style:default-outline-level="">
      <style:paragraph-properties fo:margin-top="0.028in" fo:margin-bottom="0.0362in" fo:line-height="0.1665in"/>
      <style:text-properties fo:font-size="10pt" style:font-size-asian="10pt"/>
    </style:style>
    <style:style style:name="Received" style:family="paragraph" style:parent-style-name="Affilation" style:default-outline-level="">
      <style:paragraph-properties fo:margin-top="0in" fo:margin-bottom="0.2043in"/>
      <style:text-properties fo:font-size="8pt" style:font-size-asian="8pt"/>
    </style:style>
    <style:style style:name="Abstract_20_Head" style:display-name="Abstract Head" style:family="paragraph" style:default-outline-level="">
      <style:paragraph-properties fo:margin-top="0.1457in" fo:margin-bottom="0.0071in" fo:line-height="0.1528in" fo:text-align="justify" style:justify-single-word="false" fo:orphans="2" fo:widows="2" style:writing-mode="lr-tb"/>
      <style:text-properties fo:text-transform="uppercase" style:use-window-font-color="true" style:font-name="Helvetica1" fo:font-size="8pt" fo:language="en" fo:country="US" fo:font-weight="bold" style:font-size-asian="8pt" style:language-asian="en" style:country-asian="US" style:font-weight-asian="bold"/>
    </style:style>
    <style:style style:name="Abstract_20_Text" style:display-name="Abstract Text" style:family="paragraph" style:default-outline-level="">
      <style:paragraph-properties fo:line-height="0.1528in" fo:text-align="justify" style:justify-single-word="false" fo:orphans="2" fo:widows="2" style:writing-mode="lr-tb"/>
      <style:text-properties style:use-window-font-color="true" style:font-name="Helvetica1" fo:font-size="8pt" fo:language="en" fo:country="US" style:font-size-asian="8pt" style:language-asian="en" style:country-asian="US"/>
    </style:style>
    <style:style style:name="Para" style:family="paragraph" style:default-outline-level="">
      <style:paragraph-properties fo:margin="100%" fo:margin-left="0in" fo:margin-right="0in" fo:line-height="0.1528in" fo:text-align="justify" style:justify-single-word="false" fo:orphans="2" fo:widows="2" fo:text-indent="0.1181in" style:auto-text-indent="false" style:writing-mode="lr-tb"/>
      <style:text-properties style:use-window-font-color="true" fo:font-size="9pt" fo:language="en" fo:country="US" style:font-size-asian="9pt" style:language-asian="en" style:country-asian="US"/>
    </style:style>
    <style:style style:name="ParaNoInd" style:family="paragraph" style:parent-style-name="Para" style:default-outline-level="">
      <style:paragraph-properties fo:margin="100%" fo:margin-left="0in" fo:margin-right="0in" fo:text-indent="0in" style:auto-text-indent="false"/>
    </style:style>
    <style:style style:name="A_20_head" style:display-name="A head" style:family="paragraph" style:parent-style-name="Heading_20_1" style:default-outline-level="" style:list-style-name=""/>
    <style:style style:name="Block_20_Text" style:display-name="Block Text" style:family="paragraph" style:parent-style-name="Standard" style:default-outline-level="">
      <style:paragraph-properties fo:margin="100%" fo:margin-left="1in" fo:margin-right="1in" fo:margin-top="0in" fo:margin-bottom="0.0835in" fo:text-indent="0in" style:auto-text-indent="false"/>
    </style:style>
    <style:style style:name="Para_20_with_20_C_20_head" style:display-name="Para with C head" style:family="paragraph" style:parent-style-name="ParaNoInd" style:default-outline-level="">
      <style:paragraph-properties fo:margin-top="0.0874in" fo:margin-bottom="0in"/>
    </style:style>
    <style:style style:name="Numbered_20_List" style:display-name="Numbered List" style:family="paragraph" style:parent-style-name="ParaNoInd">
      <style:paragraph-properties fo:margin="100%" fo:margin-left="0.389in" fo:margin-right="0in" fo:margin-top="0.0417in" fo:margin-bottom="0in" fo:text-indent="-0.2709in" style:auto-text-indent="false">
        <style:tab-stops>
          <style:tab-stop style:position="0.389in"/>
        </style:tab-stops>
      </style:paragraph-properties>
    </style:style>
    <style:style style:name="Numbered_20_List_20_first" style:display-name="Numbered List first" style:family="paragraph" style:parent-style-name="Numbered_20_List" style:default-outline-level="" style:list-style-name="">
      <style:paragraph-properties fo:margin-top="0.0835in" fo:margin-bottom="0in"/>
    </style:style>
    <style:style style:name="Numbered_20_List_20_last" style:display-name="Numbered List last" style:family="paragraph" style:parent-style-name="Numbered_20_List" style:default-outline-level="" style:list-style-name="">
      <style:paragraph-properties fo:margin-top="0.0417in" fo:margin-bottom="0.0835in"/>
    </style:style>
    <style:style style:name="Bulleted_20_List" style:display-name="Bulleted List" style:family="paragraph" style:parent-style-name="ParaNoInd" style:default-outline-level="">
      <style:paragraph-properties fo:margin="100%" fo:margin-left="0.2598in" fo:margin-right="0in" fo:margin-top="0.0417in" fo:margin-bottom="0in" fo:text-indent="-0.1417in" style:auto-text-indent="false">
        <style:tab-stops>
          <style:tab-stop style:position="0.2598in"/>
        </style:tab-stops>
      </style:paragraph-properties>
    </style:style>
    <style:style style:name="Bulleted_20_List_20_first" style:display-name="Bulleted List first" style:family="paragraph" style:parent-style-name="Bulleted_20_List" style:default-outline-level="">
      <style:paragraph-properties fo:margin-top="0.0835in" fo:margin-bottom="0in"/>
    </style:style>
    <style:style style:name="Bulleted_20_List_20_last" style:display-name="Bulleted List last" style:family="paragraph" style:parent-style-name="Bulleted_20_List" style:default-outline-level="">
      <style:paragraph-properties fo:margin-top="0.0417in" fo:margin-bottom="0.0835in"/>
    </style:style>
    <style:style style:name="MTDisplayEquation" style:family="paragraph" style:parent-style-name="ParaNoInd" style:default-outline-level="">
      <style:paragraph-properties>
        <style:tab-stops>
          <style:tab-stop style:position="1.6945in" style:type="center"/>
          <style:tab-stop style:position="3.3752in" style:type="right"/>
        </style:tab-stops>
      </style:paragraph-properties>
    </style:style>
    <style:style style:name="CopyrightLine" style:family="paragraph" style:parent-style-name="Footer" style:default-outline-level="">
      <style:paragraph-properties fo:line-height="0.139in">
        <style:tab-stops>
          <style:tab-stop style:position="7in" style:type="right"/>
        </style:tab-stops>
      </style:paragraph-properties>
      <style:text-properties style:font-name="Helvetica1" fo:font-size="7pt" style:font-size-asian="7pt"/>
    </style:style>
    <style:style style:name="Unnumbered_20_List" style:display-name="Unnumbered List" style:family="paragraph" style:parent-style-name="ParaNoInd" style:default-outline-level="">
      <style:paragraph-properties fo:margin="100%" fo:margin-left="0.278in" fo:margin-right="0in" fo:text-indent="-0.278in" style:auto-text-indent="false"/>
    </style:style>
    <style:style style:name="Unnumbered_20_List_20_first" style:display-name="Unnumbered List first" style:family="paragraph" style:parent-style-name="Unnumbered_20_List" style:default-outline-level="">
      <style:paragraph-properties fo:margin-top="0.0835in" fo:margin-bottom="0in"/>
    </style:style>
    <style:style style:name="Unnumbered_20_List_20_last" style:display-name="Unnumbered List last" style:family="paragraph" style:parent-style-name="Unnumbered_20_List" style:default-outline-level="">
      <style:paragraph-properties fo:margin-top="0in" fo:margin-bottom="0.0835in"/>
    </style:style>
    <style:style style:name="Bioiformatics" style:family="paragraph" style:default-outline-level="">
      <style:paragraph-properties fo:margin-top="0.25in" fo:margin-bottom="0in"/>
    </style:style>
    <style:style style:name="Equation_20_Display" style:display-name="Equation Display" style:family="paragraph" style:parent-style-name="MTDisplayEquation" style:default-outline-level="">
      <style:paragraph-properties fo:margin-top="0.0835in" fo:margin-bottom="0.0835in" fo:line-height="100%"/>
    </style:style>
    <style:style style:name="Figure_20_Caption" style:display-name="Figure Caption" style:family="paragraph" style:default-outline-level="">
      <style:paragraph-properties fo:margin-top="0.2016in" fo:margin-bottom="0.1665in" fo:line-height="0.139in" fo:text-align="justify" style:justify-single-word="false" fo:orphans="2" fo:widows="2" style:writing-mode="lr-tb"/>
      <style:text-properties style:use-window-font-color="true" fo:font-size="8pt" fo:language="en" fo:country="US" style:font-size-asian="8pt" style:language-asian="en" style:country-asian="US"/>
    </style:style>
    <style:style style:name="Table_20_caption" style:display-name="Table caption" style:family="paragraph" style:default-outline-level="">
      <style:paragraph-properties fo:margin-top="0.1665in" fo:margin-bottom="0.1807in" fo:line-height="0.139in" fo:orphans="2" fo:widows="2" style:writing-mode="lr-tb"/>
      <style:text-properties style:use-window-font-color="true" fo:font-size="8pt" fo:language="en" fo:country="US" style:font-size-asian="8pt" style:language-asian="en" style:country-asian="US"/>
    </style:style>
    <style:style style:name="Table_20_body" style:display-name="Table body" style:family="paragraph" style:default-outline-level="">
      <style:paragraph-properties fo:margin="100%" fo:margin-left="0.111in" fo:margin-right="0in" fo:line-height="0.139in" fo:orphans="2" fo:widows="2" fo:text-indent="-0.111in" style:auto-text-indent="false" style:writing-mode="lr-tb"/>
      <style:text-properties style:use-window-font-color="true" fo:font-size="8pt" fo:language="en" fo:country="US" style:font-size-asian="8pt" style:language-asian="en" style:country-asian="US"/>
    </style:style>
    <style:style style:name="Table_20_Column_20_head" style:display-name="Table Column head" style:family="paragraph" style:parent-style-name="Table_20_body" style:default-outline-level="">
      <style:paragraph-properties fo:margin-top="0.0555in" fo:margin-bottom="0.0972in"/>
    </style:style>
    <style:style style:name="Table_20_body_20_first" style:display-name="Table body first" style:family="paragraph" style:parent-style-name="Table_20_body" style:default-outline-level="">
      <style:paragraph-properties fo:margin-top="0.0626in" fo:margin-bottom="0in"/>
    </style:style>
    <style:style style:name="Table_20_body_20_last" style:display-name="Table body last" style:family="paragraph" style:parent-style-name="Table_20_body" style:default-outline-level="">
      <style:paragraph-properties fo:margin-top="0in" fo:margin-bottom="0.0929in"/>
    </style:style>
    <style:style style:name="Table_20_footnote" style:display-name="Table footnote" style:family="paragraph" style:default-outline-level="">
      <style:paragraph-properties fo:margin-top="0.0555in" fo:margin-bottom="0in" fo:line-height="0.1252in" fo:text-align="justify" style:justify-single-word="false" fo:orphans="2" fo:widows="2" style:writing-mode="lr-tb"/>
      <style:text-properties style:use-window-font-color="true" fo:font-size="7pt" fo:language="en" fo:country="US" style:font-size-asian="7pt" style:language-asian="en" style:country-asian="US"/>
    </style:style>
    <style:style style:name="Ack_20_Head" style:display-name="Ack Head" style:family="paragraph" style:parent-style-name="A_20_head" style:default-outline-level=""/>
    <style:style style:name="Ack_20_Text" style:display-name="Ack Text" style:family="paragraph" style:parent-style-name="ParaNoInd" style:default-outline-level=""/>
    <style:style style:name="Ref_20_Head" style:display-name="Ref Head" style:family="paragraph" style:parent-style-name="A_20_head" style:default-outline-level=""/>
    <style:style style:name="Ref_20_Text" style:display-name="Ref Text" style:family="paragraph" style:default-outline-level="">
      <style:paragraph-properties fo:margin="100%" fo:margin-left="0.1575in" fo:margin-right="0in" fo:line-height="0.1252in" fo:text-align="justify" style:justify-single-word="false" fo:orphans="2" fo:widows="2" fo:text-indent="-0.1575in" style:auto-text-indent="false" style:writing-mode="lr-tb"/>
      <style:text-properties style:use-window-font-color="true" fo:font-size="7pt" fo:language="en" fo:country="US" style:font-size-asian="7pt" style:language-asian="en" style:country-asian="US"/>
    </style:style>
    <style:style style:name="B_20_Head" style:display-name="B Head" style:family="paragraph">
      <style:paragraph-properties fo:margin-top="0.0693in" fo:margin-bottom="0.0417in" fo:line-height="0.1807in" fo:orphans="2" fo:widows="2" style:writing-mode="lr-tb"/>
      <style:text-properties style:use-window-font-color="true" style:font-name="Helvetica1" fo:language="en" fo:country="US" fo:font-weight="bold" style:language-asian="en" style:country-asian="US" style:font-weight-asian="bold"/>
    </style:style>
    <style:style style:name="HTML_20_Address" style:display-name="HTML Address" style:family="paragraph" style:parent-style-name="Standard" style:default-outline-level="">
      <style:text-properties fo:font-style="italic" style:font-style-asian="italic" style:font-style-complex="italic"/>
    </style:style>
    <style:style style:name="Article_20_Type" style:display-name="Article Type" style:family="paragraph" style:default-outline-level="">
      <style:paragraph-properties fo:margin-top="0.111in" fo:margin-bottom="0in" fo:orphans="2" fo:widows="2" style:writing-mode="lr-tb"/>
      <style:text-properties style:use-window-font-color="true" style:font-name="Helvetica1" fo:font-size="12pt" fo:language="en" fo:country="US" fo:font-style="italic" style:font-size-asian="12pt" style:language-asian="en" style:country-asian="US" style:font-style-asian="italic"/>
    </style:style>
    <style:style style:name="_3c_Para_3e_" style:display-name="&lt;Para&gt;" style:family="paragraph" style:parent-style-name="Para" style:default-outline-level="">
      <style:paragraph-properties fo:line-height="0.139in"/>
      <style:text-properties fo:font-size="8pt" style:font-size-asian="8pt"/>
    </style:style>
    <style:style style:name="_3c_ParaNoInd_3e_" style:display-name="&lt;ParaNoInd&gt;" style:family="paragraph" style:parent-style-name="ParaNoInd" style:default-outline-level="">
      <style:paragraph-properties fo:line-height="0.139in"/>
      <style:text-properties fo:font-size="8pt" style:font-size-asian="8pt"/>
    </style:style>
    <style:style style:name="_3c_Para_20_with_20_C_20_head_3e_" style:display-name="&lt;Para with C head&gt;" style:family="paragraph" style:parent-style-name="Para_20_with_20_C_20_head" style:default-outline-level="">
      <style:paragraph-properties fo:line-height="0.139in"/>
      <style:text-properties fo:font-size="8pt" style:font-size-asian="8pt"/>
    </style:style>
    <style:style style:name="_3c_Equation_20_Display_3e_" style:display-name="&lt;Equation Display&gt;" style:family="paragraph" style:parent-style-name="Equation_20_Display" style:default-outline-level="">
      <style:text-properties fo:font-size="8pt" style:font-size-asian="8pt"/>
    </style:style>
    <style:style style:name="_3c_Figure_20_Caption_3e_" style:display-name="&lt;Figure Caption&gt;" style:family="paragraph" style:parent-style-name="Figure_20_Caption" style:default-outline-level="">
      <style:paragraph-properties fo:line-height="0.1252in"/>
      <style:text-properties fo:font-size="7pt" style:font-size-asian="7pt"/>
    </style:style>
    <style:style style:name="_3c_Table_20_body_3e_" style:display-name="&lt;Table body&gt;" style:family="paragraph" style:parent-style-name="Table_20_body" style:default-outline-level="">
      <style:paragraph-properties fo:margin="100%" fo:margin-left="0.1102in" fo:margin-right="0in" fo:line-height="0.1252in" fo:text-indent="-0.1102in" style:auto-text-indent="false"/>
      <style:text-properties fo:font-size="7pt" style:font-size-asian="7pt"/>
    </style:style>
    <style:style style:name="_3c_Table_20_body_20_first_3e_" style:display-name="&lt;Table body first&gt;" style:family="paragraph" style:parent-style-name="Table_20_body_20_first" style:default-outline-level="">
      <style:paragraph-properties fo:margin="100%" fo:margin-left="0.1102in" fo:margin-right="0in" fo:line-height="0.1252in" fo:text-indent="-0.1102in" style:auto-text-indent="false"/>
      <style:text-properties fo:font-size="7pt" style:font-size-asian="7pt"/>
    </style:style>
    <style:style style:name="_3c_Table_20_body_20_last_3e_" style:display-name="&lt;Table body last&gt;" style:family="paragraph" style:parent-style-name="Table_20_body_20_last" style:default-outline-level="">
      <style:paragraph-properties fo:margin="100%" fo:margin-left="0.1102in" fo:margin-right="0in" fo:line-height="0.1252in" fo:text-indent="-0.1102in" style:auto-text-indent="false"/>
    </style:style>
    <style:style style:name="_3c_Table_20_caption_3e_" style:display-name="&lt;Table caption&gt;" style:family="paragraph" style:parent-style-name="Table_20_caption" style:default-outline-level="">
      <style:paragraph-properties fo:line-height="0.1252in"/>
    </style:style>
    <style:style style:name="_3c_Table_20_Column_20_head_3e_" style:display-name="&lt;Table Column head&gt;" style:family="paragraph" style:parent-style-name="Table_20_Column_20_head" style:default-outline-level="">
      <style:paragraph-properties fo:margin="100%" fo:margin-left="0.1102in" fo:margin-right="0in" fo:line-height="0.1252in" fo:text-indent="-0.1102in" style:auto-text-indent="false"/>
      <style:text-properties fo:font-size="7pt" style:font-size-asian="7pt"/>
    </style:style>
    <style:style style:name="_3c_Table_20_footnote_3e_" style:display-name="&lt;Table footnote&gt;" style:family="paragraph" style:parent-style-name="Table_20_footnote" style:default-outline-level="">
      <style:paragraph-properties fo:line-height="0.111in"/>
      <style:text-properties fo:font-size="6pt" style:font-size-asian="6pt"/>
    </style:style>
    <style:style style:name="_3c_Numbered_20_List_3e_" style:display-name="&lt;Numbered List&gt;" style:family="paragraph" style:parent-style-name="Numbered_20_List" style:default-outline-level="" style:list-style-name="">
      <style:paragraph-properties fo:margin="100%" fo:margin-left="0.3898in" fo:margin-right="0in" fo:line-height="0.139in" fo:text-indent="-0.2717in" style:auto-text-indent="false"/>
      <style:text-properties fo:font-size="8pt" style:font-size-asian="8pt"/>
    </style:style>
    <style:style style:name="_3c_Numbered_20_List_20_first_3e_" style:display-name="&lt;Numbered List first&gt;" style:family="paragraph" style:parent-style-name="Numbered_20_List_20_first" style:default-outline-level="">
      <style:paragraph-properties fo:margin="100%" fo:margin-left="0.3898in" fo:margin-right="0in" fo:line-height="0.139in" fo:text-indent="-0.2717in" style:auto-text-indent="false"/>
      <style:text-properties fo:font-size="8pt" style:font-size-asian="8pt"/>
    </style:style>
    <style:style style:name="_3c_Numbered_20_List_20_last_3e_" style:display-name="&lt;Numbered List last&gt;" style:family="paragraph" style:parent-style-name="Numbered_20_List_20_last" style:default-outline-level="">
      <style:paragraph-properties fo:margin="100%" fo:margin-left="0.3898in" fo:margin-right="0in" fo:line-height="0.139in" fo:text-indent="-0.2717in" style:auto-text-indent="false"/>
      <style:text-properties fo:font-size="8pt" style:font-size-asian="8pt"/>
    </style:style>
    <style:style style:name="_3c_Bulleted_20_List_3e_" style:display-name="&lt;Bulleted List&gt;" style:family="paragraph" style:parent-style-name="Bulleted_20_List" style:default-outline-level="">
      <style:paragraph-properties fo:line-height="0.139in"/>
      <style:text-properties fo:font-size="8pt" style:font-size-asian="8pt"/>
    </style:style>
    <style:style style:name="_3c_Bulleted_20_List_20_first_3e_" style:display-name="&lt;Bulleted List first&gt;" style:family="paragraph" style:parent-style-name="Bulleted_20_List_20_first" style:default-outline-level="">
      <style:paragraph-properties fo:line-height="0.139in"/>
      <style:text-properties fo:font-size="8pt" style:font-size-asian="8pt"/>
    </style:style>
    <style:style style:name="_3c_Bulleted_20_List_20_last_3e_" style:display-name="&lt;Bulleted List last&gt;" style:family="paragraph" style:parent-style-name="Bulleted_20_List_20_last" style:default-outline-level="">
      <style:paragraph-properties fo:line-height="0.139in"/>
      <style:text-properties fo:font-size="8pt" style:font-size-asian="8pt"/>
    </style:style>
    <style:style style:name="_3c_Unnumbered_20_List_3e_" style:display-name="&lt;Unnumbered List&gt;" style:family="paragraph" style:parent-style-name="Unnumbered_20_List" style:default-outline-level="">
      <style:paragraph-properties fo:margin="100%" fo:margin-left="0.2799in" fo:margin-right="0in" fo:line-height="0.139in" fo:text-indent="-0.2799in" style:auto-text-indent="false"/>
      <style:text-properties fo:font-size="8pt" style:font-size-asian="8pt"/>
    </style:style>
    <style:style style:name="_3c_Unnumbered_20_List_20_first_3e_" style:display-name="&lt;Unnumbered List first&gt;" style:family="paragraph" style:parent-style-name="Unnumbered_20_List_20_first" style:default-outline-level="">
      <style:paragraph-properties fo:margin="100%" fo:margin-left="0.2799in" fo:margin-right="0in" fo:line-height="0.139in" fo:text-indent="-0.2799in" style:auto-text-indent="false"/>
      <style:text-properties fo:font-size="8pt" style:font-size-asian="8pt"/>
    </style:style>
    <style:style style:name="_3c_Unnumbered_20_List_20_last_3e_" style:display-name="&lt;Unnumbered List last&gt;" style:family="paragraph" style:parent-style-name="Unnumbered_20_List_20_last" style:default-outline-level="">
      <style:paragraph-properties fo:margin="100%" fo:margin-left="0.2799in" fo:margin-right="0in" fo:line-height="0.139in" fo:text-indent="-0.2799in" style:auto-text-indent="false"/>
      <style:text-properties fo:font-size="8pt" style:font-size-asian="8pt"/>
    </style:style>
    <style:style style:name="Balloon_20_Text" style:display-name="Balloon Text" style:family="paragraph" style:parent-style-name="Standard" style:default-outline-level="">
      <style:paragraph-properties fo:line-height="100%"/>
      <style:text-properties style:font-name="Tahoma" fo:font-size="8pt" fo:language="fr" fo:country="FR" style:font-size-asian="8pt" style:font-size-complex="8pt"/>
    </style:style>
    <style:style style:name="caption" style:family="paragraph" style:parent-style-name="Standard" style:default-outline-level="">
      <style:text-properties fo:font-weight="bold" style:font-weight-asian="bold" style:font-size-complex="10pt" style:font-weight-complex="bold"/>
    </style:style>
    <style:style style:name="No_20_Spacing" style:display-name="No Spacing" style:family="paragraph" style:parent-style-name="Standard" style:default-outline-level="">
      <style:paragraph-properties fo:line-height="100%"/>
    </style:style>
    <style:style style:name="Title" style:family="paragraph" style:parent-style-name="Standard" style:next-style-name="Subtitle" style:default-outline-level="1" style:list-style-name="" style:class="chapter">
      <style:paragraph-properties fo:margin-top="0.1665in" fo:margin-bottom="0.0417in" fo:text-align="center" style:justify-single-word="false"/>
      <style:text-properties style:font-name="Cambria" fo:font-size="16pt" fo:font-weight="bold" style:letter-kerning="true" style:font-size-asian="16pt" style:font-weight-asian="bold" style:font-size-complex="16pt" style:font-weight-complex="bold"/>
    </style:style>
    <style:style style:name="Subtitle" style:family="paragraph" style:parent-style-name="Standard" style:next-style-name="Text_20_body" style:default-outline-level="2" style:list-style-name="" style:class="chapter">
      <style:paragraph-properties fo:margin-top="0in" fo:margin-bottom="0.0417in" fo:text-align="center" style:justify-single-word="false"/>
      <style:text-properties style:font-name="Cambria" fo:font-size="12pt" fo:font-style="italic" style:font-size-asian="12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0.4917in" fo:margin-right="0in" fo:text-indent="0in" style:auto-text-indent="false"/>
    </style:style>
    <style:style style:name="Quote" style:family="paragraph" style:paren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default-outline-level="">
      <style:paragraph-properties fo:margin="100%" fo:margin-left="0.65in" fo:margin-right="0.65in" fo:margin-top="0.139in" fo:margin-bottom="0.1945in"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fo:margin-top="0.1665in" fo:margin-bottom="0.0417in" fo:keep-with-next="always" text:number-lines="false" text:line-number="0"/>
      <style:text-properties fo:font-variant="normal" fo:text-transform="none" style:font-name="Cambria1" fo:font-size="16pt" fo:font-weight="bold" style:letter-kerning="true" style:font-size-asian="16pt" style:font-weight-asian="bold" style:font-size-complex="16pt" style:font-weight-complex="bold"/>
    </style:style>
    <style:style style:name="Personal_20_Name" style:display-name="Personal Name" style:family="paragraph" style:parent-style-name="Title" style:default-outline-level="">
      <style:text-properties fo:text-transform="uppercase" fo:color="#000000" fo:font-size="14pt" fo:font-weight="normal" style:font-size-asian="14pt" style:font-weight-asian="normal" style:font-size-complex="14pt"/>
    </style:style>
    <style:style style:name="Bibliography" style:family="paragraph" style:parent-style-name="Standard" style:default-outline-level="">
      <style:paragraph-properties fo:margin="100%" fo:margin-left="0.5in" fo:margin-right="0in" fo:line-height="100%" fo:text-indent="-0.5in" style:auto-text-indent="false"/>
    </style:style>
    <style:style style:name="Revision" style:family="paragraph" style:default-outline-level="">
      <style:paragraph-properties fo:orphans="2" fo:widows="2" style:writing-mode="lr-tb"/>
      <style:text-properties style:use-window-font-color="true" style:font-name="Times" fo:language="en" fo:country="US" style:language-asian="en" style:country-asian="US" style:font-size-complex="12pt"/>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page_20_number" style:display-name="page number" style:family="text">
      <style:text-properties style:font-name="Helvetica1" fo:font-size="9pt" fo:font-weight="bold" style:font-size-asian="9pt" style:font-weight-asian="bold"/>
    </style:style>
    <style:style style:name="C_20_head" style:display-name="C head" style:family="text">
      <style:text-properties style:font-name="Times New Roman" fo:font-size="9pt" fo:font-style="italic" style:font-size-asian="9pt" style:font-style-asian="italic"/>
    </style:style>
    <style:style style:name="Table_20_caption_20_Car" style:display-name="Table caption Car" style:family="text">
      <style:text-properties fo:font-size="8pt" fo:language="en" fo:country="US" style:font-size-asian="8pt" style:language-asian="en" style:country-asian="US" style:language-complex="ar" style:country-complex="SA"/>
    </style:style>
    <style:style style:name="Bioiformatics_20_Car" style:display-name="Bioiformatics Car" style:family="text">
      <style:text-properties fo:font-size="8pt" fo:language="en" fo:country="US" style:font-size-asian="8pt" style:language-asian="en" style:country-asian="US" style:language-complex="ar" style:country-complex="SA"/>
    </style:style>
    <style:style style:name="Texte_20_de_20_bulles_20_Car" style:display-name="Texte de bulles Car" style:family="text">
      <style:text-properties style:font-name="Tahoma" fo:font-size="8pt" fo:language="fr" fo:country="FR" style:font-size-asian="8pt" style:font-name-complex="Tahoma1" style:font-size-complex="8pt"/>
    </style:style>
    <style:style style:name="Titre_20_Car" style:display-name="Titre Car" style:family="text">
      <style:text-properties style:font-name="Cambria" fo:font-size="16pt" fo:font-weight="bold" style:letter-kerning="true" style:font-name-asian="Times New Roman1" style:font-size-asian="16pt" style:font-weight-asian="bold" style:font-name-complex="Times New Roman1" style:font-size-complex="16pt"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Titre_20_1_20_Car" style:display-name="Titre 1 Car" style:family="text">
      <style:text-properties fo:text-transform="uppercase" style:font-name="Helvetica1" fo:language="en" fo:country="US" fo:font-weight="bold" style:language-asian="en" style:country-asian="US" style:font-weight-asian="bold" style:language-complex="ar" style:country-complex="SA"/>
    </style:style>
    <style:style style:name="Titre_20_2_20_Car" style:display-name="Titre 2 Car" style:family="text">
      <style:text-properties fo:language="en" fo:country="US" fo:font-weight="bold" style:language-asian="en" style:country-asian="US" style:font-weight-asian="bold" style:language-complex="ar" style:country-complex="SA" style:font-weight-complex="bold"/>
    </style:style>
    <style:style style:name="Titre_20_3_20_Car" style:display-name="Titre 3 Car" style:family="text">
      <style:text-properties style:font-name="Arial" fo:font-size="13pt" fo:font-weight="bold" style:font-size-asian="13pt" style:font-weight-asian="bold" style:font-name-complex="Arial1" style:font-size-complex="13pt" style:font-weight-complex="bold"/>
    </style:style>
    <style:style style:name="Titre_20_4_20_Car" style:display-name="Titre 4 Car" style:family="text">
      <style:text-properties fo:font-size="14pt" fo:font-weight="bold" style:font-size-asian="14pt" style:font-weight-asian="bold" style:font-size-complex="14pt" style:font-weight-complex="bold"/>
    </style:style>
    <style:style style:name="Titre_20_5_20_Car" style:display-name="Titre 5 Car" style:family="text">
      <style:text-properties style:font-name="Times" fo:font-size="13pt" fo:font-style="italic" fo:font-weight="bold" style:font-size-asian="13pt" style:font-style-asian="italic" style:font-weight-asian="bold" style:font-size-complex="13pt" style:font-style-complex="italic" style:font-weight-complex="bold"/>
    </style:style>
    <style:style style:name="Titre_20_6_20_Car" style:display-name="Titre 6 Car" style:family="text">
      <style:text-properties fo:font-size="11pt" fo:font-weight="bold" style:font-size-asian="11pt" style:font-weight-asian="bold" style:font-size-complex="11pt" style:font-weight-complex="bold"/>
    </style:style>
    <style:style style:name="Titre_20_7_20_Car" style:display-name="Titre 7 Car" style:family="text">
      <style:text-properties fo:font-size="12pt" style:font-size-asian="12pt" style:font-size-complex="12pt"/>
    </style:style>
    <style:style style:name="Titre_20_8_20_Car" style:display-name="Titre 8 Car" style:family="text">
      <style:text-properties fo:font-size="12pt" fo:font-style="italic" style:font-size-asian="12pt" style:font-style-asian="italic" style:font-size-complex="12pt" style:font-style-complex="italic"/>
    </style:style>
    <style:style style:name="Titre_20_9_20_Car" style:display-name="Titre 9 Car" style:family="text">
      <style:text-properties style:font-name="Arial" fo:font-size="11pt" style:font-size-asian="11pt" style:font-name-complex="Arial1" style:font-size-complex="11pt"/>
    </style:style>
    <style:style style:name="Sous-titre_20_Car" style:display-name="Sous-titre Car" style:family="text">
      <style:text-properties style:font-name="Cambria" fo:font-size="12pt" style:font-name-asian="Times New Roman1" style:font-size-asian="12pt" style:font-name-complex="Times New Roman1"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ans_20_interligne_20_Car" style:display-name="Sans interligne Car" style:family="text">
      <style:text-properties style:font-name="Times" style:font-size-complex="12pt"/>
    </style:style>
    <style:style style:name="Citation_20_Car" style:display-name="Citation Car" style:family="text">
      <style:text-properties fo:color="#000000" style:font-name="Times" fo:font-style="italic" style:font-style-asian="italic" style:font-size-complex="12pt" style:font-style-complex="italic"/>
    </style:style>
    <style:style style:name="Citation_20_intense_20_Car" style:display-name="Citation intense Car" style:family="text">
      <style:text-properties fo:color="#4f81bd" style:font-name="Times" fo:font-style="italic" fo:font-weight="bold" style:font-style-asian="italic" style:font-weight-asian="bold" style:font-size-complex="12pt" style:font-style-complex="italic" style:font-weight-complex="bold"/>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En-tête_20_Car" style:display-name="En-tête Car" style:family="text">
      <style:text-properties style:font-name="Helvetica1" fo:font-size="8pt" fo:font-style="italic" fo:font-weight="bold" style:font-size-asian="8pt" style:font-style-asian="italic" style:font-weight-asian="bold" style:font-size-complex="12pt"/>
    </style:style>
    <style:style style:name="Pied_20_de_20_page_20_Car" style:display-name="Pied de page Car" style:family="text">
      <style:text-properties style:font-name="Times" style:font-size-complex="12pt"/>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Commentaire_20_Car" style:display-name="Commentaire Car" style:family="text">
      <style:text-properties style:font-name="Times"/>
    </style:style>
    <style:style style:name="Objet_20_du_20_commentaire_20_Car" style:display-name="Objet du commentaire Car" style:family="text">
      <style:text-properties style:font-name="Times" fo:font-weight="bold" style:font-weight-asian="bold" style:font-weight-complex="bold"/>
    </style:style>
    <style:style style:name="hps" style:family="text"/>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text:list-tab-stop-position="0.378in" fo:text-indent="-0.378in" fo:margin-left="0.378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text:list-tab-stop-position="0.5in" fo:text-indent="-0.2709in" fo:margin-left="0.389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25in" fo:text-indent="-0.2429in" fo:margin-left="0.2429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1" style:num-format="1">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master-page style:name="Converted1" style:page-layout-name="Mpm2">
      <style:header>
        <text:p text:style-name="Header"/>
      </style:header>
      <style:header-left>
        <text:p text:style-name="MP1"/>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o</dc:title>
    <meta:initial-creator>Seydou Traore</meta:initial-creator>
    <dc:creator>sbarbe</dc:creator>
    <meta:editing-cycles>2</meta:editing-cycles>
    <meta:print-date>2013-05-15T16:37:00</meta:print-date>
    <meta:creation-date>2013-05-29T21:37:00</meta:creation-date>
    <dc:date>2013-05-29T21:37:00</dc:date>
    <meta:editing-duration>PT2S</meta:editing-duration>
    <meta:generator>LibreOffice/3.5$Linux_X86_64 LibreOffice_project/350m1$Build-2</meta:generator>
    <meta:document-statistic meta:table-count="3" meta:image-count="5" meta:object-count="10" meta:page-count="10" meta:paragraph-count="1041" meta:word-count="4421" meta:character-count="27434" meta:non-whitespace-character-count="23729"/>
    <meta:user-defined meta:name="AppVersion">12.0000</meta:user-defined>
    <meta:user-defined meta:name="Client">oup</meta:user-defined>
    <meta:user-defined meta:name="Company">NISPL</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ZOTERO_PREF_1" meta:value-type="string">&lt;</meta:user-defined>
    <meta:user-defined meta:name="ZOTERO_PREF_2" meta:value-type="string">alue="true"/</meta:user-defined>
    <meta:user-defined meta:name="_AdHocReviewCycleID" meta:value-type="float">-278729539</meta:user-defined>
    <meta:user-defined meta:name="_AuthorEmail" meta:value-type="string">Bioinformatics@editorialoffice.co.uk</meta:user-defined>
    <meta:user-defined meta:name="_AuthorEmailDisplayName" meta:value-type="string">Bioinformatics Editorial Office</meta:user-defined>
    <meta:user-defined meta:name="_EmailSubject" meta:value-type="string">MS Word Template query</meta:user-defined>
    <meta:template xlink:type="simple" xlink:actuate="onRequest" xlink:title="MS Word Template Bioinformatics.dot" xlink:href=""/>
  </office:meta>
</office:document-meta>
</file>

<file path=Object 18/content.xml><?xml version="1.0" encoding="utf-8"?>
<math xmlns="http://www.w3.org/1998/Math/MathML">
  <semantics>
    <mrow>
      <msubsup>
        <mrow>
          <mi>E</mi>
        </mrow>
        <mrow>
          <mi mathvariant="italic">cut</mi>
        </mrow>
        <mrow>
          <mi>'</mi>
        </mrow>
      </msubsup>
    </mrow>
    <annotation encoding="StarMath 5.0">{E} rsub {cut} rsup {'}</annotation>
  </semantics>
</math>
</file>

<file path=Object 20/content.xml><?xml version="1.0" encoding="utf-8"?>
<math xmlns="http://www.w3.org/1998/Math/MathML">
  <semantics>
    <mrow>
      <msubsup>
        <mrow>
          <mi>E</mi>
        </mrow>
        <mrow>
          <mi mathvariant="italic">cut</mi>
        </mrow>
        <mrow>
          <mi>'</mi>
        </mrow>
      </msubsup>
    </mrow>
    <annotation encoding="StarMath 5.0">{E} rsub {cut} rsup {'}</annotation>
  </semantics>
</math>
</file>